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9.94mm"/>
    </style:style>
    <style:style style:name="ro1" style:family="table-row">
      <style:table-row-properties style:row-height="7.78mm" fo:break-before="auto" style:use-optimal-row-height="true"/>
    </style:style>
    <style:style style:name="ro2" style:family="table-row">
      <style:table-row-properties style:row-height="8.15mm" fo:break-before="auto" style:use-optimal-row-height="false"/>
    </style:style>
    <style:style style:name="ro3" style:family="table-row">
      <style:table-row-properties style:row-height="7.88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style:font-name="Arial" fo:font-size="18pt" fo:font-weight="normal" style:font-size-asian="18pt" style:font-weight-asian="normal" style:font-size-complex="18pt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7.06mm"/>
      <style:text-properties style:font-name="Arial" fo:font-size="18pt" fo:font-weight="normal" style:font-size-asian="18pt" style:font-weight-asian="normal" style:font-size-complex="18pt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7.06mm"/>
      <style:text-properties fo:color="#000000" style:font-name="Arial" fo:font-size="18pt" fo:language="none" fo:country="none" fo:font-weight="normal" style:font-name-asian="Segoe UI" style:font-size-asian="18pt" style:language-asian="none" style:country-asian="none" style:font-weight-asian="normal" style:font-name-complex="Segoe UI" style:font-size-complex="18pt" style:language-complex="none" style:country-complex="none" style:font-weight-complex="normal"/>
    </style:style>
    <style:style style:name="ce4" style:family="table-cell" style:parent-style-name="Default">
      <style:text-properties style:font-name="Arial" fo:font-size="18pt" style:font-size-asian="18pt" style:font-size-complex="18pt"/>
    </style:style>
    <style:style style:name="ce5" style:family="table-cell" style:parent-style-name="Default" style:data-style-name="N11">
      <style:text-properties style:font-name="Arial" fo:font-size="18pt" fo:font-weight="normal" style:font-size-asian="18pt" style:font-weight-asian="normal" style:font-size-complex="18pt" style:font-weight-complex="normal"/>
    </style:style>
    <style:style style:name="ce6" style:family="table-cell" style:parent-style-name="Default">
      <style:table-cell-properties fo:background-color="#66cc00" style:cell-protect="protected" style:print-content="true"/>
      <style:text-properties style:font-name="Arial" fo:font-size="18pt" fo:font-weight="normal" style:font-size-asian="18pt" style:font-weight-asian="normal" style:font-size-complex="18pt" style:font-weight-complex="normal"/>
    </style:style>
    <style:style style:name="ce7" style:family="table-cell" style:parent-style-name="Default" style:data-style-name="N11">
      <style:table-cell-properties fo:background-color="#66cc00" style:cell-protect="protected" style:print-content="true"/>
      <style:text-properties style:font-name="Arial" fo:font-size="18pt" fo:font-weight="normal" style:font-size-asian="18pt" style:font-weight-asian="normal" style:font-size-complex="18pt" style:font-weight-complex="normal"/>
    </style:style>
    <style:style style:name="ce8" style:family="table-cell" style:parent-style-name="Default" style:data-style-name="N1">
      <style:table-cell-properties fo:background-color="#66cc00" style:cell-protect="protected" style:print-content="true"/>
      <style:text-properties style:font-name="Arial" fo:font-size="18pt" fo:font-weight="normal" style:font-size-asian="18pt" style:font-weight-asian="normal" style:font-size-complex="18pt" style:font-weight-complex="normal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size="18pt" fo:font-weight="normal" style:font-size-asian="18pt" style:font-weight-asian="normal" style:font-size-complex="18pt" style:font-weight-complex="normal"/>
    </style:style>
    <style:style style:name="ce10" style:family="table-cell" style:parent-style-name="Default" style:data-style-name="N11">
      <style:table-cell-properties fo:background-color="#eeeeee" style:text-align-source="fix" style:repeat-content="false"/>
      <style:paragraph-properties fo:text-align="center" fo:margin-left="0mm"/>
      <style:text-properties style:font-name="Arial" fo:font-size="18pt" fo:font-weight="normal" style:font-size-asian="18pt" style:font-weight-asian="normal" style:font-size-complex="18pt" style:font-weight-complex="normal"/>
    </style:style>
    <style:style style:name="ce11" style:family="table-cell" style:parent-style-name="Default" style:data-style-name="N11">
      <style:table-cell-properties fo:background-color="#00ccff" style:text-align-source="fix" style:repeat-content="false"/>
      <style:paragraph-properties fo:text-align="center" fo:margin-left="0mm"/>
      <style:text-properties style:font-name="Arial" fo:font-size="18pt" fo:font-weight="normal" style:font-size-asian="18pt" style:font-weight-asian="normal" style:font-size-complex="18pt" style:font-weight-complex="normal"/>
    </style:style>
    <style:style style:name="ce12" style:family="table-cell" style:parent-style-name="Default" style:data-style-name="N11">
      <style:table-cell-properties style:text-align-source="fix" style:repeat-content="false"/>
      <style:paragraph-properties fo:text-align="center" fo:margin-left="0mm"/>
      <style:text-properties style:font-name="Arial" fo:font-size="18pt" fo:font-weight="normal" style:font-size-asian="18pt" style:font-weight-asian="normal" style:font-size-complex="18pt" style:font-weight-complex="normal"/>
    </style:style>
    <style:style style:name="ce13" style:family="table-cell" style:parent-style-name="Default" style:data-style-name="N2">
      <style:table-cell-properties fo:background-color="#eeeeee" style:text-align-source="fix" style:repeat-content="false"/>
      <style:paragraph-properties fo:text-align="center" fo:margin-left="0mm"/>
      <style:text-properties style:font-name="Arial" fo:font-size="18pt" fo:font-weight="normal" style:font-size-asian="18pt" style:font-weight-asian="normal" style:font-size-complex="18pt" style:font-weight-complex="normal"/>
    </style:style>
    <style:style style:name="ce14" style:family="table-cell" style:parent-style-name="Default" style:data-style-name="N2">
      <style:table-cell-properties fo:background-color="#00ccff" style:text-align-source="fix" style:repeat-content="false"/>
      <style:paragraph-properties fo:text-align="center" fo:margin-left="0mm"/>
      <style:text-properties style:font-name="Arial" fo:font-size="18pt" fo:font-weight="normal" style:font-size-asian="18pt" style:font-weight-asian="normal" style:font-size-complex="18pt" style:font-weight-complex="normal"/>
    </style:style>
    <style:style style:name="ce15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mm"/>
      <style:text-properties style:font-name="Arial" fo:font-size="18pt" fo:font-weight="normal" style:font-size-asian="18pt" style:font-weight-asian="normal" style:font-size-complex="18pt" style:font-weight-complex="normal"/>
      <style:map style:condition="cell-content()&gt;=0.16" style:apply-style-name="Untitled1" style:base-cell-address="Sheet1.C47"/>
    </style:style>
    <style:style style:name="ce16" style:family="table-cell" style:parent-style-name="Default">
      <style:table-cell-properties fo:background-color="transparent"/>
      <style:text-properties style:font-name="Arial" fo:font-size="18pt" fo:font-weight="normal" style:font-size-asian="18pt" style:font-weight-asian="normal" style:font-size-complex="18pt" style:font-weight-complex="normal"/>
    </style:style>
    <style:style style:name="ce17" style:family="table-cell" style:parent-style-name="Default" style:data-style-name="N1">
      <style:text-properties style:font-name="Arial" fo:font-size="18pt" fo:font-weight="normal" style:font-size-asian="18pt" style:font-weight-asian="normal" style:font-size-complex="18pt" style:font-weight-complex="normal"/>
    </style:style>
    <style:style style:name="ce18" style:family="table-cell" style:parent-style-name="Default">
      <style:table-cell-properties fo:background-color="transparent"/>
      <style:text-properties fo:color="#800000" style:font-name="Arial" fo:font-size="18pt" fo:font-weight="normal" style:font-size-asian="18pt" style:font-weight-asian="normal" style:font-size-complex="18pt" style:font-weight-complex="normal"/>
    </style:style>
    <style:style style:name="ce19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mm"/>
      <style:text-properties style:font-name="Arial" fo:font-size="18pt" fo:font-weight="normal" style:font-size-asian="18pt" style:font-weight-asian="normal" style:font-size-complex="18pt" style:font-weight-complex="normal"/>
    </style:style>
    <style:style style:name="ce20" style:family="table-cell" style:parent-style-name="Default" style:data-style-name="N1">
      <style:table-cell-properties fo:background-color="#ccffff" style:text-align-source="fix" style:repeat-content="false"/>
      <style:paragraph-properties fo:text-align="center" fo:margin-left="0mm"/>
      <style:text-properties style:font-name="Arial" fo:font-size="18pt" fo:font-weight="normal" style:font-size-asian="18pt" style:font-weight-asian="normal" style:font-size-complex="18pt" style:font-weight-complex="normal"/>
    </style:style>
    <style:style style:name="ce21" style:family="table-cell" style:parent-style-name="Default" style:data-style-name="N1">
      <style:table-cell-properties fo:background-color="#00ccff" style:text-align-source="fix" style:repeat-content="false"/>
      <style:paragraph-properties fo:text-align="center" fo:margin-left="0mm"/>
      <style:text-properties style:font-name="Arial" fo:font-size="18pt" fo:font-weight="normal" style:font-size-asian="18pt" style:font-weight-asian="normal" style:font-size-complex="18pt" style:font-weight-complex="normal"/>
    </style:style>
    <style:style style:name="ce22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mm"/>
      <style:text-properties style:font-name="Arial" fo:font-size="18pt" fo:font-weight="normal" style:font-size-asian="18pt" style:font-weight-asian="normal" style:font-size-complex="18pt" style:font-weight-complex="normal"/>
      <style:map style:condition="cell-content()&lt;=-0.16" style:apply-style-name="Untitled1" style:base-cell-address="Sheet1.I18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7.1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Arrowheads_20_1" draw:marker-start-width="2mm" draw:marker-start-center="false" draw:fill="solid" draw:fill-color="#ffffc0" draw:auto-grow-height="true" draw:auto-grow-width="false" fo:min-height="14.19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Arrowheads_20_1" draw:marker-start-width="2mm" draw:marker-start-center="false" draw:fill="solid" draw:fill-color="#ffffc0" draw:auto-grow-height="true" draw:auto-grow-width="false" fo:min-height="21.28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Arrowheads_20_1" draw:marker-start-width="2mm" draw:marker-start-center="false" draw:fill="solid" draw:fill-color="#ffffc0" draw:auto-grow-height="true" draw:auto-grow-width="false" fo:min-height="28.37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fo:font-variant="normal" fo:text-transform="none" fo:color="#000000" style:text-outline="false" style:text-line-through-style="none" style:text-line-through-type="none" style:text-position="0% 100%" style:font-name="Segoe UI" fo:font-size="18pt" fo:letter-spacing="normal" fo:language="none" fo:country="none" fo:font-style="normal" fo:text-shadow="none" style:text-underline-style="none" fo:font-weight="normal" style:text-underline-mode="continuous" style:text-overline-mode="continuous" style:text-line-through-mode="continuous" style:letter-kerning="false" fo:background-color="#ffffff" style:font-name-asian="Segoe UI" style:font-size-asian="18pt" style:language-asian="none" style:country-asian="none" style:font-style-asian="normal" style:font-weight-asian="normal" style:font-name-complex="Segoe UI" style:font-size-complex="18pt" style:language-complex="none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fo:font-variant="normal" fo:text-transform="none" fo:color="#000000" style:text-outline="false" style:text-line-through-style="none" style:text-line-through-type="none" style:text-position="0% 100%" style:font-name="Segoe UI" fo:font-size="18pt" fo:letter-spacing="normal" fo:language="none" fo:country="none" fo:font-style="normal" fo:text-shadow="none" style:text-underline-style="none" fo:font-weight="normal" style:text-underline-mode="continuous" style:text-overline-mode="continuous" style:text-line-through-mode="continuous" style:letter-kerning="false" fo:background-color="#ffffff" style:font-name-asian="Segoe UI" style:font-size-asian="18pt" style:language-asian="none" style:country-asian="none" style:font-style-asian="normal" style:font-weight-asian="normal" style:font-name-complex="Segoe UI" style:font-size-complex="18pt" style:language-complex="none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5" style:family="paragraph">
      <style:paragraph-properties style:text-autospace="none" style:line-break="normal" style:writing-mode="page"/>
      <style:text-properties fo:font-variant="normal" fo:text-transform="none" fo:color="#000000" style:text-outline="false" style:text-line-through-style="none" style:text-line-through-type="none" style:text-position="0% 100%" style:font-name="Arial" fo:font-size="18pt" fo:letter-spacing="normal" fo:language="none" fo:country="none" fo:font-style="normal" fo:text-shadow="none" style:text-underline-style="none" fo:font-weight="normal" style:text-underline-mode="continuous" style:text-overline-mode="continuous" style:text-line-through-mode="continuous" style:letter-kerning="false" fo:background-color="#ffffff" style:font-name-asian="Segoe UI" style:font-size-asian="18pt" style:language-asian="none" style:country-asian="none" style:font-style-asian="normal" style:font-weight-asian="normal" style:font-name-complex="Segoe UI" style:font-size-complex="18pt" style:language-complex="none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" style:family="paragraph">
      <loext:graphic-properties draw:fill="solid" draw:fill-color="#ffffc0"/>
      <style:paragraph-properties style:text-autospace="none" style:line-break="normal" style:writing-mode="page"/>
      <style:text-properties fo:font-variant="normal" fo:text-transform="none" fo:color="#000000" style:text-outline="false" style:text-line-through-style="none" style:text-line-through-type="none" style:text-position="0% 100%" style:font-name="Arial" fo:font-size="18pt" fo:letter-spacing="normal" fo:language="none" fo:country="none" fo:font-style="normal" fo:text-shadow="none" style:text-underline-style="none" fo:font-weight="normal" style:text-underline-mode="continuous" style:text-overline-mode="continuous" style:text-line-through-mode="continuous" style:letter-kerning="false" fo:background-color="#ffffff" style:font-name-asian="Segoe UI" style:font-size-asian="18pt" style:language-asian="none" style:country-asian="none" style:font-style-asian="normal" style:font-weight-asian="normal" style:font-name-complex="Segoe UI" style:font-size-complex="18pt" style:language-complex="none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7" style:family="paragraph">
      <style:paragraph-properties style:text-autospace="none" style:line-break="normal" style:writing-mode="page"/>
      <style:text-properties fo:font-variant="normal" fo:text-transform="none" fo:color="#000000" style:text-outline="false" style:text-line-through-style="none" style:text-line-through-type="none" style:text-position="0% 100%" style:font-name="Arial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fo:background-color="#ffffff" style:font-name-asian="Noto Sans CJK SC Regular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8" style:family="paragraph">
      <loext:graphic-properties draw:fill="solid" draw:fill-color="#ffffc0"/>
      <style:paragraph-properties style:text-autospace="none" style:line-break="normal" style:writing-mode="page"/>
      <style:text-properties fo:font-variant="normal" fo:text-transform="none" fo:color="#000000" style:text-outline="false" style:text-line-through-style="none" style:text-line-through-type="none" style:text-position="0% 100%" style:font-name="Arial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fo:background-color="#ffffff" style:font-name-asian="Noto Sans CJK SC Regular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18pt" fo:letter-spacing="normal" fo:language="none" fo:country="none" fo:font-style="normal" fo:text-shadow="none" style:text-underline-style="none" fo:font-weight="normal" style:text-underline-mode="continuous" style:text-overline-mode="continuous" style:text-line-through-mode="continuous" style:letter-kerning="false" fo:background-color="#ffffff" style:font-name-asian="Segoe UI" style:font-size-asian="18pt" style:language-asian="none" style:country-asian="none" style:font-style-asian="normal" style:font-weight-asian="normal" style:font-name-complex="Segoe UI" style:font-size-complex="18pt" style:language-complex="none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fo:background-color="#ffffff" style:font-name-asian="Noto Sans CJK SC Regular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THEORETICAL OPTIONS MARKET (Black–Scholes model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urrent price</text:p>
          </table:table-cell>
          <table:table-cell table:style-name="ce6" office:value-type="float" office:value="7377.48" calcext:value-type="float">
            <text:p>7377,48</text:p>
          </table:table-cell>
          <table:table-cell/>
          <table:table-cell table:style-name="ce16"/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Volatility</text:p>
          </table:table-cell>
          <table:table-cell table:style-name="ce7" office:value-type="percentage" office:value="0.8" calcext:value-type="percentage">
            <text:p>80,00%</text:p>
          </table:table-cell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office:annotation draw:style-name="gr1" draw:text-style-name="P2" svg:width="53.75mm" svg:height="9.1mm" svg:x="75.93mm" svg:y="16.22mm" draw:caption-point-x="-6.1mm" draw:caption-point-y="14.99mm">
              <dc:date>2017-11-09T00:00:00</dc:date>
              <text:p text:style-name="P1"><text:span text:style-name="T1">Days-to-expiration</text:span></text:p>
            </office:annotation>
            <text:p>DTE</text:p>
          </table:table-cell>
          <table:table-cell table:style-name="ce6" office:value-type="float" office:value="22" calcext:value-type="float">
            <text:p>22</text:p>
          </table:table-cell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office:annotation draw:style-name="gr2" draw:text-style-name="P4" svg:width="133.79mm" svg:height="16.19mm" svg:x="75.93mm" svg:y="23.99mm" draw:caption-point-x="-6.1mm" draw:caption-point-y="15mm">
              <dc:date>2017-11-09T00:00:00</dc:date>
              <text:p text:style-name="P3"><text:span text:style-name="T2">Use 0 for commodities and futures, &gt;0 for stocks and stock indices, or &lt;0 for currencies.</text:span></text:p>
            </office:annotation>
            <text:p>Interest rates</text:p>
          </table:table-cell>
          <table:table-cell table:style-name="ce7" office:value-type="percentage" office:value="0" calcext:value-type="percentage">
            <text:p>0,00%</text:p>
          </table:table-cell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office:annotation draw:style-name="gr3" draw:text-style-name="P6" svg:width="131.57mm" svg:height="23.28mm" svg:x="75.93mm" svg:y="31.77mm" draw:caption-point-x="-6.1mm" draw:caption-point-y="15mm">
              <dc:date>2017-11-09T00:00:00</dc:date>
              <text:p text:style-name="P5"><text:span text:style-name="T2">Width of the strikes in the table. Increase when using higher DTE, decrease when using lower price.</text:span></text:p>
            </office:annotation>
            <text:p>Strike width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xpected range (1-STD) formulas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At-the-money averaged strangle method</text:p>
          </table:table-cell>
          <table:table-cell table:number-columns-repeated="2"/>
          <table:table-cell table:style-name="ce17" table:formula="of:=FLOOR([.F46] - ((([.E46]+[.G46]) + ([.G45]+[.E47]) + ([.G44]+[.E48])) / 3); 100)" office:value-type="float" office:value="6300" calcext:value-type="float">
            <text:p>6300</text:p>
          </table:table-cell>
          <table:table-cell table:style-name="ce17" table:formula="of:=CEILING([.F46] + ((([.E46]+[.G46]) + ([.G45]+[.E47]) + ([.G44]+[.E48])) / 3); 100)" office:value-type="float" office:value="8500" calcext:value-type="float">
            <text:p>8500</text:p>
          </table:table-cell>
          <table:table-cell table:style-name="Default"/>
          <table:table-cell table:style-name="ce17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At-the-money straddle method</text:p>
          </table:table-cell>
          <table:table-cell table:number-columns-repeated="2"/>
          <table:table-cell table:style-name="ce17" table:formula="of:=FLOOR([.F46] - ([.E46]+[.G46]); 100)" office:value-type="float" office:value="6200" calcext:value-type="float">
            <text:p>6200</text:p>
          </table:table-cell>
          <table:table-cell table:style-name="ce17" table:formula="of:=CEILING([.F46] + ([.E46]+[.G46]); 100)" office:value-type="float" office:value="8600" calcext:value-type="float">
            <text:p>8600</text:p>
          </table:table-cell>
          <table:table-cell table:style-name="Default"/>
          <table:table-cell table:style-name="ce17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Linear Implied Volatiliy based method</text:p>
          </table:table-cell>
          <table:table-cell table:number-columns-repeated="2"/>
          <table:table-cell table:style-name="ce17" table:formula="of:=FLOOR([.F46] - [.F46]*[.B4]*SQRT([.B5]/365); 100)" office:value-type="float" office:value="5900" calcext:value-type="float">
            <text:p>5900</text:p>
          </table:table-cell>
          <table:table-cell table:style-name="ce17" table:formula="of:=CEILING([.F46] + [.F46]*[.B4]*SQRT([.B5]/365); 100)" office:value-type="float" office:value="8900" calcext:value-type="float">
            <text:p>890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sing 16-delta options to approximate 1-STD range</text:p>
          </table:table-cell>
          <table:table-cell table:number-columns-repeated="2"/>
          <table:table-cell table:style-name="ce18" office:value-type="string" calcext:value-type="string">
            <text:p>Look at the light green range below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9" office:value-type="string" calcext:value-type="string">
            <text:p>CALLS</text:p>
          </table:table-cell>
          <table:table-cell table:style-name="ce9" table:number-columns-repeated="3"/>
          <table:table-cell table:style-name="ce9" office:value-type="string" calcext:value-type="string">
            <text:p>PUTS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9" office:value-type="string" calcext:value-type="string">
            <office:annotation draw:style-name="gr2" draw:text-style-name="P6" svg:width="105.24mm" svg:height="16.19mm" svg:x="145.87mm" svg:y="109.56mm" draw:caption-point-x="-6.1mm" draw:caption-point-y="15mm">
              <dc:date>2017-11-09T00:00:00</dc:date>
              <text:p text:style-name="P5"><text:span text:style-name="T2">Probability of touch before expiration (based on delta)</text:span></text:p>
            </office:annotation>
            <text:p>POT-%</text:p>
          </table:table-cell>
          <table:table-cell table:style-name="ce9" office:value-type="string" calcext:value-type="string">
            <office:annotation draw:style-name="gr4" draw:text-style-name="P6" svg:width="139.17mm" svg:height="30.37mm" svg:x="215.81mm" svg:y="109.56mm" draw:caption-point-x="-6.1mm" draw:caption-point-y="15mm">
              <dc:date>2017-11-09T00:00:00</dc:date>
              <text:p text:style-name="P5"><text:span text:style-name="T2">Measures the rate of change of an option's value relative to $1 change in the underlying price. Provides an approximate likelihood of an option expiring in-the-money.</text:span></text:p>
            </office:annotation>
            <text:p>DELTA</text:p>
          </table:table-cell>
          <table:table-cell table:style-name="ce9" office:value-type="string" calcext:value-type="string">
            <office:annotation draw:style-name="gr1" draw:text-style-name="P6" svg:width="77.99mm" svg:height="9.1mm" svg:x="285.75mm" svg:y="109.56mm" draw:caption-point-x="-6.1mm" draw:caption-point-y="15mm">
              <dc:date>2017-11-09T00:00:00</dc:date>
              <text:p text:style-name="P5"><text:span text:style-name="T2">Option price decay per day</text:span></text:p>
            </office:annotation>
            <text:p>THETA</text:p>
          </table:table-cell>
          <table:table-cell table:style-name="ce9" office:value-type="string" calcext:value-type="string">
            <office:annotation draw:style-name="gr1" draw:text-style-name="P8" svg:width="68.26mm" svg:height="9.1mm" svg:x="355.69mm" svg:y="109.56mm" draw:caption-point-x="-6.1mm" draw:caption-point-y="15mm">
              <dc:date>2017-11-09T00:00:00</dc:date>
              <text:p text:style-name="P7"><text:span text:style-name="T3">Theoretical option price</text:span></text:p>
            </office:annotation>
            <text:p>PRICE</text:p>
          </table:table-cell>
          <table:table-cell table:style-name="ce9" office:value-type="string" calcext:value-type="string">
            <text:p>STRIKE</text:p>
          </table:table-cell>
          <table:table-cell table:style-name="ce9" office:value-type="string" calcext:value-type="string">
            <text:p>PRICE</text:p>
          </table:table-cell>
          <table:table-cell table:style-name="ce9" office:value-type="string" calcext:value-type="string">
            <text:p>THETA</text:p>
          </table:table-cell>
          <table:table-cell table:style-name="ce9" office:value-type="string" calcext:value-type="string">
            <text:p>DELTA</text:p>
          </table:table-cell>
          <table:table-cell table:style-name="ce9" office:value-type="string" calcext:value-type="string">
            <text:p>POT-%</text:p>
          </table:table-cell>
          <table:table-cell table:number-columns-repeated="1014"/>
        </table:table-row>
        <table:table-row table:style-name="ro1">
          <table:table-cell/>
          <table:table-cell table:style-name="ce10" table:formula="of:=MIN(ABS([.C18]) * 2; 1)" office:value-type="percentage" office:value="1" calcext:value-type="percentage">
            <text:p>100,00%</text:p>
          </table:table-cell>
          <table:table-cell table:style-name="ce13" table:formula="of:=MIN(LEGACY.NORMSDIST(D_ONE([.$B$3];[.F18];[.$B$5]/365;[.$B$4];[.$B$6])); 1)" office:value-type="float" office:value="0.993847956076371" calcext:value-type="float">
            <text:p>0,99</text:p>
          </table:table-cell>
          <table:table-cell table:style-name="ce13" table:formula="of:=(-([.$B$3]*[.$B$4]*ND_ONE([.$B$3];[.F18];[.$B$5]/365;[.$B$4];[.$B$6]))/(2*SQRT([.$B$5]/365))-[.$B$6]*[.F18]*EXP(-[.$B$6]*([.$B$5]/365))*LEGACY.NORMSDIST(D_TWO([.$B$3];[.F18];[.$B$5]/365;[.$B$4];[.$B$6])))/365" office:value-type="float" office:value="-0.572484791740653" calcext:value-type="float">
            <text:p>-0,57</text:p>
          </table:table-cell>
          <table:table-cell table:style-name="ce13" table:formula="of:=LEGACY.NORMSDIST(D_ONE([.$B$3];[.F18];[.$B$5]/365;[.$B$4];[.$B$6])) * [.$B$3] - LEGACY.NORMSDIST(D_TWO([.$B$3];[.F18];[.$B$5]/365;[.$B$4];[.$B$6])) * [.F18] * EXP(-[.$B$6] * ([.$B$5] / 365))" office:value-type="float" office:value="2780.53298809394" calcext:value-type="float">
            <text:p>2780,53</text:p>
          </table:table-cell>
          <table:table-cell table:style-name="ce20" table:formula="of:=MAX([.F19]-[.$B$7]; 0)" office:value-type="float" office:value="4600" calcext:value-type="float">
            <text:p>4600</text:p>
          </table:table-cell>
          <table:table-cell table:style-name="ce19" table:formula="of:=LEGACY.NORMSDIST(-D_TWO([.$B$3];[.F18];[.$B$5]/365;[.$B$4];[.$B$6])) * [.F18] * EXP(-[.$B$6] * ([.$B$5] / 365)) - LEGACY.NORMSDIST(-D_ONE([.$B$3];[.F18];[.$B$5]/365;[.$B$4];[.$B$6])) * [.$B$3]" office:value-type="float" office:value="3.05298809394356" calcext:value-type="float">
            <text:p>3,05</text:p>
          </table:table-cell>
          <table:table-cell table:style-name="ce19" table:formula="of:=(-([.$B$3]*[.$B$4]*ND_ONE([.$B$3];[.F18];[.$B$5]/365;[.$B$4];[.$B$6]))/(2*SQRT([.$B$5]/365))-[.$B$6]*[.F18]*EXP(-[.$B$6]*([.$B$5]/365))*LEGACY.NORMSDIST(-D_TWO([.$B$3];[.F18];[.$B$5]/365;[.$B$4];[.$B$6])))/365" office:value-type="float" office:value="-0.572484791740653" calcext:value-type="float">
            <text:p>-0,57</text:p>
          </table:table-cell>
          <table:table-cell table:style-name="ce22" table:formula="of:=LEGACY.NORMSDIST(D_ONE([.$B$3];[.F18];[.$B$5]/365;[.$B$4];[.$B$6])) - 1" office:value-type="float" office:value="-0.00615204392362878" calcext:value-type="float">
            <text:p>-0,01</text:p>
          </table:table-cell>
          <table:table-cell table:style-name="ce12" table:formula="of:=ABS([.I18]) * 2" office:value-type="percentage" office:value="0.0123040878472576" calcext:value-type="percentage">
            <text:p>1,23%</text:p>
          </table:table-cell>
          <table:table-cell table:style-name="ce5"/>
          <table:table-cell table:number-columns-repeated="1013"/>
        </table:table-row>
        <table:table-row table:style-name="ro1">
          <table:table-cell/>
          <table:table-cell table:style-name="ce10" table:formula="of:=MIN(ABS([.C19]) * 2; 1)" office:value-type="percentage" office:value="1" calcext:value-type="percentage">
            <text:p>100,00%</text:p>
          </table:table-cell>
          <table:table-cell table:style-name="ce13" table:formula="of:=MIN(LEGACY.NORMSDIST(D_ONE([.$B$3];[.F19];[.$B$5]/365;[.$B$4];[.$B$6])); 1)" office:value-type="float" office:value="0.991662631697819" calcext:value-type="float">
            <text:p>0,99</text:p>
          </table:table-cell>
          <table:table-cell table:style-name="ce13" table:formula="of:=(-([.$B$3]*[.$B$4]*ND_ONE([.$B$3];[.F19];[.$B$5]/365;[.$B$4];[.$B$6]))/(2*SQRT([.$B$5]/365))-[.$B$6]*[.F19]*EXP(-[.$B$6]*([.$B$5]/365))*LEGACY.NORMSDIST(D_TWO([.$B$3];[.F19];[.$B$5]/365;[.$B$4];[.$B$6])))/365" office:value-type="float" office:value="-0.748521060832626" calcext:value-type="float">
            <text:p>-0,75</text:p>
          </table:table-cell>
          <table:table-cell table:style-name="ce13" table:formula="of:=LEGACY.NORMSDIST(D_ONE([.$B$3];[.F19];[.$B$5]/365;[.$B$4];[.$B$6])) * [.$B$3] - LEGACY.NORMSDIST(D_TWO([.$B$3];[.F19];[.$B$5]/365;[.$B$4];[.$B$6])) * [.F19] * EXP(-[.$B$6] * ([.$B$5] / 365))" office:value-type="float" office:value="2681.75281766907" calcext:value-type="float">
            <text:p>2681,75</text:p>
          </table:table-cell>
          <table:table-cell table:style-name="ce20" table:formula="of:=MAX([.F20]-[.$B$7]; 0)" office:value-type="float" office:value="4700" calcext:value-type="float">
            <text:p>4700</text:p>
          </table:table-cell>
          <table:table-cell table:style-name="ce19" table:formula="of:=LEGACY.NORMSDIST(-D_TWO([.$B$3];[.F19];[.$B$5]/365;[.$B$4];[.$B$6])) * [.F19] * EXP(-[.$B$6] * ([.$B$5] / 365)) - LEGACY.NORMSDIST(-D_ONE([.$B$3];[.F19];[.$B$5]/365;[.$B$4];[.$B$6])) * [.$B$3]" office:value-type="float" office:value="4.27281766906639" calcext:value-type="float">
            <text:p>4,27</text:p>
          </table:table-cell>
          <table:table-cell table:style-name="ce19" table:formula="of:=(-([.$B$3]*[.$B$4]*ND_ONE([.$B$3];[.F19];[.$B$5]/365;[.$B$4];[.$B$6]))/(2*SQRT([.$B$5]/365))-[.$B$6]*[.F19]*EXP(-[.$B$6]*([.$B$5]/365))*LEGACY.NORMSDIST(-D_TWO([.$B$3];[.F19];[.$B$5]/365;[.$B$4];[.$B$6])))/365" office:value-type="float" office:value="-0.748521060832626" calcext:value-type="float">
            <text:p>-0,75</text:p>
          </table:table-cell>
          <table:table-cell table:style-name="ce22" table:formula="of:=LEGACY.NORMSDIST(D_ONE([.$B$3];[.F19];[.$B$5]/365;[.$B$4];[.$B$6])) - 1" office:value-type="float" office:value="-0.00833736830218101" calcext:value-type="float">
            <text:p>-0,01</text:p>
          </table:table-cell>
          <table:table-cell table:style-name="ce12" table:formula="of:=ABS([.I19]) * 2" office:value-type="percentage" office:value="0.016674736604362" calcext:value-type="percentage">
            <text:p>1,67%</text:p>
          </table:table-cell>
          <table:table-cell table:style-name="ce5"/>
          <table:table-cell table:number-columns-repeated="1013"/>
        </table:table-row>
        <table:table-row table:style-name="ro1">
          <table:table-cell/>
          <table:table-cell table:style-name="ce10" table:formula="of:=MIN(ABS([.C20]) * 2; 1)" office:value-type="percentage" office:value="1" calcext:value-type="percentage">
            <text:p>100,00%</text:p>
          </table:table-cell>
          <table:table-cell table:style-name="ce13" table:formula="of:=MIN(LEGACY.NORMSDIST(D_ONE([.$B$3];[.F20];[.$B$5]/365;[.$B$4];[.$B$6])); 1)" office:value-type="float" office:value="0.988890671344281" calcext:value-type="float">
            <text:p>0,99</text:p>
          </table:table-cell>
          <table:table-cell table:style-name="ce13" table:formula="of:=(-([.$B$3]*[.$B$4]*ND_ONE([.$B$3];[.F20];[.$B$5]/365;[.$B$4];[.$B$6]))/(2*SQRT([.$B$5]/365))-[.$B$6]*[.F20]*EXP(-[.$B$6]*([.$B$5]/365))*LEGACY.NORMSDIST(D_TWO([.$B$3];[.F20];[.$B$5]/365;[.$B$4];[.$B$6])))/365" office:value-type="float" office:value="-0.961941503724024" calcext:value-type="float">
            <text:p>-0,96</text:p>
          </table:table-cell>
          <table:table-cell table:style-name="ce13" table:formula="of:=LEGACY.NORMSDIST(D_ONE([.$B$3];[.F20];[.$B$5]/365;[.$B$4];[.$B$6])) * [.$B$3] - LEGACY.NORMSDIST(D_TWO([.$B$3];[.F20];[.$B$5]/365;[.$B$4];[.$B$6])) * [.F20] * EXP(-[.$B$6] * ([.$B$5] / 365))" office:value-type="float" office:value="2583.36013455664" calcext:value-type="float">
            <text:p>2583,36</text:p>
          </table:table-cell>
          <table:table-cell table:style-name="ce20" table:formula="of:=MAX([.F21]-[.$B$7]; 0)" office:value-type="float" office:value="4800" calcext:value-type="float">
            <text:p>4800</text:p>
          </table:table-cell>
          <table:table-cell table:style-name="ce19" table:formula="of:=LEGACY.NORMSDIST(-D_TWO([.$B$3];[.F20];[.$B$5]/365;[.$B$4];[.$B$6])) * [.F20] * EXP(-[.$B$6] * ([.$B$5] / 365)) - LEGACY.NORMSDIST(-D_ONE([.$B$3];[.F20];[.$B$5]/365;[.$B$4];[.$B$6])) * [.$B$3]" office:value-type="float" office:value="5.88013455664409" calcext:value-type="float">
            <text:p>5,88</text:p>
          </table:table-cell>
          <table:table-cell table:style-name="ce19" table:formula="of:=(-([.$B$3]*[.$B$4]*ND_ONE([.$B$3];[.F20];[.$B$5]/365;[.$B$4];[.$B$6]))/(2*SQRT([.$B$5]/365))-[.$B$6]*[.F20]*EXP(-[.$B$6]*([.$B$5]/365))*LEGACY.NORMSDIST(-D_TWO([.$B$3];[.F20];[.$B$5]/365;[.$B$4];[.$B$6])))/365" office:value-type="float" office:value="-0.961941503724024" calcext:value-type="float">
            <text:p>-0,96</text:p>
          </table:table-cell>
          <table:table-cell table:style-name="ce22" table:formula="of:=LEGACY.NORMSDIST(D_ONE([.$B$3];[.F20];[.$B$5]/365;[.$B$4];[.$B$6])) - 1" office:value-type="float" office:value="-0.0111093286557195" calcext:value-type="float">
            <text:p>-0,01</text:p>
          </table:table-cell>
          <table:table-cell table:style-name="ce12" table:formula="of:=ABS([.I20]) * 2" office:value-type="percentage" office:value="0.0222186573114389" calcext:value-type="percentage">
            <text:p>2,22%</text:p>
          </table:table-cell>
          <table:table-cell table:style-name="ce5"/>
          <table:table-cell table:number-columns-repeated="1013"/>
        </table:table-row>
        <table:table-row table:style-name="ro1">
          <table:table-cell/>
          <table:table-cell table:style-name="ce10" table:formula="of:=MIN(ABS([.C21]) * 2; 1)" office:value-type="percentage" office:value="1" calcext:value-type="percentage">
            <text:p>100,00%</text:p>
          </table:table-cell>
          <table:table-cell table:style-name="ce13" table:formula="of:=MIN(LEGACY.NORMSDIST(D_ONE([.$B$3];[.F21];[.$B$5]/365;[.$B$4];[.$B$6])); 1)" office:value-type="float" office:value="0.985431427653388" calcext:value-type="float">
            <text:p>0,99</text:p>
          </table:table-cell>
          <table:table-cell table:style-name="ce13" table:formula="of:=(-([.$B$3]*[.$B$4]*ND_ONE([.$B$3];[.F21];[.$B$5]/365;[.$B$4];[.$B$6]))/(2*SQRT([.$B$5]/365))-[.$B$6]*[.F21]*EXP(-[.$B$6]*([.$B$5]/365))*LEGACY.NORMSDIST(D_TWO([.$B$3];[.F21];[.$B$5]/365;[.$B$4];[.$B$6])))/365" office:value-type="float" office:value="-1.21621380881705" calcext:value-type="float">
            <text:p>-1,22</text:p>
          </table:table-cell>
          <table:table-cell table:style-name="ce13" table:formula="of:=LEGACY.NORMSDIST(D_ONE([.$B$3];[.F21];[.$B$5]/365;[.$B$4];[.$B$6])) * [.$B$3] - LEGACY.NORMSDIST(D_TWO([.$B$3];[.F21];[.$B$5]/365;[.$B$4];[.$B$6])) * [.F21] * EXP(-[.$B$6] * ([.$B$5] / 365))" office:value-type="float" office:value="2485.444660642" calcext:value-type="float">
            <text:p>2485,44</text:p>
          </table:table-cell>
          <table:table-cell table:style-name="ce20" table:formula="of:=MAX([.F22]-[.$B$7]; 0)" office:value-type="float" office:value="4900" calcext:value-type="float">
            <text:p>4900</text:p>
          </table:table-cell>
          <table:table-cell table:style-name="ce19" table:formula="of:=LEGACY.NORMSDIST(-D_TWO([.$B$3];[.F21];[.$B$5]/365;[.$B$4];[.$B$6])) * [.F21] * EXP(-[.$B$6] * ([.$B$5] / 365)) - LEGACY.NORMSDIST(-D_ONE([.$B$3];[.F21];[.$B$5]/365;[.$B$4];[.$B$6])) * [.$B$3]" office:value-type="float" office:value="7.96466064199986" calcext:value-type="float">
            <text:p>7,96</text:p>
          </table:table-cell>
          <table:table-cell table:style-name="ce19" table:formula="of:=(-([.$B$3]*[.$B$4]*ND_ONE([.$B$3];[.F21];[.$B$5]/365;[.$B$4];[.$B$6]))/(2*SQRT([.$B$5]/365))-[.$B$6]*[.F21]*EXP(-[.$B$6]*([.$B$5]/365))*LEGACY.NORMSDIST(-D_TWO([.$B$3];[.F21];[.$B$5]/365;[.$B$4];[.$B$6])))/365" office:value-type="float" office:value="-1.21621380881705" calcext:value-type="float">
            <text:p>-1,22</text:p>
          </table:table-cell>
          <table:table-cell table:style-name="ce22" table:formula="of:=LEGACY.NORMSDIST(D_ONE([.$B$3];[.F21];[.$B$5]/365;[.$B$4];[.$B$6])) - 1" office:value-type="float" office:value="-0.0145685723466124" calcext:value-type="float">
            <text:p>-0,01</text:p>
          </table:table-cell>
          <table:table-cell table:style-name="ce12" table:formula="of:=ABS([.I21]) * 2" office:value-type="percentage" office:value="0.0291371446932247" calcext:value-type="percentage">
            <text:p>2,91%</text:p>
          </table:table-cell>
          <table:table-cell table:style-name="ce5"/>
          <table:table-cell table:number-columns-repeated="1013"/>
        </table:table-row>
        <table:table-row table:style-name="ro1">
          <table:table-cell/>
          <table:table-cell table:style-name="ce10" table:formula="of:=MIN(ABS([.C22]) * 2; 1)" office:value-type="percentage" office:value="1" calcext:value-type="percentage">
            <text:p>100,00%</text:p>
          </table:table-cell>
          <table:table-cell table:style-name="ce13" table:formula="of:=MIN(LEGACY.NORMSDIST(D_ONE([.$B$3];[.F22];[.$B$5]/365;[.$B$4];[.$B$6])); 1)" office:value-type="float" office:value="0.981180480545406" calcext:value-type="float">
            <text:p>0,98</text:p>
          </table:table-cell>
          <table:table-cell table:style-name="ce13" table:formula="of:=(-([.$B$3]*[.$B$4]*ND_ONE([.$B$3];[.F22];[.$B$5]/365;[.$B$4];[.$B$6]))/(2*SQRT([.$B$5]/365))-[.$B$6]*[.F22]*EXP(-[.$B$6]*([.$B$5]/365))*LEGACY.NORMSDIST(D_TWO([.$B$3];[.F22];[.$B$5]/365;[.$B$4];[.$B$6])))/365" office:value-type="float" office:value="-1.5141565885126" calcext:value-type="float">
            <text:p>-1,51</text:p>
          </table:table-cell>
          <table:table-cell table:style-name="ce13" table:formula="of:=LEGACY.NORMSDIST(D_ONE([.$B$3];[.F22];[.$B$5]/365;[.$B$4];[.$B$6])) * [.$B$3] - LEGACY.NORMSDIST(D_TWO([.$B$3];[.F22];[.$B$5]/365;[.$B$4];[.$B$6])) * [.F22] * EXP(-[.$B$6] * ([.$B$5] / 365))" office:value-type="float" office:value="2388.10792394271" calcext:value-type="float">
            <text:p>2388,11</text:p>
          </table:table-cell>
          <table:table-cell table:style-name="ce20" table:formula="of:=MAX([.F23]-[.$B$7]; 0)" office:value-type="float" office:value="5000" calcext:value-type="float">
            <text:p>5000</text:p>
          </table:table-cell>
          <table:table-cell table:style-name="ce19" table:formula="of:=LEGACY.NORMSDIST(-D_TWO([.$B$3];[.F22];[.$B$5]/365;[.$B$4];[.$B$6])) * [.F22] * EXP(-[.$B$6] * ([.$B$5] / 365)) - LEGACY.NORMSDIST(-D_ONE([.$B$3];[.F22];[.$B$5]/365;[.$B$4];[.$B$6])) * [.$B$3]" office:value-type="float" office:value="10.6279239427083" calcext:value-type="float">
            <text:p>10,63</text:p>
          </table:table-cell>
          <table:table-cell table:style-name="ce19" table:formula="of:=(-([.$B$3]*[.$B$4]*ND_ONE([.$B$3];[.F22];[.$B$5]/365;[.$B$4];[.$B$6]))/(2*SQRT([.$B$5]/365))-[.$B$6]*[.F22]*EXP(-[.$B$6]*([.$B$5]/365))*LEGACY.NORMSDIST(-D_TWO([.$B$3];[.F22];[.$B$5]/365;[.$B$4];[.$B$6])))/365" office:value-type="float" office:value="-1.5141565885126" calcext:value-type="float">
            <text:p>-1,51</text:p>
          </table:table-cell>
          <table:table-cell table:style-name="ce22" table:formula="of:=LEGACY.NORMSDIST(D_ONE([.$B$3];[.F22];[.$B$5]/365;[.$B$4];[.$B$6])) - 1" office:value-type="float" office:value="-0.018819519454594" calcext:value-type="float">
            <text:p>-0,02</text:p>
          </table:table-cell>
          <table:table-cell table:style-name="ce12" table:formula="of:=ABS([.I22]) * 2" office:value-type="percentage" office:value="0.0376390389091881" calcext:value-type="percentage">
            <text:p>3,76%</text:p>
          </table:table-cell>
          <table:table-cell table:style-name="ce5"/>
          <table:table-cell table:number-columns-repeated="1013"/>
        </table:table-row>
        <table:table-row table:style-name="ro1">
          <table:table-cell/>
          <table:table-cell table:style-name="ce10" table:formula="of:=MIN(ABS([.C23]) * 2; 1)" office:value-type="percentage" office:value="1" calcext:value-type="percentage">
            <text:p>100,00%</text:p>
          </table:table-cell>
          <table:table-cell table:style-name="ce13" table:formula="of:=MIN(LEGACY.NORMSDIST(D_ONE([.$B$3];[.F23];[.$B$5]/365;[.$B$4];[.$B$6])); 1)" office:value-type="float" office:value="0.976032214919701" calcext:value-type="float">
            <text:p>0,98</text:p>
          </table:table-cell>
          <table:table-cell table:style-name="ce13" table:formula="of:=(-([.$B$3]*[.$B$4]*ND_ONE([.$B$3];[.F23];[.$B$5]/365;[.$B$4];[.$B$6]))/(2*SQRT([.$B$5]/365))-[.$B$6]*[.F23]*EXP(-[.$B$6]*([.$B$5]/365))*LEGACY.NORMSDIST(D_TWO([.$B$3];[.F23];[.$B$5]/365;[.$B$4];[.$B$6])))/365" office:value-type="float" office:value="-1.85775168027128" calcext:value-type="float">
            <text:p>-1,86</text:p>
          </table:table-cell>
          <table:table-cell table:style-name="ce13" table:formula="of:=LEGACY.NORMSDIST(D_ONE([.$B$3];[.F23];[.$B$5]/365;[.$B$4];[.$B$6])) * [.$B$3] - LEGACY.NORMSDIST(D_TWO([.$B$3];[.F23];[.$B$5]/365;[.$B$4];[.$B$6])) * [.F23] * EXP(-[.$B$6] * ([.$B$5] / 365))" office:value-type="float" office:value="2291.46292205477" calcext:value-type="float">
            <text:p>2291,46</text:p>
          </table:table-cell>
          <table:table-cell table:style-name="ce20" table:formula="of:=MAX([.F24]-[.$B$7]; 0)" office:value-type="float" office:value="5100" calcext:value-type="float">
            <text:p>5100</text:p>
          </table:table-cell>
          <table:table-cell table:style-name="ce19" table:formula="of:=LEGACY.NORMSDIST(-D_TWO([.$B$3];[.F23];[.$B$5]/365;[.$B$4];[.$B$6])) * [.F23] * EXP(-[.$B$6] * ([.$B$5] / 365)) - LEGACY.NORMSDIST(-D_ONE([.$B$3];[.F23];[.$B$5]/365;[.$B$4];[.$B$6])) * [.$B$3]" office:value-type="float" office:value="13.9829220547747" calcext:value-type="float">
            <text:p>13,98</text:p>
          </table:table-cell>
          <table:table-cell table:style-name="ce19" table:formula="of:=(-([.$B$3]*[.$B$4]*ND_ONE([.$B$3];[.F23];[.$B$5]/365;[.$B$4];[.$B$6]))/(2*SQRT([.$B$5]/365))-[.$B$6]*[.F23]*EXP(-[.$B$6]*([.$B$5]/365))*LEGACY.NORMSDIST(-D_TWO([.$B$3];[.F23];[.$B$5]/365;[.$B$4];[.$B$6])))/365" office:value-type="float" office:value="-1.85775168027128" calcext:value-type="float">
            <text:p>-1,86</text:p>
          </table:table-cell>
          <table:table-cell table:style-name="ce22" table:formula="of:=LEGACY.NORMSDIST(D_ONE([.$B$3];[.F23];[.$B$5]/365;[.$B$4];[.$B$6])) - 1" office:value-type="float" office:value="-0.0239677850802985" calcext:value-type="float">
            <text:p>-0,02</text:p>
          </table:table-cell>
          <table:table-cell table:style-name="ce12" table:formula="of:=ABS([.I23]) * 2" office:value-type="percentage" office:value="0.047935570160597" calcext:value-type="percentage">
            <text:p>4,79%</text:p>
          </table:table-cell>
          <table:table-cell table:style-name="ce5"/>
          <table:table-cell table:number-columns-repeated="1013"/>
        </table:table-row>
        <table:table-row table:style-name="ro1">
          <table:table-cell/>
          <table:table-cell table:style-name="ce10" table:formula="of:=MIN(ABS([.C24]) * 2; 1)" office:value-type="percentage" office:value="1" calcext:value-type="percentage">
            <text:p>100,00%</text:p>
          </table:table-cell>
          <table:table-cell table:style-name="ce13" table:formula="of:=MIN(LEGACY.NORMSDIST(D_ONE([.$B$3];[.F24];[.$B$5]/365;[.$B$4];[.$B$6])); 1)" office:value-type="float" office:value="0.969882677206575" calcext:value-type="float">
            <text:p>0,97</text:p>
          </table:table-cell>
          <table:table-cell table:style-name="ce13" table:formula="of:=(-([.$B$3]*[.$B$4]*ND_ONE([.$B$3];[.F24];[.$B$5]/365;[.$B$4];[.$B$6]))/(2*SQRT([.$B$5]/365))-[.$B$6]*[.F24]*EXP(-[.$B$6]*([.$B$5]/365))*LEGACY.NORMSDIST(D_TWO([.$B$3];[.F24];[.$B$5]/365;[.$B$4];[.$B$6])))/365" office:value-type="float" office:value="-2.24798132089675" calcext:value-type="float">
            <text:p>-2,25</text:p>
          </table:table-cell>
          <table:table-cell table:style-name="ce13" table:formula="of:=LEGACY.NORMSDIST(D_ONE([.$B$3];[.F24];[.$B$5]/365;[.$B$4];[.$B$6])) * [.$B$3] - LEGACY.NORMSDIST(D_TWO([.$B$3];[.F24];[.$B$5]/365;[.$B$4];[.$B$6])) * [.F24] * EXP(-[.$B$6] * ([.$B$5] / 365))" office:value-type="float" office:value="2195.63341760379" calcext:value-type="float">
            <text:p>2195,63</text:p>
          </table:table-cell>
          <table:table-cell table:style-name="ce20" table:formula="of:=MAX([.F25]-[.$B$7]; 0)" office:value-type="float" office:value="5200" calcext:value-type="float">
            <text:p>5200</text:p>
          </table:table-cell>
          <table:table-cell table:style-name="ce19" table:formula="of:=LEGACY.NORMSDIST(-D_TWO([.$B$3];[.F24];[.$B$5]/365;[.$B$4];[.$B$6])) * [.F24] * EXP(-[.$B$6] * ([.$B$5] / 365)) - LEGACY.NORMSDIST(-D_ONE([.$B$3];[.F24];[.$B$5]/365;[.$B$4];[.$B$6])) * [.$B$3]" office:value-type="float" office:value="18.15341760379" calcext:value-type="float">
            <text:p>18,15</text:p>
          </table:table-cell>
          <table:table-cell table:style-name="ce19" table:formula="of:=(-([.$B$3]*[.$B$4]*ND_ONE([.$B$3];[.F24];[.$B$5]/365;[.$B$4];[.$B$6]))/(2*SQRT([.$B$5]/365))-[.$B$6]*[.F24]*EXP(-[.$B$6]*([.$B$5]/365))*LEGACY.NORMSDIST(-D_TWO([.$B$3];[.F24];[.$B$5]/365;[.$B$4];[.$B$6])))/365" office:value-type="float" office:value="-2.24798132089675" calcext:value-type="float">
            <text:p>-2,25</text:p>
          </table:table-cell>
          <table:table-cell table:style-name="ce22" table:formula="of:=LEGACY.NORMSDIST(D_ONE([.$B$3];[.F24];[.$B$5]/365;[.$B$4];[.$B$6])) - 1" office:value-type="float" office:value="-0.0301173227934253" calcext:value-type="float">
            <text:p>-0,03</text:p>
          </table:table-cell>
          <table:table-cell table:style-name="ce12" table:formula="of:=ABS([.I24]) * 2" office:value-type="percentage" office:value="0.0602346455868505" calcext:value-type="percentage">
            <text:p>6,02%</text:p>
          </table:table-cell>
          <table:table-cell table:style-name="ce5"/>
          <table:table-cell table:number-columns-repeated="1013"/>
        </table:table-row>
        <table:table-row table:style-name="ro1">
          <table:table-cell/>
          <table:table-cell table:style-name="ce10" table:formula="of:=MIN(ABS([.C25]) * 2; 1)" office:value-type="percentage" office:value="1" calcext:value-type="percentage">
            <text:p>100,00%</text:p>
          </table:table-cell>
          <table:table-cell table:style-name="ce13" table:formula="of:=MIN(LEGACY.NORMSDIST(D_ONE([.$B$3];[.F25];[.$B$5]/365;[.$B$4];[.$B$6])); 1)" office:value-type="float" office:value="0.962632590173194" calcext:value-type="float">
            <text:p>0,96</text:p>
          </table:table-cell>
          <table:table-cell table:style-name="ce13" table:formula="of:=(-([.$B$3]*[.$B$4]*ND_ONE([.$B$3];[.F25];[.$B$5]/365;[.$B$4];[.$B$6]))/(2*SQRT([.$B$5]/365))-[.$B$6]*[.F25]*EXP(-[.$B$6]*([.$B$5]/365))*LEGACY.NORMSDIST(D_TWO([.$B$3];[.F25];[.$B$5]/365;[.$B$4];[.$B$6])))/365" office:value-type="float" office:value="-2.68470041435267" calcext:value-type="float">
            <text:p>-2,68</text:p>
          </table:table-cell>
          <table:table-cell table:style-name="ce13" table:formula="of:=LEGACY.NORMSDIST(D_ONE([.$B$3];[.F25];[.$B$5]/365;[.$B$4];[.$B$6])) * [.$B$3] - LEGACY.NORMSDIST(D_TWO([.$B$3];[.F25];[.$B$5]/365;[.$B$4];[.$B$6])) * [.F25] * EXP(-[.$B$6] * ([.$B$5] / 365))" office:value-type="float" office:value="2100.75286984466" calcext:value-type="float">
            <text:p>2100,75</text:p>
          </table:table-cell>
          <table:table-cell table:style-name="ce20" table:formula="of:=MAX([.F26]-[.$B$7]; 0)" office:value-type="float" office:value="5300" calcext:value-type="float">
            <text:p>5300</text:p>
          </table:table-cell>
          <table:table-cell table:style-name="ce19" table:formula="of:=LEGACY.NORMSDIST(-D_TWO([.$B$3];[.F25];[.$B$5]/365;[.$B$4];[.$B$6])) * [.F25] * EXP(-[.$B$6] * ([.$B$5] / 365)) - LEGACY.NORMSDIST(-D_ONE([.$B$3];[.F25];[.$B$5]/365;[.$B$4];[.$B$6])) * [.$B$3]" office:value-type="float" office:value="23.2728698446635" calcext:value-type="float">
            <text:p>23,27</text:p>
          </table:table-cell>
          <table:table-cell table:style-name="ce19" table:formula="of:=(-([.$B$3]*[.$B$4]*ND_ONE([.$B$3];[.F25];[.$B$5]/365;[.$B$4];[.$B$6]))/(2*SQRT([.$B$5]/365))-[.$B$6]*[.F25]*EXP(-[.$B$6]*([.$B$5]/365))*LEGACY.NORMSDIST(-D_TWO([.$B$3];[.F25];[.$B$5]/365;[.$B$4];[.$B$6])))/365" office:value-type="float" office:value="-2.68470041435267" calcext:value-type="float">
            <text:p>-2,68</text:p>
          </table:table-cell>
          <table:table-cell table:style-name="ce22" table:formula="of:=LEGACY.NORMSDIST(D_ONE([.$B$3];[.F25];[.$B$5]/365;[.$B$4];[.$B$6])) - 1" office:value-type="float" office:value="-0.037367409826806" calcext:value-type="float">
            <text:p>-0,04</text:p>
          </table:table-cell>
          <table:table-cell table:style-name="ce12" table:formula="of:=ABS([.I25]) * 2" office:value-type="percentage" office:value="0.074734819653612" calcext:value-type="percentage">
            <text:p>7,47%</text:p>
          </table:table-cell>
          <table:table-cell table:style-name="ce5"/>
          <table:table-cell table:number-columns-repeated="1013"/>
        </table:table-row>
        <table:table-row table:style-name="ro1">
          <table:table-cell/>
          <table:table-cell table:style-name="ce10" table:formula="of:=MIN(ABS([.C26]) * 2; 1)" office:value-type="percentage" office:value="1" calcext:value-type="percentage">
            <text:p>100,00%</text:p>
          </table:table-cell>
          <table:table-cell table:style-name="ce13" table:formula="of:=MIN(LEGACY.NORMSDIST(D_ONE([.$B$3];[.F26];[.$B$5]/365;[.$B$4];[.$B$6])); 1)" office:value-type="float" office:value="0.954190394633131" calcext:value-type="float">
            <text:p>0,95</text:p>
          </table:table-cell>
          <table:table-cell table:style-name="ce13" table:formula="of:=(-([.$B$3]*[.$B$4]*ND_ONE([.$B$3];[.F26];[.$B$5]/365;[.$B$4];[.$B$6]))/(2*SQRT([.$B$5]/365))-[.$B$6]*[.F26]*EXP(-[.$B$6]*([.$B$5]/365))*LEGACY.NORMSDIST(D_TWO([.$B$3];[.F26];[.$B$5]/365;[.$B$4];[.$B$6])))/365" office:value-type="float" office:value="-3.16655191656658" calcext:value-type="float">
            <text:p>-3,17</text:p>
          </table:table-cell>
          <table:table-cell table:style-name="ce13" table:formula="of:=LEGACY.NORMSDIST(D_ONE([.$B$3];[.F26];[.$B$5]/365;[.$B$4];[.$B$6])) * [.$B$3] - LEGACY.NORMSDIST(D_TWO([.$B$3];[.F26];[.$B$5]/365;[.$B$4];[.$B$6])) * [.F26] * EXP(-[.$B$6] * ([.$B$5] / 365))" office:value-type="float" office:value="2006.96302372137" calcext:value-type="float">
            <text:p>2006,96</text:p>
          </table:table-cell>
          <table:table-cell table:style-name="ce20" table:formula="of:=MAX([.F27]-[.$B$7]; 0)" office:value-type="float" office:value="5400" calcext:value-type="float">
            <text:p>5400</text:p>
          </table:table-cell>
          <table:table-cell table:style-name="ce19" table:formula="of:=LEGACY.NORMSDIST(-D_TWO([.$B$3];[.F26];[.$B$5]/365;[.$B$4];[.$B$6])) * [.F26] * EXP(-[.$B$6] * ([.$B$5] / 365)) - LEGACY.NORMSDIST(-D_ONE([.$B$3];[.F26];[.$B$5]/365;[.$B$4];[.$B$6])) * [.$B$3]" office:value-type="float" office:value="29.4830237213712" calcext:value-type="float">
            <text:p>29,48</text:p>
          </table:table-cell>
          <table:table-cell table:style-name="ce19" table:formula="of:=(-([.$B$3]*[.$B$4]*ND_ONE([.$B$3];[.F26];[.$B$5]/365;[.$B$4];[.$B$6]))/(2*SQRT([.$B$5]/365))-[.$B$6]*[.F26]*EXP(-[.$B$6]*([.$B$5]/365))*LEGACY.NORMSDIST(-D_TWO([.$B$3];[.F26];[.$B$5]/365;[.$B$4];[.$B$6])))/365" office:value-type="float" office:value="-3.16655191656658" calcext:value-type="float">
            <text:p>-3,17</text:p>
          </table:table-cell>
          <table:table-cell table:style-name="ce22" table:formula="of:=LEGACY.NORMSDIST(D_ONE([.$B$3];[.F26];[.$B$5]/365;[.$B$4];[.$B$6])) - 1" office:value-type="float" office:value="-0.0458096053668688" calcext:value-type="float">
            <text:p>-0,05</text:p>
          </table:table-cell>
          <table:table-cell table:style-name="ce12" table:formula="of:=ABS([.I26]) * 2" office:value-type="percentage" office:value="0.0916192107337377" calcext:value-type="percentage">
            <text:p>9,16%</text:p>
          </table:table-cell>
          <table:table-cell table:style-name="ce5"/>
          <table:table-cell table:number-columns-repeated="1013"/>
        </table:table-row>
        <table:table-row table:style-name="ro1">
          <table:table-cell/>
          <table:table-cell table:style-name="ce10" table:formula="of:=MIN(ABS([.C27]) * 2; 1)" office:value-type="percentage" office:value="1" calcext:value-type="percentage">
            <text:p>100,00%</text:p>
          </table:table-cell>
          <table:table-cell table:style-name="ce13" table:formula="of:=MIN(LEGACY.NORMSDIST(D_ONE([.$B$3];[.F27];[.$B$5]/365;[.$B$4];[.$B$6])); 1)" office:value-type="float" office:value="0.944475184568156" calcext:value-type="float">
            <text:p>0,94</text:p>
          </table:table-cell>
          <table:table-cell table:style-name="ce13" table:formula="of:=(-([.$B$3]*[.$B$4]*ND_ONE([.$B$3];[.F27];[.$B$5]/365;[.$B$4];[.$B$6]))/(2*SQRT([.$B$5]/365))-[.$B$6]*[.F27]*EXP(-[.$B$6]*([.$B$5]/365))*LEGACY.NORMSDIST(D_TWO([.$B$3];[.F27];[.$B$5]/365;[.$B$4];[.$B$6])))/365" office:value-type="float" office:value="-3.69093064090045" calcext:value-type="float">
            <text:p>-3,69</text:p>
          </table:table-cell>
          <table:table-cell table:style-name="ce13" table:formula="of:=LEGACY.NORMSDIST(D_ONE([.$B$3];[.F27];[.$B$5]/365;[.$B$4];[.$B$6])) * [.$B$3] - LEGACY.NORMSDIST(D_TWO([.$B$3];[.F27];[.$B$5]/365;[.$B$4];[.$B$6])) * [.F27] * EXP(-[.$B$6] * ([.$B$5] / 365))" office:value-type="float" office:value="1914.41219352515" calcext:value-type="float">
            <text:p>1914,41</text:p>
          </table:table-cell>
          <table:table-cell table:style-name="ce20" table:formula="of:=MAX([.F28]-[.$B$7]; 0)" office:value-type="float" office:value="5500" calcext:value-type="float">
            <text:p>5500</text:p>
          </table:table-cell>
          <table:table-cell table:style-name="ce19" table:formula="of:=LEGACY.NORMSDIST(-D_TWO([.$B$3];[.F27];[.$B$5]/365;[.$B$4];[.$B$6])) * [.F27] * EXP(-[.$B$6] * ([.$B$5] / 365)) - LEGACY.NORMSDIST(-D_ONE([.$B$3];[.F27];[.$B$5]/365;[.$B$4];[.$B$6])) * [.$B$3]" office:value-type="float" office:value="36.9321935251528" calcext:value-type="float">
            <text:p>36,93</text:p>
          </table:table-cell>
          <table:table-cell table:style-name="ce19" table:formula="of:=(-([.$B$3]*[.$B$4]*ND_ONE([.$B$3];[.F27];[.$B$5]/365;[.$B$4];[.$B$6]))/(2*SQRT([.$B$5]/365))-[.$B$6]*[.F27]*EXP(-[.$B$6]*([.$B$5]/365))*LEGACY.NORMSDIST(-D_TWO([.$B$3];[.F27];[.$B$5]/365;[.$B$4];[.$B$6])))/365" office:value-type="float" office:value="-3.69093064090045" calcext:value-type="float">
            <text:p>-3,69</text:p>
          </table:table-cell>
          <table:table-cell table:style-name="ce22" table:formula="of:=LEGACY.NORMSDIST(D_ONE([.$B$3];[.F27];[.$B$5]/365;[.$B$4];[.$B$6])) - 1" office:value-type="float" office:value="-0.0555248154318435" calcext:value-type="float">
            <text:p>-0,06</text:p>
          </table:table-cell>
          <table:table-cell table:style-name="ce12" table:formula="of:=ABS([.I27]) * 2" office:value-type="percentage" office:value="0.111049630863687" calcext:value-type="percentage">
            <text:p>11,10%</text:p>
          </table:table-cell>
          <table:table-cell table:style-name="ce5"/>
          <table:table-cell table:number-columns-repeated="1013"/>
        </table:table-row>
        <table:table-row table:style-name="ro1">
          <table:table-cell office:value-type="string" calcext:value-type="string">
            <office:annotation draw:style-name="gr1" draw:text-style-name="P2" svg:width="130.55mm" svg:height="9.1mm" svg:x="75.93mm" svg:y="195.13mm" draw:caption-point-x="-6.1mm" draw:caption-point-y="14.99mm">
              <dc:date>2017-11-09T00:00:00</dc:date>
              <text:p text:style-name="P1"><text:span text:style-name="T2">In-the-money options (grey background color)</text:span></text:p>
            </office:annotation>
            <text:p>ITM</text:p>
          </table:table-cell>
          <table:table-cell table:style-name="ce10" table:formula="of:=MIN(ABS([.C28]) * 2; 1)" office:value-type="percentage" office:value="1" calcext:value-type="percentage">
            <text:p>100,00%</text:p>
          </table:table-cell>
          <table:table-cell table:style-name="ce13" table:formula="of:=MIN(LEGACY.NORMSDIST(D_ONE([.$B$3];[.F28];[.$B$5]/365;[.$B$4];[.$B$6])); 1)" office:value-type="float" office:value="0.933419408356344" calcext:value-type="float">
            <text:p>0,93</text:p>
          </table:table-cell>
          <table:table-cell table:style-name="ce13" table:formula="of:=(-([.$B$3]*[.$B$4]*ND_ONE([.$B$3];[.F28];[.$B$5]/365;[.$B$4];[.$B$6]))/(2*SQRT([.$B$5]/365))-[.$B$6]*[.F28]*EXP(-[.$B$6]*([.$B$5]/365))*LEGACY.NORMSDIST(D_TWO([.$B$3];[.F28];[.$B$5]/365;[.$B$4];[.$B$6])))/365" office:value-type="float" office:value="-4.25399779476578" calcext:value-type="float">
            <text:p>-4,25</text:p>
          </table:table-cell>
          <table:table-cell table:style-name="ce13" table:formula="of:=LEGACY.NORMSDIST(D_ONE([.$B$3];[.F28];[.$B$5]/365;[.$B$4];[.$B$6])) * [.$B$3] - LEGACY.NORMSDIST(D_TWO([.$B$3];[.F28];[.$B$5]/365;[.$B$4];[.$B$6])) * [.F28] * EXP(-[.$B$6] * ([.$B$5] / 365))" office:value-type="float" office:value="1823.25329182653" calcext:value-type="float">
            <text:p>1823,25</text:p>
          </table:table-cell>
          <table:table-cell table:style-name="ce20" table:formula="of:=MAX([.F29]-[.$B$7]; 0)" office:value-type="float" office:value="5600" calcext:value-type="float">
            <text:p>5600</text:p>
          </table:table-cell>
          <table:table-cell table:style-name="ce19" table:formula="of:=LEGACY.NORMSDIST(-D_TWO([.$B$3];[.F28];[.$B$5]/365;[.$B$4];[.$B$6])) * [.F28] * EXP(-[.$B$6] * ([.$B$5] / 365)) - LEGACY.NORMSDIST(-D_ONE([.$B$3];[.F28];[.$B$5]/365;[.$B$4];[.$B$6])) * [.$B$3]" office:value-type="float" office:value="45.7732918265318" calcext:value-type="float">
            <text:p>45,77</text:p>
          </table:table-cell>
          <table:table-cell table:style-name="ce19" table:formula="of:=(-([.$B$3]*[.$B$4]*ND_ONE([.$B$3];[.F28];[.$B$5]/365;[.$B$4];[.$B$6]))/(2*SQRT([.$B$5]/365))-[.$B$6]*[.F28]*EXP(-[.$B$6]*([.$B$5]/365))*LEGACY.NORMSDIST(-D_TWO([.$B$3];[.F28];[.$B$5]/365;[.$B$4];[.$B$6])))/365" office:value-type="float" office:value="-4.25399779476578" calcext:value-type="float">
            <text:p>-4,25</text:p>
          </table:table-cell>
          <table:table-cell table:style-name="ce22" table:formula="of:=LEGACY.NORMSDIST(D_ONE([.$B$3];[.F28];[.$B$5]/365;[.$B$4];[.$B$6])) - 1" office:value-type="float" office:value="-0.0665805916436555" calcext:value-type="float">
            <text:p>-0,07</text:p>
          </table:table-cell>
          <table:table-cell table:style-name="ce12" table:formula="of:=ABS([.I28]) * 2" office:value-type="percentage" office:value="0.133161183287311" calcext:value-type="percentage">
            <text:p>13,32%</text:p>
          </table:table-cell>
          <table:table-cell table:style-name="ce5"/>
          <table:table-cell office:value-type="string" calcext:value-type="string">
            <text:p>OTM</text:p>
          </table:table-cell>
          <table:table-cell table:number-columns-repeated="1012"/>
        </table:table-row>
        <table:table-row table:style-name="ro1">
          <table:table-cell/>
          <table:table-cell table:style-name="ce10" table:formula="of:=MIN(ABS([.C29]) * 2; 1)" office:value-type="percentage" office:value="1" calcext:value-type="percentage">
            <text:p>100,00%</text:p>
          </table:table-cell>
          <table:table-cell table:style-name="ce13" table:formula="of:=MIN(LEGACY.NORMSDIST(D_ONE([.$B$3];[.F29];[.$B$5]/365;[.$B$4];[.$B$6])); 1)" office:value-type="float" office:value="0.920971222388634" calcext:value-type="float">
            <text:p>0,92</text:p>
          </table:table-cell>
          <table:table-cell table:style-name="ce13" table:formula="of:=(-([.$B$3]*[.$B$4]*ND_ONE([.$B$3];[.F29];[.$B$5]/365;[.$B$4];[.$B$6]))/(2*SQRT([.$B$5]/365))-[.$B$6]*[.F29]*EXP(-[.$B$6]*([.$B$5]/365))*LEGACY.NORMSDIST(D_TWO([.$B$3];[.F29];[.$B$5]/365;[.$B$4];[.$B$6])))/365" office:value-type="float" office:value="-4.85074554244636" calcext:value-type="float">
            <text:p>-4,85</text:p>
          </table:table-cell>
          <table:table-cell table:style-name="ce13" table:formula="of:=LEGACY.NORMSDIST(D_ONE([.$B$3];[.F29];[.$B$5]/365;[.$B$4];[.$B$6])) * [.$B$3] - LEGACY.NORMSDIST(D_TWO([.$B$3];[.F29];[.$B$5]/365;[.$B$4];[.$B$6])) * [.F29] * EXP(-[.$B$6] * ([.$B$5] / 365))" office:value-type="float" office:value="1733.64166488745" calcext:value-type="float">
            <text:p>1733,64</text:p>
          </table:table-cell>
          <table:table-cell table:style-name="ce20" table:formula="of:=MAX([.F30]-[.$B$7]; 0)" office:value-type="float" office:value="5700" calcext:value-type="float">
            <text:p>5700</text:p>
          </table:table-cell>
          <table:table-cell table:style-name="ce19" table:formula="of:=LEGACY.NORMSDIST(-D_TWO([.$B$3];[.F29];[.$B$5]/365;[.$B$4];[.$B$6])) * [.F29] * EXP(-[.$B$6] * ([.$B$5] / 365)) - LEGACY.NORMSDIST(-D_ONE([.$B$3];[.F29];[.$B$5]/365;[.$B$4];[.$B$6])) * [.$B$3]" office:value-type="float" office:value="56.1616648874457" calcext:value-type="float">
            <text:p>56,16</text:p>
          </table:table-cell>
          <table:table-cell table:style-name="ce19" table:formula="of:=(-([.$B$3]*[.$B$4]*ND_ONE([.$B$3];[.F29];[.$B$5]/365;[.$B$4];[.$B$6]))/(2*SQRT([.$B$5]/365))-[.$B$6]*[.F29]*EXP(-[.$B$6]*([.$B$5]/365))*LEGACY.NORMSDIST(-D_TWO([.$B$3];[.F29];[.$B$5]/365;[.$B$4];[.$B$6])))/365" office:value-type="float" office:value="-4.85074554244636" calcext:value-type="float">
            <text:p>-4,85</text:p>
          </table:table-cell>
          <table:table-cell table:style-name="ce22" table:formula="of:=LEGACY.NORMSDIST(D_ONE([.$B$3];[.F29];[.$B$5]/365;[.$B$4];[.$B$6])) - 1" office:value-type="float" office:value="-0.079028777611366" calcext:value-type="float">
            <text:p>-0,08</text:p>
          </table:table-cell>
          <table:table-cell table:style-name="ce12" table:formula="of:=ABS([.I29]) * 2" office:value-type="percentage" office:value="0.158057555222732" calcext:value-type="percentage">
            <text:p>15,81%</text:p>
          </table:table-cell>
          <table:table-cell table:style-name="ce5"/>
          <table:table-cell table:number-columns-repeated="1013"/>
        </table:table-row>
        <table:table-row table:style-name="ro1">
          <table:table-cell/>
          <table:table-cell table:style-name="ce10" table:formula="of:=MIN(ABS([.C30]) * 2; 1)" office:value-type="percentage" office:value="1" calcext:value-type="percentage">
            <text:p>100,00%</text:p>
          </table:table-cell>
          <table:table-cell table:style-name="ce13" table:formula="of:=MIN(LEGACY.NORMSDIST(D_ONE([.$B$3];[.F30];[.$B$5]/365;[.$B$4];[.$B$6])); 1)" office:value-type="float" office:value="0.907096402933474" calcext:value-type="float">
            <text:p>0,91</text:p>
          </table:table-cell>
          <table:table-cell table:style-name="ce13" table:formula="of:=(-([.$B$3]*[.$B$4]*ND_ONE([.$B$3];[.F30];[.$B$5]/365;[.$B$4];[.$B$6]))/(2*SQRT([.$B$5]/365))-[.$B$6]*[.F30]*EXP(-[.$B$6]*([.$B$5]/365))*LEGACY.NORMSDIST(D_TWO([.$B$3];[.F30];[.$B$5]/365;[.$B$4];[.$B$6])))/365" office:value-type="float" office:value="-5.4751080803639" calcext:value-type="float">
            <text:p>-5,48</text:p>
          </table:table-cell>
          <table:table-cell table:style-name="ce13" table:formula="of:=LEGACY.NORMSDIST(D_ONE([.$B$3];[.F30];[.$B$5]/365;[.$B$4];[.$B$6])) * [.$B$3] - LEGACY.NORMSDIST(D_TWO([.$B$3];[.F30];[.$B$5]/365;[.$B$4];[.$B$6])) * [.F30] * EXP(-[.$B$6] * ([.$B$5] / 365))" office:value-type="float" office:value="1645.73280283473" calcext:value-type="float">
            <text:p>1645,73</text:p>
          </table:table-cell>
          <table:table-cell table:style-name="ce20" table:formula="of:=MAX([.F31]-[.$B$7]; 0)" office:value-type="float" office:value="5800" calcext:value-type="float">
            <text:p>5800</text:p>
          </table:table-cell>
          <table:table-cell table:style-name="ce19" table:formula="of:=LEGACY.NORMSDIST(-D_TWO([.$B$3];[.F30];[.$B$5]/365;[.$B$4];[.$B$6])) * [.F30] * EXP(-[.$B$6] * ([.$B$5] / 365)) - LEGACY.NORMSDIST(-D_ONE([.$B$3];[.F30];[.$B$5]/365;[.$B$4];[.$B$6])) * [.$B$3]" office:value-type="float" office:value="68.2528028347257" calcext:value-type="float">
            <text:p>68,25</text:p>
          </table:table-cell>
          <table:table-cell table:style-name="ce19" table:formula="of:=(-([.$B$3]*[.$B$4]*ND_ONE([.$B$3];[.F30];[.$B$5]/365;[.$B$4];[.$B$6]))/(2*SQRT([.$B$5]/365))-[.$B$6]*[.F30]*EXP(-[.$B$6]*([.$B$5]/365))*LEGACY.NORMSDIST(-D_TWO([.$B$3];[.F30];[.$B$5]/365;[.$B$4];[.$B$6])))/365" office:value-type="float" office:value="-5.4751080803639" calcext:value-type="float">
            <text:p>-5,48</text:p>
          </table:table-cell>
          <table:table-cell table:style-name="ce22" table:formula="of:=LEGACY.NORMSDIST(D_ONE([.$B$3];[.F30];[.$B$5]/365;[.$B$4];[.$B$6])) - 1" office:value-type="float" office:value="-0.0929035970665262" calcext:value-type="float">
            <text:p>-0,09</text:p>
          </table:table-cell>
          <table:table-cell table:style-name="ce12" table:formula="of:=ABS([.I30]) * 2" office:value-type="percentage" office:value="0.185807194133052" calcext:value-type="percentage">
            <text:p>18,58%</text:p>
          </table:table-cell>
          <table:table-cell table:style-name="ce5"/>
          <table:table-cell table:number-columns-repeated="1013"/>
        </table:table-row>
        <table:table-row table:style-name="ro1">
          <table:table-cell/>
          <table:table-cell table:style-name="ce10" table:formula="of:=MIN(ABS([.C31]) * 2; 1)" office:value-type="percentage" office:value="1" calcext:value-type="percentage">
            <text:p>100,00%</text:p>
          </table:table-cell>
          <table:table-cell table:style-name="ce13" table:formula="of:=MIN(LEGACY.NORMSDIST(D_ONE([.$B$3];[.F31];[.$B$5]/365;[.$B$4];[.$B$6])); 1)" office:value-type="float" office:value="0.891779745949917" calcext:value-type="float">
            <text:p>0,89</text:p>
          </table:table-cell>
          <table:table-cell table:style-name="ce13" table:formula="of:=(-([.$B$3]*[.$B$4]*ND_ONE([.$B$3];[.F31];[.$B$5]/365;[.$B$4];[.$B$6]))/(2*SQRT([.$B$5]/365))-[.$B$6]*[.F31]*EXP(-[.$B$6]*([.$B$5]/365))*LEGACY.NORMSDIST(D_TWO([.$B$3];[.F31];[.$B$5]/365;[.$B$4];[.$B$6])))/365" office:value-type="float" office:value="-6.12011329683107" calcext:value-type="float">
            <text:p>-6,12</text:p>
          </table:table-cell>
          <table:table-cell table:style-name="ce13" table:formula="of:=LEGACY.NORMSDIST(D_ONE([.$B$3];[.F31];[.$B$5]/365;[.$B$4];[.$B$6])) * [.$B$3] - LEGACY.NORMSDIST(D_TWO([.$B$3];[.F31];[.$B$5]/365;[.$B$4];[.$B$6])) * [.F31] * EXP(-[.$B$6] * ([.$B$5] / 365))" office:value-type="float" office:value="1559.67999631671" calcext:value-type="float">
            <text:p>1559,68</text:p>
          </table:table-cell>
          <table:table-cell table:style-name="ce20" table:formula="of:=MAX([.F32]-[.$B$7]; 0)" office:value-type="float" office:value="5900" calcext:value-type="float">
            <text:p>5900</text:p>
          </table:table-cell>
          <table:table-cell table:style-name="ce19" table:formula="of:=LEGACY.NORMSDIST(-D_TWO([.$B$3];[.F31];[.$B$5]/365;[.$B$4];[.$B$6])) * [.F31] * EXP(-[.$B$6] * ([.$B$5] / 365)) - LEGACY.NORMSDIST(-D_ONE([.$B$3];[.F31];[.$B$5]/365;[.$B$4];[.$B$6])) * [.$B$3]" office:value-type="float" office:value="82.1999963167061" calcext:value-type="float">
            <text:p>82,20</text:p>
          </table:table-cell>
          <table:table-cell table:style-name="ce19" table:formula="of:=(-([.$B$3]*[.$B$4]*ND_ONE([.$B$3];[.F31];[.$B$5]/365;[.$B$4];[.$B$6]))/(2*SQRT([.$B$5]/365))-[.$B$6]*[.F31]*EXP(-[.$B$6]*([.$B$5]/365))*LEGACY.NORMSDIST(-D_TWO([.$B$3];[.F31];[.$B$5]/365;[.$B$4];[.$B$6])))/365" office:value-type="float" office:value="-6.12011329683107" calcext:value-type="float">
            <text:p>-6,12</text:p>
          </table:table-cell>
          <table:table-cell table:style-name="ce22" table:formula="of:=LEGACY.NORMSDIST(D_ONE([.$B$3];[.F31];[.$B$5]/365;[.$B$4];[.$B$6])) - 1" office:value-type="float" office:value="-0.108220254050083" calcext:value-type="float">
            <text:p>-0,11</text:p>
          </table:table-cell>
          <table:table-cell table:style-name="ce12" table:formula="of:=ABS([.I31]) * 2" office:value-type="percentage" office:value="0.216440508100166" calcext:value-type="percentage">
            <text:p>21,64%</text:p>
          </table:table-cell>
          <table:table-cell table:style-name="ce5"/>
          <table:table-cell table:number-columns-repeated="1013"/>
        </table:table-row>
        <table:table-row table:style-name="ro1">
          <table:table-cell/>
          <table:table-cell table:style-name="ce10" table:formula="of:=MIN(ABS([.C32]) * 2; 1)" office:value-type="percentage" office:value="1" calcext:value-type="percentage">
            <text:p>100,00%</text:p>
          </table:table-cell>
          <table:table-cell table:style-name="ce13" table:formula="of:=MIN(LEGACY.NORMSDIST(D_ONE([.$B$3];[.F32];[.$B$5]/365;[.$B$4];[.$B$6])); 1)" office:value-type="float" office:value="0.875025910794741" calcext:value-type="float">
            <text:p>0,88</text:p>
          </table:table-cell>
          <table:table-cell table:style-name="ce13" table:formula="of:=(-([.$B$3]*[.$B$4]*ND_ONE([.$B$3];[.F32];[.$B$5]/365;[.$B$4];[.$B$6]))/(2*SQRT([.$B$5]/365))-[.$B$6]*[.F32]*EXP(-[.$B$6]*([.$B$5]/365))*LEGACY.NORMSDIST(D_TWO([.$B$3];[.F32];[.$B$5]/365;[.$B$4];[.$B$6])))/365" office:value-type="float" office:value="-6.77806720458239" calcext:value-type="float">
            <text:p>-6,78</text:p>
          </table:table-cell>
          <table:table-cell table:style-name="ce13" table:formula="of:=LEGACY.NORMSDIST(D_ONE([.$B$3];[.F32];[.$B$5]/365;[.$B$4];[.$B$6])) * [.$B$3] - LEGACY.NORMSDIST(D_TWO([.$B$3];[.F32];[.$B$5]/365;[.$B$4];[.$B$6])) * [.F32] * EXP(-[.$B$6] * ([.$B$5] / 365))" office:value-type="float" office:value="1475.6320112456" calcext:value-type="float">
            <text:p>1475,63</text:p>
          </table:table-cell>
          <table:table-cell table:style-name="ce20" table:formula="of:=MAX([.F33]-[.$B$7]; 0)" office:value-type="float" office:value="6000" calcext:value-type="float">
            <text:p>6000</text:p>
          </table:table-cell>
          <table:table-cell table:style-name="ce19" table:formula="of:=LEGACY.NORMSDIST(-D_TWO([.$B$3];[.F32];[.$B$5]/365;[.$B$4];[.$B$6])) * [.F32] * EXP(-[.$B$6] * ([.$B$5] / 365)) - LEGACY.NORMSDIST(-D_ONE([.$B$3];[.F32];[.$B$5]/365;[.$B$4];[.$B$6])) * [.$B$3]" office:value-type="float" office:value="98.1520112455974" calcext:value-type="float">
            <text:p>98,15</text:p>
          </table:table-cell>
          <table:table-cell table:style-name="ce19" table:formula="of:=(-([.$B$3]*[.$B$4]*ND_ONE([.$B$3];[.F32];[.$B$5]/365;[.$B$4];[.$B$6]))/(2*SQRT([.$B$5]/365))-[.$B$6]*[.F32]*EXP(-[.$B$6]*([.$B$5]/365))*LEGACY.NORMSDIST(-D_TWO([.$B$3];[.F32];[.$B$5]/365;[.$B$4];[.$B$6])))/365" office:value-type="float" office:value="-6.77806720458239" calcext:value-type="float">
            <text:p>-6,78</text:p>
          </table:table-cell>
          <table:table-cell table:style-name="ce22" table:formula="of:=LEGACY.NORMSDIST(D_ONE([.$B$3];[.F32];[.$B$5]/365;[.$B$4];[.$B$6])) - 1" office:value-type="float" office:value="-0.124974089205259" calcext:value-type="float">
            <text:p>-0,12</text:p>
          </table:table-cell>
          <table:table-cell table:style-name="ce12" table:formula="of:=ABS([.I32]) * 2" office:value-type="percentage" office:value="0.249948178410518" calcext:value-type="percentage">
            <text:p>24,99%</text:p>
          </table:table-cell>
          <table:table-cell table:style-name="ce5"/>
          <table:table-cell table:number-columns-repeated="1013"/>
        </table:table-row>
        <table:table-row table:style-name="ro1">
          <table:table-cell/>
          <table:table-cell table:style-name="ce10" table:formula="of:=MIN(ABS([.C33]) * 2; 1)" office:value-type="percentage" office:value="1" calcext:value-type="percentage">
            <text:p>100,00%</text:p>
          </table:table-cell>
          <table:table-cell table:style-name="ce13" table:formula="of:=MIN(LEGACY.NORMSDIST(D_ONE([.$B$3];[.F33];[.$B$5]/365;[.$B$4];[.$B$6])); 1)" office:value-type="float" office:value="0.856859690592521" calcext:value-type="float">
            <text:p>0,86</text:p>
          </table:table-cell>
          <table:table-cell table:style-name="ce13" table:formula="of:=(-([.$B$3]*[.$B$4]*ND_ONE([.$B$3];[.F33];[.$B$5]/365;[.$B$4];[.$B$6]))/(2*SQRT([.$B$5]/365))-[.$B$6]*[.F33]*EXP(-[.$B$6]*([.$B$5]/365))*LEGACY.NORMSDIST(D_TWO([.$B$3];[.F33];[.$B$5]/365;[.$B$4];[.$B$6])))/365" office:value-type="float" office:value="-7.44076205992746" calcext:value-type="float">
            <text:p>-7,44</text:p>
          </table:table-cell>
          <table:table-cell table:style-name="ce13" table:formula="of:=LEGACY.NORMSDIST(D_ONE([.$B$3];[.F33];[.$B$5]/365;[.$B$4];[.$B$6])) * [.$B$3] - LEGACY.NORMSDIST(D_TWO([.$B$3];[.F33];[.$B$5]/365;[.$B$4];[.$B$6])) * [.F33] * EXP(-[.$B$6] * ([.$B$5] / 365))" office:value-type="float" office:value="1393.73084984129" calcext:value-type="float">
            <text:p>1393,73</text:p>
          </table:table-cell>
          <table:table-cell table:style-name="ce20" table:formula="of:=MAX([.F34]-[.$B$7]; 0)" office:value-type="float" office:value="6100" calcext:value-type="float">
            <text:p>6100</text:p>
          </table:table-cell>
          <table:table-cell table:style-name="ce19" table:formula="of:=LEGACY.NORMSDIST(-D_TWO([.$B$3];[.F33];[.$B$5]/365;[.$B$4];[.$B$6])) * [.F33] * EXP(-[.$B$6] * ([.$B$5] / 365)) - LEGACY.NORMSDIST(-D_ONE([.$B$3];[.F33];[.$B$5]/365;[.$B$4];[.$B$6])) * [.$B$3]" office:value-type="float" office:value="116.250849841294" calcext:value-type="float">
            <text:p>116,25</text:p>
          </table:table-cell>
          <table:table-cell table:style-name="ce19" table:formula="of:=(-([.$B$3]*[.$B$4]*ND_ONE([.$B$3];[.F33];[.$B$5]/365;[.$B$4];[.$B$6]))/(2*SQRT([.$B$5]/365))-[.$B$6]*[.F33]*EXP(-[.$B$6]*([.$B$5]/365))*LEGACY.NORMSDIST(-D_TWO([.$B$3];[.F33];[.$B$5]/365;[.$B$4];[.$B$6])))/365" office:value-type="float" office:value="-7.44076205992746" calcext:value-type="float">
            <text:p>-7,44</text:p>
          </table:table-cell>
          <table:table-cell table:style-name="ce22" table:formula="of:=LEGACY.NORMSDIST(D_ONE([.$B$3];[.F33];[.$B$5]/365;[.$B$4];[.$B$6])) - 1" office:value-type="float" office:value="-0.143140309407479" calcext:value-type="float">
            <text:p>-0,14</text:p>
          </table:table-cell>
          <table:table-cell table:style-name="ce12" table:formula="of:=ABS([.I33]) * 2" office:value-type="percentage" office:value="0.286280618814957" calcext:value-type="percentage">
            <text:p>28,63%</text:p>
          </table:table-cell>
          <table:table-cell table:style-name="ce5"/>
          <table:table-cell table:number-columns-repeated="1013"/>
        </table:table-row>
        <table:table-row table:style-name="ro1">
          <table:table-cell/>
          <table:table-cell table:style-name="ce10" table:formula="of:=MIN(ABS([.C34]) * 2; 1)" office:value-type="percentage" office:value="1" calcext:value-type="percentage">
            <text:p>100,00%</text:p>
          </table:table-cell>
          <table:table-cell table:style-name="ce13" table:formula="of:=MIN(LEGACY.NORMSDIST(D_ONE([.$B$3];[.F34];[.$B$5]/365;[.$B$4];[.$B$6])); 1)" office:value-type="float" office:value="0.837325717781875" calcext:value-type="float">
            <text:p>0,84</text:p>
          </table:table-cell>
          <table:table-cell table:style-name="ce13" table:formula="of:=(-([.$B$3]*[.$B$4]*ND_ONE([.$B$3];[.F34];[.$B$5]/365;[.$B$4];[.$B$6]))/(2*SQRT([.$B$5]/365))-[.$B$6]*[.F34]*EXP(-[.$B$6]*([.$B$5]/365))*LEGACY.NORMSDIST(D_TWO([.$B$3];[.F34];[.$B$5]/365;[.$B$4];[.$B$6])))/365" office:value-type="float" office:value="-8.09969844059394" calcext:value-type="float">
            <text:p>-8,10</text:p>
          </table:table-cell>
          <table:table-cell table:style-name="ce13" table:formula="of:=LEGACY.NORMSDIST(D_ONE([.$B$3];[.F34];[.$B$5]/365;[.$B$4];[.$B$6])) * [.$B$3] - LEGACY.NORMSDIST(D_TWO([.$B$3];[.F34];[.$B$5]/365;[.$B$4];[.$B$6])) * [.F34] * EXP(-[.$B$6] * ([.$B$5] / 365))" office:value-type="float" office:value="1314.10965999821" calcext:value-type="float">
            <text:p>1314,11</text:p>
          </table:table-cell>
          <table:table-cell table:style-name="ce20" table:formula="of:=MAX([.F35]-[.$B$7]; 0)" office:value-type="float" office:value="6200" calcext:value-type="float">
            <text:p>6200</text:p>
          </table:table-cell>
          <table:table-cell table:style-name="ce19" table:formula="of:=LEGACY.NORMSDIST(-D_TWO([.$B$3];[.F34];[.$B$5]/365;[.$B$4];[.$B$6])) * [.F34] * EXP(-[.$B$6] * ([.$B$5] / 365)) - LEGACY.NORMSDIST(-D_ONE([.$B$3];[.F34];[.$B$5]/365;[.$B$4];[.$B$6])) * [.$B$3]" office:value-type="float" office:value="136.629659998209" calcext:value-type="float">
            <text:p>136,63</text:p>
          </table:table-cell>
          <table:table-cell table:style-name="ce19" table:formula="of:=(-([.$B$3]*[.$B$4]*ND_ONE([.$B$3];[.F34];[.$B$5]/365;[.$B$4];[.$B$6]))/(2*SQRT([.$B$5]/365))-[.$B$6]*[.F34]*EXP(-[.$B$6]*([.$B$5]/365))*LEGACY.NORMSDIST(-D_TWO([.$B$3];[.F34];[.$B$5]/365;[.$B$4];[.$B$6])))/365" office:value-type="float" office:value="-8.09969844059394" calcext:value-type="float">
            <text:p>-8,10</text:p>
          </table:table-cell>
          <table:table-cell table:style-name="ce22" table:formula="of:=LEGACY.NORMSDIST(D_ONE([.$B$3];[.F34];[.$B$5]/365;[.$B$4];[.$B$6])) - 1" office:value-type="float" office:value="-0.162674282218125" calcext:value-type="float">
            <text:p>-0,16</text:p>
          </table:table-cell>
          <table:table-cell table:style-name="ce12" table:formula="of:=ABS([.I34]) * 2" office:value-type="percentage" office:value="0.325348564436249" calcext:value-type="percentage">
            <text:p>32,53%</text:p>
          </table:table-cell>
          <table:table-cell table:style-name="ce5"/>
          <table:table-cell table:number-columns-repeated="1013"/>
        </table:table-row>
        <table:table-row table:style-name="ro1">
          <table:table-cell/>
          <table:table-cell table:style-name="ce10" table:formula="of:=MIN(ABS([.C35]) * 2; 1)" office:value-type="percentage" office:value="1" calcext:value-type="percentage">
            <text:p>100,00%</text:p>
          </table:table-cell>
          <table:table-cell table:style-name="ce13" table:formula="of:=MIN(LEGACY.NORMSDIST(D_ONE([.$B$3];[.F35];[.$B$5]/365;[.$B$4];[.$B$6])); 1)" office:value-type="float" office:value="0.816487636629053" calcext:value-type="float">
            <text:p>0,82</text:p>
          </table:table-cell>
          <table:table-cell table:style-name="ce13" table:formula="of:=(-([.$B$3]*[.$B$4]*ND_ONE([.$B$3];[.F35];[.$B$5]/365;[.$B$4];[.$B$6]))/(2*SQRT([.$B$5]/365))-[.$B$6]*[.F35]*EXP(-[.$B$6]*([.$B$5]/365))*LEGACY.NORMSDIST(D_TWO([.$B$3];[.F35];[.$B$5]/365;[.$B$4];[.$B$6])))/365" office:value-type="float" office:value="-8.74631151928048" calcext:value-type="float">
            <text:p>-8,75</text:p>
          </table:table-cell>
          <table:table-cell table:style-name="ce13" table:formula="of:=LEGACY.NORMSDIST(D_ONE([.$B$3];[.F35];[.$B$5]/365;[.$B$4];[.$B$6])) * [.$B$3] - LEGACY.NORMSDIST(D_TWO([.$B$3];[.F35];[.$B$5]/365;[.$B$4];[.$B$6])) * [.F35] * EXP(-[.$B$6] * ([.$B$5] / 365))" office:value-type="float" office:value="1236.89084657153" calcext:value-type="float">
            <text:p>1236,89</text:p>
          </table:table-cell>
          <table:table-cell table:style-name="ce20" table:formula="of:=MAX([.F36]-[.$B$7]; 0)" office:value-type="float" office:value="6300" calcext:value-type="float">
            <text:p>6300</text:p>
          </table:table-cell>
          <table:table-cell table:style-name="ce19" table:formula="of:=LEGACY.NORMSDIST(-D_TWO([.$B$3];[.F35];[.$B$5]/365;[.$B$4];[.$B$6])) * [.F35] * EXP(-[.$B$6] * ([.$B$5] / 365)) - LEGACY.NORMSDIST(-D_ONE([.$B$3];[.F35];[.$B$5]/365;[.$B$4];[.$B$6])) * [.$B$3]" office:value-type="float" office:value="159.410846571534" calcext:value-type="float">
            <text:p>159,41</text:p>
          </table:table-cell>
          <table:table-cell table:style-name="ce19" table:formula="of:=(-([.$B$3]*[.$B$4]*ND_ONE([.$B$3];[.F35];[.$B$5]/365;[.$B$4];[.$B$6]))/(2*SQRT([.$B$5]/365))-[.$B$6]*[.F35]*EXP(-[.$B$6]*([.$B$5]/365))*LEGACY.NORMSDIST(-D_TWO([.$B$3];[.F35];[.$B$5]/365;[.$B$4];[.$B$6])))/365" office:value-type="float" office:value="-8.74631151928048" calcext:value-type="float">
            <text:p>-8,75</text:p>
          </table:table-cell>
          <table:table-cell table:style-name="ce22" table:formula="of:=LEGACY.NORMSDIST(D_ONE([.$B$3];[.F35];[.$B$5]/365;[.$B$4];[.$B$6])) - 1" office:value-type="float" office:value="-0.183512363370947" calcext:value-type="float">
            <text:p>-0,18</text:p>
          </table:table-cell>
          <table:table-cell table:style-name="ce12" table:formula="of:=ABS([.I35]) * 2" office:value-type="percentage" office:value="0.367024726741894" calcext:value-type="percentage">
            <text:p>36,70%</text:p>
          </table:table-cell>
          <table:table-cell table:style-name="ce5"/>
          <table:table-cell table:number-columns-repeated="1013"/>
        </table:table-row>
        <table:table-row table:style-name="ro1">
          <table:table-cell/>
          <table:table-cell table:style-name="ce10" table:formula="of:=MIN(ABS([.C36]) * 2; 1)" office:value-type="percentage" office:value="1" calcext:value-type="percentage">
            <text:p>100,00%</text:p>
          </table:table-cell>
          <table:table-cell table:style-name="ce13" table:formula="of:=MIN(LEGACY.NORMSDIST(D_ONE([.$B$3];[.F36];[.$B$5]/365;[.$B$4];[.$B$6])); 1)" office:value-type="float" office:value="0.794426794256538" calcext:value-type="float">
            <text:p>0,79</text:p>
          </table:table-cell>
          <table:table-cell table:style-name="ce13" table:formula="of:=(-([.$B$3]*[.$B$4]*ND_ONE([.$B$3];[.F36];[.$B$5]/365;[.$B$4];[.$B$6]))/(2*SQRT([.$B$5]/365))-[.$B$6]*[.F36]*EXP(-[.$B$6]*([.$B$5]/365))*LEGACY.NORMSDIST(D_TWO([.$B$3];[.F36];[.$B$5]/365;[.$B$4];[.$B$6])))/365" office:value-type="float" office:value="-9.37219227590681" calcext:value-type="float">
            <text:p>-9,37</text:p>
          </table:table-cell>
          <table:table-cell table:style-name="ce13" table:formula="of:=LEGACY.NORMSDIST(D_ONE([.$B$3];[.F36];[.$B$5]/365;[.$B$4];[.$B$6])) * [.$B$3] - LEGACY.NORMSDIST(D_TWO([.$B$3];[.F36];[.$B$5]/365;[.$B$4];[.$B$6])) * [.F36] * EXP(-[.$B$6] * ([.$B$5] / 365))" office:value-type="float" office:value="1162.18442816023" calcext:value-type="float">
            <text:p>1162,18</text:p>
          </table:table-cell>
          <table:table-cell table:style-name="ce20" table:formula="of:=MAX([.F37]-[.$B$7]; 0)" office:value-type="float" office:value="6400" calcext:value-type="float">
            <text:p>6400</text:p>
          </table:table-cell>
          <table:table-cell table:style-name="ce19" table:formula="of:=LEGACY.NORMSDIST(-D_TWO([.$B$3];[.F36];[.$B$5]/365;[.$B$4];[.$B$6])) * [.F36] * EXP(-[.$B$6] * ([.$B$5] / 365)) - LEGACY.NORMSDIST(-D_ONE([.$B$3];[.F36];[.$B$5]/365;[.$B$4];[.$B$6])) * [.$B$3]" office:value-type="float" office:value="184.70442816023" calcext:value-type="float">
            <text:p>184,70</text:p>
          </table:table-cell>
          <table:table-cell table:style-name="ce19" table:formula="of:=(-([.$B$3]*[.$B$4]*ND_ONE([.$B$3];[.F36];[.$B$5]/365;[.$B$4];[.$B$6]))/(2*SQRT([.$B$5]/365))-[.$B$6]*[.F36]*EXP(-[.$B$6]*([.$B$5]/365))*LEGACY.NORMSDIST(-D_TWO([.$B$3];[.F36];[.$B$5]/365;[.$B$4];[.$B$6])))/365" office:value-type="float" office:value="-9.37219227590681" calcext:value-type="float">
            <text:p>-9,37</text:p>
          </table:table-cell>
          <table:table-cell table:style-name="ce22" table:formula="of:=LEGACY.NORMSDIST(D_ONE([.$B$3];[.F36];[.$B$5]/365;[.$B$4];[.$B$6])) - 1" office:value-type="float" office:value="-0.205573205743462" calcext:value-type="float">
            <text:p>-0,21</text:p>
          </table:table-cell>
          <table:table-cell table:style-name="ce12" table:formula="of:=ABS([.I36]) * 2" office:value-type="percentage" office:value="0.411146411486924" calcext:value-type="percentage">
            <text:p>41,11%</text:p>
          </table:table-cell>
          <table:table-cell table:style-name="ce5"/>
          <table:table-cell table:number-columns-repeated="1013"/>
        </table:table-row>
        <table:table-row table:style-name="ro1">
          <table:table-cell/>
          <table:table-cell table:style-name="ce10" table:formula="of:=MIN(ABS([.C37]) * 2; 1)" office:value-type="percentage" office:value="1" calcext:value-type="percentage">
            <text:p>100,00%</text:p>
          </table:table-cell>
          <table:table-cell table:style-name="ce13" table:formula="of:=MIN(LEGACY.NORMSDIST(D_ONE([.$B$3];[.F37];[.$B$5]/365;[.$B$4];[.$B$6])); 1)" office:value-type="float" office:value="0.771240517271848" calcext:value-type="float">
            <text:p>0,77</text:p>
          </table:table-cell>
          <table:table-cell table:style-name="ce13" table:formula="of:=(-([.$B$3]*[.$B$4]*ND_ONE([.$B$3];[.F37];[.$B$5]/365;[.$B$4];[.$B$6]))/(2*SQRT([.$B$5]/365))-[.$B$6]*[.F37]*EXP(-[.$B$6]*([.$B$5]/365))*LEGACY.NORMSDIST(D_TWO([.$B$3];[.F37];[.$B$5]/365;[.$B$4];[.$B$6])))/365" office:value-type="float" office:value="-9.96929534429681" calcext:value-type="float">
            <text:p>-9,97</text:p>
          </table:table-cell>
          <table:table-cell table:style-name="ce13" table:formula="of:=LEGACY.NORMSDIST(D_ONE([.$B$3];[.F37];[.$B$5]/365;[.$B$4];[.$B$6])) * [.$B$3] - LEGACY.NORMSDIST(D_TWO([.$B$3];[.F37];[.$B$5]/365;[.$B$4];[.$B$6])) * [.F37] * EXP(-[.$B$6] * ([.$B$5] / 365))" office:value-type="float" office:value="1090.08667199994" calcext:value-type="float">
            <text:p>1090,09</text:p>
          </table:table-cell>
          <table:table-cell table:style-name="ce20" table:formula="of:=MAX([.F38]-[.$B$7]; 0)" office:value-type="float" office:value="6500" calcext:value-type="float">
            <text:p>6500</text:p>
          </table:table-cell>
          <table:table-cell table:style-name="ce19" table:formula="of:=LEGACY.NORMSDIST(-D_TWO([.$B$3];[.F37];[.$B$5]/365;[.$B$4];[.$B$6])) * [.F37] * EXP(-[.$B$6] * ([.$B$5] / 365)) - LEGACY.NORMSDIST(-D_ONE([.$B$3];[.F37];[.$B$5]/365;[.$B$4];[.$B$6])) * [.$B$3]" office:value-type="float" office:value="212.606671999939" calcext:value-type="float">
            <text:p>212,61</text:p>
          </table:table-cell>
          <table:table-cell table:style-name="ce19" table:formula="of:=(-([.$B$3]*[.$B$4]*ND_ONE([.$B$3];[.F37];[.$B$5]/365;[.$B$4];[.$B$6]))/(2*SQRT([.$B$5]/365))-[.$B$6]*[.F37]*EXP(-[.$B$6]*([.$B$5]/365))*LEGACY.NORMSDIST(-D_TWO([.$B$3];[.F37];[.$B$5]/365;[.$B$4];[.$B$6])))/365" office:value-type="float" office:value="-9.96929534429681" calcext:value-type="float">
            <text:p>-9,97</text:p>
          </table:table-cell>
          <table:table-cell table:style-name="ce22" table:formula="of:=LEGACY.NORMSDIST(D_ONE([.$B$3];[.F37];[.$B$5]/365;[.$B$4];[.$B$6])) - 1" office:value-type="float" office:value="-0.228759482728152" calcext:value-type="float">
            <text:p>-0,23</text:p>
          </table:table-cell>
          <table:table-cell table:style-name="ce12" table:formula="of:=ABS([.I37]) * 2" office:value-type="percentage" office:value="0.457518965456304" calcext:value-type="percentage">
            <text:p>45,75%</text:p>
          </table:table-cell>
          <table:table-cell table:style-name="ce5"/>
          <table:table-cell table:number-columns-repeated="1013"/>
        </table:table-row>
        <table:table-row table:style-name="ro1">
          <table:table-cell/>
          <table:table-cell table:style-name="ce10" table:formula="of:=MIN(ABS([.C38]) * 2; 1)" office:value-type="percentage" office:value="1" calcext:value-type="percentage">
            <text:p>100,00%</text:p>
          </table:table-cell>
          <table:table-cell table:style-name="ce13" table:formula="of:=MIN(LEGACY.NORMSDIST(D_ONE([.$B$3];[.F38];[.$B$5]/365;[.$B$4];[.$B$6])); 1)" office:value-type="float" office:value="0.747040052053852" calcext:value-type="float">
            <text:p>0,75</text:p>
          </table:table-cell>
          <table:table-cell table:style-name="ce13" table:formula="of:=(-([.$B$3]*[.$B$4]*ND_ONE([.$B$3];[.F38];[.$B$5]/365;[.$B$4];[.$B$6]))/(2*SQRT([.$B$5]/365))-[.$B$6]*[.F38]*EXP(-[.$B$6]*([.$B$5]/365))*LEGACY.NORMSDIST(D_TWO([.$B$3];[.F38];[.$B$5]/365;[.$B$4];[.$B$6])))/365" office:value-type="float" office:value="-10.5301264774657" calcext:value-type="float">
            <text:p>-10,53</text:p>
          </table:table-cell>
          <table:table-cell table:style-name="ce13" table:formula="of:=LEGACY.NORMSDIST(D_ONE([.$B$3];[.F38];[.$B$5]/365;[.$B$4];[.$B$6])) * [.$B$3] - LEGACY.NORMSDIST(D_TWO([.$B$3];[.F38];[.$B$5]/365;[.$B$4];[.$B$6])) * [.F38] * EXP(-[.$B$6] * ([.$B$5] / 365))" office:value-type="float" office:value="1020.67902828801" calcext:value-type="float">
            <text:p>1020,68</text:p>
          </table:table-cell>
          <table:table-cell table:style-name="ce20" table:formula="of:=MAX([.F39]-[.$B$7]; 0)" office:value-type="float" office:value="6600" calcext:value-type="float">
            <text:p>6600</text:p>
          </table:table-cell>
          <table:table-cell table:style-name="ce19" table:formula="of:=LEGACY.NORMSDIST(-D_TWO([.$B$3];[.F38];[.$B$5]/365;[.$B$4];[.$B$6])) * [.F38] * EXP(-[.$B$6] * ([.$B$5] / 365)) - LEGACY.NORMSDIST(-D_ONE([.$B$3];[.F38];[.$B$5]/365;[.$B$4];[.$B$6])) * [.$B$3]" office:value-type="float" office:value="243.199028288009" calcext:value-type="float">
            <text:p>243,20</text:p>
          </table:table-cell>
          <table:table-cell table:style-name="ce19" table:formula="of:=(-([.$B$3]*[.$B$4]*ND_ONE([.$B$3];[.F38];[.$B$5]/365;[.$B$4];[.$B$6]))/(2*SQRT([.$B$5]/365))-[.$B$6]*[.F38]*EXP(-[.$B$6]*([.$B$5]/365))*LEGACY.NORMSDIST(-D_TWO([.$B$3];[.F38];[.$B$5]/365;[.$B$4];[.$B$6])))/365" office:value-type="float" office:value="-10.5301264774657" calcext:value-type="float">
            <text:p>-10,53</text:p>
          </table:table-cell>
          <table:table-cell table:style-name="ce22" table:formula="of:=LEGACY.NORMSDIST(D_ONE([.$B$3];[.F38];[.$B$5]/365;[.$B$4];[.$B$6])) - 1" office:value-type="float" office:value="-0.252959947946148" calcext:value-type="float">
            <text:p>-0,25</text:p>
          </table:table-cell>
          <table:table-cell table:style-name="ce12" table:formula="of:=ABS([.I38]) * 2" office:value-type="percentage" office:value="0.505919895892295" calcext:value-type="percentage">
            <text:p>50,59%</text:p>
          </table:table-cell>
          <table:table-cell table:style-name="ce5"/>
          <table:table-cell table:number-columns-repeated="1013"/>
        </table:table-row>
        <table:table-row table:style-name="ro1">
          <table:table-cell/>
          <table:table-cell table:style-name="ce10" table:formula="of:=MIN(ABS([.C39]) * 2; 1)" office:value-type="percentage" office:value="1" calcext:value-type="percentage">
            <text:p>100,00%</text:p>
          </table:table-cell>
          <table:table-cell table:style-name="ce13" table:formula="of:=MIN(LEGACY.NORMSDIST(D_ONE([.$B$3];[.F39];[.$B$5]/365;[.$B$4];[.$B$6])); 1)" office:value-type="float" office:value="0.721948253133616" calcext:value-type="float">
            <text:p>0,72</text:p>
          </table:table-cell>
          <table:table-cell table:style-name="ce13" table:formula="of:=(-([.$B$3]*[.$B$4]*ND_ONE([.$B$3];[.F39];[.$B$5]/365;[.$B$4];[.$B$6]))/(2*SQRT([.$B$5]/365))-[.$B$6]*[.F39]*EXP(-[.$B$6]*([.$B$5]/365))*LEGACY.NORMSDIST(D_TWO([.$B$3];[.F39];[.$B$5]/365;[.$B$4];[.$B$6])))/365" office:value-type="float" office:value="-11.0479041227407" calcext:value-type="float">
            <text:p>-11,05</text:p>
          </table:table-cell>
          <table:table-cell table:style-name="ce13" table:formula="of:=LEGACY.NORMSDIST(D_ONE([.$B$3];[.F39];[.$B$5]/365;[.$B$4];[.$B$6])) * [.$B$3] - LEGACY.NORMSDIST(D_TWO([.$B$3];[.F39];[.$B$5]/365;[.$B$4];[.$B$6])) * [.F39] * EXP(-[.$B$6] * ([.$B$5] / 365))" office:value-type="float" office:value="954.027374199372" calcext:value-type="float">
            <text:p>954,03</text:p>
          </table:table-cell>
          <table:table-cell table:style-name="ce20" table:formula="of:=MAX([.F40]-[.$B$7]; 0)" office:value-type="float" office:value="6700" calcext:value-type="float">
            <text:p>6700</text:p>
          </table:table-cell>
          <table:table-cell table:style-name="ce19" table:formula="of:=LEGACY.NORMSDIST(-D_TWO([.$B$3];[.F39];[.$B$5]/365;[.$B$4];[.$B$6])) * [.F39] * EXP(-[.$B$6] * ([.$B$5] / 365)) - LEGACY.NORMSDIST(-D_ONE([.$B$3];[.F39];[.$B$5]/365;[.$B$4];[.$B$6])) * [.$B$3]" office:value-type="float" office:value="276.547374199372" calcext:value-type="float">
            <text:p>276,55</text:p>
          </table:table-cell>
          <table:table-cell table:style-name="ce19" table:formula="of:=(-([.$B$3]*[.$B$4]*ND_ONE([.$B$3];[.F39];[.$B$5]/365;[.$B$4];[.$B$6]))/(2*SQRT([.$B$5]/365))-[.$B$6]*[.F39]*EXP(-[.$B$6]*([.$B$5]/365))*LEGACY.NORMSDIST(-D_TWO([.$B$3];[.F39];[.$B$5]/365;[.$B$4];[.$B$6])))/365" office:value-type="float" office:value="-11.0479041227407" calcext:value-type="float">
            <text:p>-11,05</text:p>
          </table:table-cell>
          <table:table-cell table:style-name="ce22" table:formula="of:=LEGACY.NORMSDIST(D_ONE([.$B$3];[.F39];[.$B$5]/365;[.$B$4];[.$B$6])) - 1" office:value-type="float" office:value="-0.278051746866384" calcext:value-type="float">
            <text:p>-0,28</text:p>
          </table:table-cell>
          <table:table-cell table:style-name="ce12" table:formula="of:=ABS([.I39]) * 2" office:value-type="percentage" office:value="0.556103493732769" calcext:value-type="percentage">
            <text:p>55,61%</text:p>
          </table:table-cell>
          <table:table-cell table:style-name="ce5"/>
          <table:table-cell table:number-columns-repeated="1013"/>
        </table:table-row>
        <table:table-row table:style-name="ro1">
          <table:table-cell/>
          <table:table-cell table:style-name="ce10" table:formula="of:=MIN(ABS([.C40]) * 2; 1)" office:value-type="percentage" office:value="1" calcext:value-type="percentage">
            <text:p>100,00%</text:p>
          </table:table-cell>
          <table:table-cell table:style-name="ce13" table:formula="of:=MIN(LEGACY.NORMSDIST(D_ONE([.$B$3];[.F40];[.$B$5]/365;[.$B$4];[.$B$6])); 1)" office:value-type="float" office:value="0.696097106136901" calcext:value-type="float">
            <text:p>0,70</text:p>
          </table:table-cell>
          <table:table-cell table:style-name="ce13" table:formula="of:=(-([.$B$3]*[.$B$4]*ND_ONE([.$B$3];[.F40];[.$B$5]/365;[.$B$4];[.$B$6]))/(2*SQRT([.$B$5]/365))-[.$B$6]*[.F40]*EXP(-[.$B$6]*([.$B$5]/365))*LEGACY.NORMSDIST(D_TWO([.$B$3];[.F40];[.$B$5]/365;[.$B$4];[.$B$6])))/365" office:value-type="float" office:value="-11.5166912099573" calcext:value-type="float">
            <text:p>-11,52</text:p>
          </table:table-cell>
          <table:table-cell table:style-name="ce13" table:formula="of:=LEGACY.NORMSDIST(D_ONE([.$B$3];[.F40];[.$B$5]/365;[.$B$4];[.$B$6])) * [.$B$3] - LEGACY.NORMSDIST(D_TWO([.$B$3];[.F40];[.$B$5]/365;[.$B$4];[.$B$6])) * [.F40] * EXP(-[.$B$6] * ([.$B$5] / 365))" office:value-type="float" office:value="890.181567483656" calcext:value-type="float">
            <text:p>890,18</text:p>
          </table:table-cell>
          <table:table-cell table:style-name="ce20" table:formula="of:=MAX([.F41]-[.$B$7]; 0)" office:value-type="float" office:value="6800" calcext:value-type="float">
            <text:p>6800</text:p>
          </table:table-cell>
          <table:table-cell table:style-name="ce19" table:formula="of:=LEGACY.NORMSDIST(-D_TWO([.$B$3];[.F40];[.$B$5]/365;[.$B$4];[.$B$6])) * [.F40] * EXP(-[.$B$6] * ([.$B$5] / 365)) - LEGACY.NORMSDIST(-D_ONE([.$B$3];[.F40];[.$B$5]/365;[.$B$4];[.$B$6])) * [.$B$3]" office:value-type="float" office:value="312.701567483657" calcext:value-type="float">
            <text:p>312,70</text:p>
          </table:table-cell>
          <table:table-cell table:style-name="ce19" table:formula="of:=(-([.$B$3]*[.$B$4]*ND_ONE([.$B$3];[.F40];[.$B$5]/365;[.$B$4];[.$B$6]))/(2*SQRT([.$B$5]/365))-[.$B$6]*[.F40]*EXP(-[.$B$6]*([.$B$5]/365))*LEGACY.NORMSDIST(-D_TWO([.$B$3];[.F40];[.$B$5]/365;[.$B$4];[.$B$6])))/365" office:value-type="float" office:value="-11.5166912099573" calcext:value-type="float">
            <text:p>-11,52</text:p>
          </table:table-cell>
          <table:table-cell table:style-name="ce22" table:formula="of:=LEGACY.NORMSDIST(D_ONE([.$B$3];[.F40];[.$B$5]/365;[.$B$4];[.$B$6])) - 1" office:value-type="float" office:value="-0.303902893863099" calcext:value-type="float">
            <text:p>-0,30</text:p>
          </table:table-cell>
          <table:table-cell table:style-name="ce12" table:formula="of:=ABS([.I40]) * 2" office:value-type="percentage" office:value="0.607805787726197" calcext:value-type="percentage">
            <text:p>60,78%</text:p>
          </table:table-cell>
          <table:table-cell table:style-name="ce5"/>
          <table:table-cell table:number-columns-repeated="1013"/>
        </table:table-row>
        <table:table-row table:style-name="ro1">
          <table:table-cell/>
          <table:table-cell table:style-name="ce10" table:formula="of:=MIN(ABS([.C41]) * 2; 1)" office:value-type="percentage" office:value="1" calcext:value-type="percentage">
            <text:p>100,00%</text:p>
          </table:table-cell>
          <table:table-cell table:style-name="ce13" table:formula="of:=MIN(LEGACY.NORMSDIST(D_ONE([.$B$3];[.F41];[.$B$5]/365;[.$B$4];[.$B$6])); 1)" office:value-type="float" office:value="0.669625169889144" calcext:value-type="float">
            <text:p>0,67</text:p>
          </table:table-cell>
          <table:table-cell table:style-name="ce13" table:formula="of:=(-([.$B$3]*[.$B$4]*ND_ONE([.$B$3];[.F41];[.$B$5]/365;[.$B$4];[.$B$6]))/(2*SQRT([.$B$5]/365))-[.$B$6]*[.F41]*EXP(-[.$B$6]*([.$B$5]/365))*LEGACY.NORMSDIST(D_TWO([.$B$3];[.F41];[.$B$5]/365;[.$B$4];[.$B$6])))/365" office:value-type="float" office:value="-11.9314948700051" calcext:value-type="float">
            <text:p>-11,93</text:p>
          </table:table-cell>
          <table:table-cell table:style-name="ce13" table:formula="of:=LEGACY.NORMSDIST(D_ONE([.$B$3];[.F41];[.$B$5]/365;[.$B$4];[.$B$6])) * [.$B$3] - LEGACY.NORMSDIST(D_TWO([.$B$3];[.F41];[.$B$5]/365;[.$B$4];[.$B$6])) * [.F41] * EXP(-[.$B$6] * ([.$B$5] / 365))" office:value-type="float" office:value="829.175300228195" calcext:value-type="float">
            <text:p>829,18</text:p>
          </table:table-cell>
          <table:table-cell table:style-name="ce20" table:formula="of:=MAX([.F42]-[.$B$7]; 0)" office:value-type="float" office:value="6900" calcext:value-type="float">
            <text:p>6900</text:p>
          </table:table-cell>
          <table:table-cell table:style-name="ce19" table:formula="of:=LEGACY.NORMSDIST(-D_TWO([.$B$3];[.F41];[.$B$5]/365;[.$B$4];[.$B$6])) * [.F41] * EXP(-[.$B$6] * ([.$B$5] / 365)) - LEGACY.NORMSDIST(-D_ONE([.$B$3];[.F41];[.$B$5]/365;[.$B$4];[.$B$6])) * [.$B$3]" office:value-type="float" office:value="351.695300228195" calcext:value-type="float">
            <text:p>351,70</text:p>
          </table:table-cell>
          <table:table-cell table:style-name="ce19" table:formula="of:=(-([.$B$3]*[.$B$4]*ND_ONE([.$B$3];[.F41];[.$B$5]/365;[.$B$4];[.$B$6]))/(2*SQRT([.$B$5]/365))-[.$B$6]*[.F41]*EXP(-[.$B$6]*([.$B$5]/365))*LEGACY.NORMSDIST(-D_TWO([.$B$3];[.F41];[.$B$5]/365;[.$B$4];[.$B$6])))/365" office:value-type="float" office:value="-11.9314948700051" calcext:value-type="float">
            <text:p>-11,93</text:p>
          </table:table-cell>
          <table:table-cell table:style-name="ce22" table:formula="of:=LEGACY.NORMSDIST(D_ONE([.$B$3];[.F41];[.$B$5]/365;[.$B$4];[.$B$6])) - 1" office:value-type="float" office:value="-0.330374830110856" calcext:value-type="float">
            <text:p>-0,33</text:p>
          </table:table-cell>
          <table:table-cell table:style-name="ce12" table:formula="of:=ABS([.I41]) * 2" office:value-type="percentage" office:value="0.660749660221712" calcext:value-type="percentage">
            <text:p>66,07%</text:p>
          </table:table-cell>
          <table:table-cell table:style-name="ce5"/>
          <table:table-cell table:number-columns-repeated="1013"/>
        </table:table-row>
        <table:table-row table:style-name="ro1">
          <table:table-cell/>
          <table:table-cell table:style-name="ce10" table:formula="of:=MIN(ABS([.C42]) * 2; 1)" office:value-type="percentage" office:value="1" calcext:value-type="percentage">
            <text:p>100,00%</text:p>
          </table:table-cell>
          <table:table-cell table:style-name="ce13" table:formula="of:=MIN(LEGACY.NORMSDIST(D_ONE([.$B$3];[.F42];[.$B$5]/365;[.$B$4];[.$B$6])); 1)" office:value-type="float" office:value="0.64267501712099" calcext:value-type="float">
            <text:p>0,64</text:p>
          </table:table-cell>
          <table:table-cell table:style-name="ce13" table:formula="of:=(-([.$B$3]*[.$B$4]*ND_ONE([.$B$3];[.F42];[.$B$5]/365;[.$B$4];[.$B$6]))/(2*SQRT([.$B$5]/365))-[.$B$6]*[.F42]*EXP(-[.$B$6]*([.$B$5]/365))*LEGACY.NORMSDIST(D_TWO([.$B$3];[.F42];[.$B$5]/365;[.$B$4];[.$B$6])))/365" office:value-type="float" office:value="-12.2883333299664" calcext:value-type="float">
            <text:p>-12,29</text:p>
          </table:table-cell>
          <table:table-cell table:style-name="ce13" table:formula="of:=LEGACY.NORMSDIST(D_ONE([.$B$3];[.F42];[.$B$5]/365;[.$B$4];[.$B$6])) * [.$B$3] - LEGACY.NORMSDIST(D_TWO([.$B$3];[.F42];[.$B$5]/365;[.$B$4];[.$B$6])) * [.F42] * EXP(-[.$B$6] * ([.$B$5] / 365))" office:value-type="float" office:value="771.026235390861" calcext:value-type="float">
            <text:p>771,03</text:p>
          </table:table-cell>
          <table:table-cell table:style-name="ce20" table:formula="of:=MAX([.F43]-[.$B$7]; 0)" office:value-type="float" office:value="7000" calcext:value-type="float">
            <text:p>7000</text:p>
          </table:table-cell>
          <table:table-cell table:style-name="ce19" table:formula="of:=LEGACY.NORMSDIST(-D_TWO([.$B$3];[.F42];[.$B$5]/365;[.$B$4];[.$B$6])) * [.F42] * EXP(-[.$B$6] * ([.$B$5] / 365)) - LEGACY.NORMSDIST(-D_ONE([.$B$3];[.F42];[.$B$5]/365;[.$B$4];[.$B$6])) * [.$B$3]" office:value-type="float" office:value="393.54623539086" calcext:value-type="float">
            <text:p>393,55</text:p>
          </table:table-cell>
          <table:table-cell table:style-name="ce19" table:formula="of:=(-([.$B$3]*[.$B$4]*ND_ONE([.$B$3];[.F42];[.$B$5]/365;[.$B$4];[.$B$6]))/(2*SQRT([.$B$5]/365))-[.$B$6]*[.F42]*EXP(-[.$B$6]*([.$B$5]/365))*LEGACY.NORMSDIST(-D_TWO([.$B$3];[.F42];[.$B$5]/365;[.$B$4];[.$B$6])))/365" office:value-type="float" office:value="-12.2883333299664" calcext:value-type="float">
            <text:p>-12,29</text:p>
          </table:table-cell>
          <table:table-cell table:style-name="ce22" table:formula="of:=LEGACY.NORMSDIST(D_ONE([.$B$3];[.F42];[.$B$5]/365;[.$B$4];[.$B$6])) - 1" office:value-type="float" office:value="-0.35732498287901" calcext:value-type="float">
            <text:p>-0,36</text:p>
          </table:table-cell>
          <table:table-cell table:style-name="ce12" table:formula="of:=ABS([.I42]) * 2" office:value-type="percentage" office:value="0.71464996575802" calcext:value-type="percentage">
            <text:p>71,46%</text:p>
          </table:table-cell>
          <table:table-cell table:style-name="ce5"/>
          <table:table-cell table:number-columns-repeated="1013"/>
        </table:table-row>
        <table:table-row table:style-name="ro1">
          <table:table-cell/>
          <table:table-cell table:style-name="ce10" table:formula="of:=MIN(ABS([.C43]) * 2; 1)" office:value-type="percentage" office:value="1" calcext:value-type="percentage">
            <text:p>100,00%</text:p>
          </table:table-cell>
          <table:table-cell table:style-name="ce13" table:formula="of:=MIN(LEGACY.NORMSDIST(D_ONE([.$B$3];[.F43];[.$B$5]/365;[.$B$4];[.$B$6])); 1)" office:value-type="float" office:value="0.615390745439192" calcext:value-type="float">
            <text:p>0,62</text:p>
          </table:table-cell>
          <table:table-cell table:style-name="ce13" table:formula="of:=(-([.$B$3]*[.$B$4]*ND_ONE([.$B$3];[.F43];[.$B$5]/365;[.$B$4];[.$B$6]))/(2*SQRT([.$B$5]/365))-[.$B$6]*[.F43]*EXP(-[.$B$6]*([.$B$5]/365))*LEGACY.NORMSDIST(D_TWO([.$B$3];[.F43];[.$B$5]/365;[.$B$4];[.$B$6])))/365" office:value-type="float" office:value="-12.5842706067628" calcext:value-type="float">
            <text:p>-12,58</text:p>
          </table:table-cell>
          <table:table-cell table:style-name="ce13" table:formula="of:=LEGACY.NORMSDIST(D_ONE([.$B$3];[.F43];[.$B$5]/365;[.$B$4];[.$B$6])) * [.$B$3] - LEGACY.NORMSDIST(D_TWO([.$B$3];[.F43];[.$B$5]/365;[.$B$4];[.$B$6])) * [.F43] * EXP(-[.$B$6] * ([.$B$5] / 365))" office:value-type="float" office:value="715.736402211806" calcext:value-type="float">
            <text:p>715,74</text:p>
          </table:table-cell>
          <table:table-cell table:style-name="ce20" table:formula="of:=MAX([.F44]-[.$B$7]; 0)" office:value-type="float" office:value="7100" calcext:value-type="float">
            <text:p>7100</text:p>
          </table:table-cell>
          <table:table-cell table:style-name="ce19" table:formula="of:=LEGACY.NORMSDIST(-D_TWO([.$B$3];[.F43];[.$B$5]/365;[.$B$4];[.$B$6])) * [.F43] * EXP(-[.$B$6] * ([.$B$5] / 365)) - LEGACY.NORMSDIST(-D_ONE([.$B$3];[.F43];[.$B$5]/365;[.$B$4];[.$B$6])) * [.$B$3]" office:value-type="float" office:value="438.256402211807" calcext:value-type="float">
            <text:p>438,26</text:p>
          </table:table-cell>
          <table:table-cell table:style-name="ce19" table:formula="of:=(-([.$B$3]*[.$B$4]*ND_ONE([.$B$3];[.F43];[.$B$5]/365;[.$B$4];[.$B$6]))/(2*SQRT([.$B$5]/365))-[.$B$6]*[.F43]*EXP(-[.$B$6]*([.$B$5]/365))*LEGACY.NORMSDIST(-D_TWO([.$B$3];[.F43];[.$B$5]/365;[.$B$4];[.$B$6])))/365" office:value-type="float" office:value="-12.5842706067628" calcext:value-type="float">
            <text:p>-12,58</text:p>
          </table:table-cell>
          <table:table-cell table:style-name="ce22" table:formula="of:=LEGACY.NORMSDIST(D_ONE([.$B$3];[.F43];[.$B$5]/365;[.$B$4];[.$B$6])) - 1" office:value-type="float" office:value="-0.384609254560808" calcext:value-type="float">
            <text:p>-0,38</text:p>
          </table:table-cell>
          <table:table-cell table:style-name="ce12" table:formula="of:=ABS([.I43]) * 2" office:value-type="percentage" office:value="0.769218509121615" calcext:value-type="percentage">
            <text:p>76,92%</text:p>
          </table:table-cell>
          <table:table-cell table:style-name="ce5"/>
          <table:table-cell table:number-columns-repeated="1013"/>
        </table:table-row>
        <table:table-row table:style-name="ro1">
          <table:table-cell/>
          <table:table-cell table:style-name="ce10" table:formula="of:=MIN(ABS([.C44]) * 2; 1)" office:value-type="percentage" office:value="1" calcext:value-type="percentage">
            <text:p>100,00%</text:p>
          </table:table-cell>
          <table:table-cell table:style-name="ce13" table:formula="of:=MIN(LEGACY.NORMSDIST(D_ONE([.$B$3];[.F44];[.$B$5]/365;[.$B$4];[.$B$6])); 1)" office:value-type="float" office:value="0.587915620559583" calcext:value-type="float">
            <text:p>0,59</text:p>
          </table:table-cell>
          <table:table-cell table:style-name="ce13" table:formula="of:=(-([.$B$3]*[.$B$4]*ND_ONE([.$B$3];[.F44];[.$B$5]/365;[.$B$4];[.$B$6]))/(2*SQRT([.$B$5]/365))-[.$B$6]*[.F44]*EXP(-[.$B$6]*([.$B$5]/365))*LEGACY.NORMSDIST(D_TWO([.$B$3];[.F44];[.$B$5]/365;[.$B$4];[.$B$6])))/365" office:value-type="float" office:value="-12.8174207952287" calcext:value-type="float">
            <text:p>-12,82</text:p>
          </table:table-cell>
          <table:table-cell table:style-name="ce13" table:formula="of:=LEGACY.NORMSDIST(D_ONE([.$B$3];[.F44];[.$B$5]/365;[.$B$4];[.$B$6])) * [.$B$3] - LEGACY.NORMSDIST(D_TWO([.$B$3];[.F44];[.$B$5]/365;[.$B$4];[.$B$6])) * [.F44] * EXP(-[.$B$6] * ([.$B$5] / 365))" office:value-type="float" office:value="663.292821670888" calcext:value-type="float">
            <text:p>663,29</text:p>
          </table:table-cell>
          <table:table-cell table:style-name="ce20" table:formula="of:=MAX([.F45]-[.$B$7]; 0)" office:value-type="float" office:value="7200" calcext:value-type="float">
            <text:p>7200</text:p>
          </table:table-cell>
          <table:table-cell table:style-name="ce19" table:formula="of:=LEGACY.NORMSDIST(-D_TWO([.$B$3];[.F44];[.$B$5]/365;[.$B$4];[.$B$6])) * [.F44] * EXP(-[.$B$6] * ([.$B$5] / 365)) - LEGACY.NORMSDIST(-D_ONE([.$B$3];[.F44];[.$B$5]/365;[.$B$4];[.$B$6])) * [.$B$3]" office:value-type="float" office:value="485.812821670889" calcext:value-type="float">
            <text:p>485,81</text:p>
          </table:table-cell>
          <table:table-cell table:style-name="ce19" table:formula="of:=(-([.$B$3]*[.$B$4]*ND_ONE([.$B$3];[.F44];[.$B$5]/365;[.$B$4];[.$B$6]))/(2*SQRT([.$B$5]/365))-[.$B$6]*[.F44]*EXP(-[.$B$6]*([.$B$5]/365))*LEGACY.NORMSDIST(-D_TWO([.$B$3];[.F44];[.$B$5]/365;[.$B$4];[.$B$6])))/365" office:value-type="float" office:value="-12.8174207952287" calcext:value-type="float">
            <text:p>-12,82</text:p>
          </table:table-cell>
          <table:table-cell table:style-name="ce22" table:formula="of:=LEGACY.NORMSDIST(D_ONE([.$B$3];[.F44];[.$B$5]/365;[.$B$4];[.$B$6])) - 1" office:value-type="float" office:value="-0.412084379440417" calcext:value-type="float">
            <text:p>-0,41</text:p>
          </table:table-cell>
          <table:table-cell table:style-name="ce12" table:formula="of:=ABS([.I44]) * 2" office:value-type="percentage" office:value="0.824168758880834" calcext:value-type="percentage">
            <text:p>82,42%</text:p>
          </table:table-cell>
          <table:table-cell table:style-name="ce5"/>
          <table:table-cell table:number-columns-repeated="1013"/>
        </table:table-row>
        <table:table-row table:style-name="ro1">
          <table:table-cell/>
          <table:table-cell table:style-name="ce10" table:formula="of:=MIN(ABS([.C45]) * 2; 1)" office:value-type="percentage" office:value="1" calcext:value-type="percentage">
            <text:p>100,00%</text:p>
          </table:table-cell>
          <table:table-cell table:style-name="ce13" table:formula="of:=MIN(LEGACY.NORMSDIST(D_ONE([.$B$3];[.F45];[.$B$5]/365;[.$B$4];[.$B$6])); 1)" office:value-type="float" office:value="0.560389902935745" calcext:value-type="float">
            <text:p>0,56</text:p>
          </table:table-cell>
          <table:table-cell table:style-name="ce13" table:formula="of:=(-([.$B$3]*[.$B$4]*ND_ONE([.$B$3];[.F45];[.$B$5]/365;[.$B$4];[.$B$6]))/(2*SQRT([.$B$5]/365))-[.$B$6]*[.F45]*EXP(-[.$B$6]*([.$B$5]/365))*LEGACY.NORMSDIST(D_TWO([.$B$3];[.F45];[.$B$5]/365;[.$B$4];[.$B$6])))/365" office:value-type="float" office:value="-12.9869246898282" calcext:value-type="float">
            <text:p>-12,99</text:p>
          </table:table-cell>
          <table:table-cell table:style-name="ce13" table:formula="of:=LEGACY.NORMSDIST(D_ONE([.$B$3];[.F45];[.$B$5]/365;[.$B$4];[.$B$6])) * [.$B$3] - LEGACY.NORMSDIST(D_TWO([.$B$3];[.F45];[.$B$5]/365;[.$B$4];[.$B$6])) * [.F45] * EXP(-[.$B$6] * ([.$B$5] / 365))" office:value-type="float" office:value="613.668329753515" calcext:value-type="float">
            <text:p>613,67</text:p>
          </table:table-cell>
          <table:table-cell table:style-name="ce20" table:formula="of:=MAX([.F46]-[.$B$7]; 0)" office:value-type="float" office:value="7300" calcext:value-type="float">
            <text:p>7300</text:p>
          </table:table-cell>
          <table:table-cell table:style-name="ce19" table:formula="of:=LEGACY.NORMSDIST(-D_TWO([.$B$3];[.F45];[.$B$5]/365;[.$B$4];[.$B$6])) * [.F45] * EXP(-[.$B$6] * ([.$B$5] / 365)) - LEGACY.NORMSDIST(-D_ONE([.$B$3];[.F45];[.$B$5]/365;[.$B$4];[.$B$6])) * [.$B$3]" office:value-type="float" office:value="536.188329753515" calcext:value-type="float">
            <text:p>536,19</text:p>
          </table:table-cell>
          <table:table-cell table:style-name="ce19" table:formula="of:=(-([.$B$3]*[.$B$4]*ND_ONE([.$B$3];[.F45];[.$B$5]/365;[.$B$4];[.$B$6]))/(2*SQRT([.$B$5]/365))-[.$B$6]*[.F45]*EXP(-[.$B$6]*([.$B$5]/365))*LEGACY.NORMSDIST(-D_TWO([.$B$3];[.F45];[.$B$5]/365;[.$B$4];[.$B$6])))/365" office:value-type="float" office:value="-12.9869246898282" calcext:value-type="float">
            <text:p>-12,99</text:p>
          </table:table-cell>
          <table:table-cell table:style-name="ce22" table:formula="of:=LEGACY.NORMSDIST(D_ONE([.$B$3];[.F45];[.$B$5]/365;[.$B$4];[.$B$6])) - 1" office:value-type="float" office:value="-0.439610097064255" calcext:value-type="float">
            <text:p>-0,44</text:p>
          </table:table-cell>
          <table:table-cell table:style-name="ce12" table:formula="of:=ABS([.I45]) * 2" office:value-type="percentage" office:value="0.879220194128509" calcext:value-type="percentage">
            <text:p>87,92%</text:p>
          </table:table-cell>
          <table:table-cell table:style-name="ce5"/>
          <table:table-cell table:number-columns-repeated="1013"/>
        </table:table-row>
        <table:table-row table:style-name="ro2">
          <table:table-cell office:value-type="string" calcext:value-type="string">
            <office:annotation draw:style-name="gr1" draw:text-style-name="P2" svg:width="130.83mm" svg:height="9.1mm" svg:x="75.93mm" svg:y="335.14mm" draw:caption-point-x="-6.1mm" draw:caption-point-y="15mm">
              <dc:date>2018-11-01T00:00:00</dc:date>
              <text:p text:style-name="P1"><text:span text:style-name="T2">At-the-money options (light blue range)</text:span></text:p>
            </office:annotation>
            <text:p>ATM</text:p>
          </table:table-cell>
          <table:table-cell table:style-name="ce11" table:formula="of:=MIN([.C46] * 2; 1)" office:value-type="percentage" office:value="1" calcext:value-type="percentage">
            <text:p>100,00%</text:p>
          </table:table-cell>
          <table:table-cell table:style-name="ce14" table:formula="of:=MIN(LEGACY.NORMSDIST(D_ONE([.$B$3];[.F46];[.$B$5]/365;[.$B$4];[.$B$6])); 1)" office:value-type="float" office:value="0.532948897505414" calcext:value-type="float">
            <text:p>0,53</text:p>
          </table:table-cell>
          <table:table-cell table:style-name="ce14" table:formula="of:=(-([.$B$3]*[.$B$4]*ND_ONE([.$B$3];[.F46];[.$B$5]/365;[.$B$4];[.$B$6]))/(2*SQRT([.$B$5]/365))-[.$B$6]*[.F46]*EXP(-[.$B$6]*([.$B$5]/365))*LEGACY.NORMSDIST(D_TWO([.$B$3];[.F46];[.$B$5]/365;[.$B$4];[.$B$6])))/365" office:value-type="float" office:value="-13.0929021803405" calcext:value-type="float">
            <text:p>-13,09</text:p>
          </table:table-cell>
          <table:table-cell table:style-name="ce14" table:formula="of:=LEGACY.NORMSDIST(D_ONE([.$B$3];[.F46];[.$B$5]/365;[.$B$4];[.$B$6])) * [.$B$3] - LEGACY.NORMSDIST(D_TWO([.$B$3];[.F46];[.$B$5]/365;[.$B$4];[.$B$6])) * [.F46] * EXP(-[.$B$6] * ([.$B$5] / 365))" office:value-type="float" office:value="566.822564341029" calcext:value-type="float">
            <text:p>566,82</text:p>
          </table:table-cell>
          <table:table-cell table:style-name="ce21" table:formula="of:=CEILING([.B3]; [.$B$7])" office:value-type="float" office:value="7400" calcext:value-type="float">
            <text:p>7400</text:p>
          </table:table-cell>
          <table:table-cell table:style-name="ce14" table:formula="of:=LEGACY.NORMSDIST(-D_TWO([.$B$3];[.F46];[.$B$5]/365;[.$B$4];[.$B$6])) * [.F46] * EXP(-[.$B$6] * ([.$B$5] / 365)) - LEGACY.NORMSDIST(-D_ONE([.$B$3];[.F46];[.$B$5]/365;[.$B$4];[.$B$6])) * [.$B$3]" office:value-type="float" office:value="589.342564341031" calcext:value-type="float">
            <text:p>589,34</text:p>
          </table:table-cell>
          <table:table-cell table:style-name="ce14" table:formula="of:=(-([.$B$3]*[.$B$4]*ND_ONE([.$B$3];[.F46];[.$B$5]/365;[.$B$4];[.$B$6]))/(2*SQRT([.$B$5]/365))-[.$B$6]*[.F46]*EXP(-[.$B$6]*([.$B$5]/365))*LEGACY.NORMSDIST(-D_TWO([.$B$3];[.F46];[.$B$5]/365;[.$B$4];[.$B$6])))/365" office:value-type="float" office:value="-13.0929021803405" calcext:value-type="float">
            <text:p>-13,09</text:p>
          </table:table-cell>
          <table:table-cell table:style-name="ce14" table:formula="of:=LEGACY.NORMSDIST(D_ONE([.$B$3];[.F46];[.$B$5]/365;[.$B$4];[.$B$6])) - 1" office:value-type="float" office:value="-0.467051102494586" calcext:value-type="float">
            <text:p>-0,47</text:p>
          </table:table-cell>
          <table:table-cell table:style-name="ce11" table:formula="of:=MIN(ABS([.I46]) * 2; 1)" office:value-type="percentage" office:value="0.934102204989173" calcext:value-type="percentage">
            <text:p>93,41%</text:p>
          </table:table-cell>
          <table:table-cell table:style-name="ce5"/>
          <table:table-cell office:value-type="string" calcext:value-type="string">
            <text:p>ATM</text:p>
          </table:table-cell>
          <table:table-cell table:style-name="ce16"/>
          <table:table-cell table:number-columns-repeated="1011"/>
        </table:table-row>
        <table:table-row table:style-name="ro3">
          <table:table-cell/>
          <table:table-cell table:style-name="ce12" table:formula="of:=MIN(ABS([.C47]) * 2; 1)" office:value-type="percentage" office:value="1" calcext:value-type="percentage">
            <text:p>100,00%</text:p>
          </table:table-cell>
          <table:table-cell table:style-name="ce15" table:formula="of:=LEGACY.NORMSDIST(D_ONE([.$B$3];[.F47];[.$B$5]/365;[.$B$4];[.$B$6]))" office:value-type="float" office:value="0.505721254884297" calcext:value-type="float">
            <text:p>0,51</text:p>
          </table:table-cell>
          <table:table-cell table:style-name="ce19" table:formula="of:=(-([.$B$3]*[.$B$4]*ND_ONE([.$B$3];[.F47];[.$B$5]/365;[.$B$4];[.$B$6]))/(2*SQRT([.$B$5]/365))-[.$B$6]*[.F47]*EXP(-[.$B$6]*([.$B$5]/365))*LEGACY.NORMSDIST(D_TWO([.$B$3];[.F47];[.$B$5]/365;[.$B$4];[.$B$6])))/365" office:value-type="float" office:value="-13.1363843242613" calcext:value-type="float">
            <text:p>-13,14</text:p>
          </table:table-cell>
          <table:table-cell table:style-name="ce19" table:formula="of:=LEGACY.NORMSDIST(D_ONE([.$B$3];[.F47];[.$B$5]/365;[.$B$4];[.$B$6])) * [.$B$3] - LEGACY.NORMSDIST(D_TWO([.$B$3];[.F47];[.$B$5]/365;[.$B$4];[.$B$6])) * [.F47] * EXP(-[.$B$6] * ([.$B$5] / 365))" office:value-type="float" office:value="522.703080920669" calcext:value-type="float">
            <text:p>522,70</text:p>
          </table:table-cell>
          <table:table-cell table:style-name="ce20" table:formula="of:=[.F46] + [.$B$7]" office:value-type="float" office:value="7500" calcext:value-type="float">
            <text:p>7500</text:p>
          </table:table-cell>
          <table:table-cell table:style-name="ce13" table:formula="of:=LEGACY.NORMSDIST(-D_TWO([.$B$3];[.F47];[.$B$5]/365;[.$B$4];[.$B$6])) * [.F47] * EXP(-[.$B$6] * ([.$B$5] / 365)) - LEGACY.NORMSDIST(-D_ONE([.$B$3];[.F47];[.$B$5]/365;[.$B$4];[.$B$6])) * [.$B$3]" office:value-type="float" office:value="645.223080920671" calcext:value-type="float">
            <text:p>645,22</text:p>
          </table:table-cell>
          <table:table-cell table:style-name="ce13" table:formula="of:=(-([.$B$3]*[.$B$4]*ND_ONE([.$B$3];[.F47];[.$B$5]/365;[.$B$4];[.$B$6]))/(2*SQRT([.$B$5]/365))-[.$B$6]*[.F47]*EXP(-[.$B$6]*([.$B$5]/365))*LEGACY.NORMSDIST(-D_TWO([.$B$3];[.F47];[.$B$5]/365;[.$B$4];[.$B$6])))/365" office:value-type="float" office:value="-13.1363843242613" calcext:value-type="float">
            <text:p>-13,14</text:p>
          </table:table-cell>
          <table:table-cell table:style-name="ce13" table:formula="of:=MAX(LEGACY.NORMSDIST(D_ONE([.$B$3];[.F47];[.$B$5]/365;[.$B$4];[.$B$6])) - 1; -1)" office:value-type="float" office:value="-0.494278745115703" calcext:value-type="float">
            <text:p>-0,49</text:p>
          </table:table-cell>
          <table:table-cell table:style-name="ce10" table:formula="of:=MIN(ABS([.I47]) * 2; 1)" office:value-type="percentage" office:value="0.988557490231407" calcext:value-type="percentage">
            <text:p>98,86%</text:p>
          </table:table-cell>
          <table:table-cell table:style-name="ce5"/>
          <table:table-cell table:number-columns-repeated="1013"/>
        </table:table-row>
        <table:table-row table:style-name="ro1">
          <table:table-cell/>
          <table:table-cell table:style-name="ce12" table:formula="of:=MIN(ABS([.C48]) * 2; 1)" office:value-type="percentage" office:value="0.95765508287287" calcext:value-type="percentage">
            <text:p>95,77%</text:p>
          </table:table-cell>
          <table:table-cell table:style-name="ce15" table:formula="of:=LEGACY.NORMSDIST(D_ONE([.$B$3];[.F48];[.$B$5]/365;[.$B$4];[.$B$6]))" office:value-type="float" office:value="0.478827541436435" calcext:value-type="float">
            <text:p>0,48</text:p>
          </table:table-cell>
          <table:table-cell table:style-name="ce19" table:formula="of:=(-([.$B$3]*[.$B$4]*ND_ONE([.$B$3];[.F48];[.$B$5]/365;[.$B$4];[.$B$6]))/(2*SQRT([.$B$5]/365))-[.$B$6]*[.F48]*EXP(-[.$B$6]*([.$B$5]/365))*LEGACY.NORMSDIST(D_TWO([.$B$3];[.F48];[.$B$5]/365;[.$B$4];[.$B$6])))/365" office:value-type="float" office:value="-13.1192292378719" calcext:value-type="float">
            <text:p>-13,12</text:p>
          </table:table-cell>
          <table:table-cell table:style-name="ce19" table:formula="of:=LEGACY.NORMSDIST(D_ONE([.$B$3];[.F48];[.$B$5]/365;[.$B$4];[.$B$6])) * [.$B$3] - LEGACY.NORMSDIST(D_TWO([.$B$3];[.F48];[.$B$5]/365;[.$B$4];[.$B$6])) * [.F48] * EXP(-[.$B$6] * ([.$B$5] / 365))" office:value-type="float" office:value="481.246562847246" calcext:value-type="float">
            <text:p>481,25</text:p>
          </table:table-cell>
          <table:table-cell table:style-name="ce20" table:formula="of:=[.F47] + [.$B$7]" office:value-type="float" office:value="7600" calcext:value-type="float">
            <text:p>7600</text:p>
          </table:table-cell>
          <table:table-cell table:style-name="ce13" table:formula="of:=LEGACY.NORMSDIST(-D_TWO([.$B$3];[.F48];[.$B$5]/365;[.$B$4];[.$B$6])) * [.F48] * EXP(-[.$B$6] * ([.$B$5] / 365)) - LEGACY.NORMSDIST(-D_ONE([.$B$3];[.F48];[.$B$5]/365;[.$B$4];[.$B$6])) * [.$B$3]" office:value-type="float" office:value="703.766562847247" calcext:value-type="float">
            <text:p>703,77</text:p>
          </table:table-cell>
          <table:table-cell table:style-name="ce13" table:formula="of:=(-([.$B$3]*[.$B$4]*ND_ONE([.$B$3];[.F48];[.$B$5]/365;[.$B$4];[.$B$6]))/(2*SQRT([.$B$5]/365))-[.$B$6]*[.F48]*EXP(-[.$B$6]*([.$B$5]/365))*LEGACY.NORMSDIST(-D_TWO([.$B$3];[.F48];[.$B$5]/365;[.$B$4];[.$B$6])))/365" office:value-type="float" office:value="-13.1192292378719" calcext:value-type="float">
            <text:p>-13,12</text:p>
          </table:table-cell>
          <table:table-cell table:style-name="ce13" table:formula="of:=MAX(LEGACY.NORMSDIST(D_ONE([.$B$3];[.F48];[.$B$5]/365;[.$B$4];[.$B$6])) - 1; -1)" office:value-type="float" office:value="-0.521172458563565" calcext:value-type="float">
            <text:p>-0,52</text:p>
          </table:table-cell>
          <table:table-cell table:style-name="ce10" table:formula="of:=MIN(ABS([.I48]) * 2; 1)" office:value-type="percentage" office:value="1" calcext:value-type="percentage">
            <text:p>100,00%</text:p>
          </table:table-cell>
          <table:table-cell table:style-name="ce5"/>
          <table:table-cell table:number-columns-repeated="1013"/>
        </table:table-row>
        <table:table-row table:style-name="ro1">
          <table:table-cell/>
          <table:table-cell table:style-name="ce12" table:formula="of:=MIN(ABS([.C49]) * 2; 1)" office:value-type="percentage" office:value="0.90475817122296" calcext:value-type="percentage">
            <text:p>90,48%</text:p>
          </table:table-cell>
          <table:table-cell table:style-name="ce15" table:formula="of:=LEGACY.NORMSDIST(D_ONE([.$B$3];[.F49];[.$B$5]/365;[.$B$4];[.$B$6]))" office:value-type="float" office:value="0.45237908561148" calcext:value-type="float">
            <text:p>0,45</text:p>
          </table:table-cell>
          <table:table-cell table:style-name="ce19" table:formula="of:=(-([.$B$3]*[.$B$4]*ND_ONE([.$B$3];[.F49];[.$B$5]/365;[.$B$4];[.$B$6]))/(2*SQRT([.$B$5]/365))-[.$B$6]*[.F49]*EXP(-[.$B$6]*([.$B$5]/365))*LEGACY.NORMSDIST(D_TWO([.$B$3];[.F49];[.$B$5]/365;[.$B$4];[.$B$6])))/365" office:value-type="float" office:value="-13.0440259881691" calcext:value-type="float">
            <text:p>-13,04</text:p>
          </table:table-cell>
          <table:table-cell table:style-name="ce19" table:formula="of:=LEGACY.NORMSDIST(D_ONE([.$B$3];[.F49];[.$B$5]/365;[.$B$4];[.$B$6])) * [.$B$3] - LEGACY.NORMSDIST(D_TWO([.$B$3];[.F49];[.$B$5]/365;[.$B$4];[.$B$6])) * [.F49] * EXP(-[.$B$6] * ([.$B$5] / 365))" office:value-type="float" office:value="442.380093395759" calcext:value-type="float">
            <text:p>442,38</text:p>
          </table:table-cell>
          <table:table-cell table:style-name="ce20" table:formula="of:=[.F48] + [.$B$7]" office:value-type="float" office:value="7700" calcext:value-type="float">
            <text:p>7700</text:p>
          </table:table-cell>
          <table:table-cell table:style-name="ce13" table:formula="of:=LEGACY.NORMSDIST(-D_TWO([.$B$3];[.F49];[.$B$5]/365;[.$B$4];[.$B$6])) * [.F49] * EXP(-[.$B$6] * ([.$B$5] / 365)) - LEGACY.NORMSDIST(-D_ONE([.$B$3];[.F49];[.$B$5]/365;[.$B$4];[.$B$6])) * [.$B$3]" office:value-type="float" office:value="764.90009339576" calcext:value-type="float">
            <text:p>764,90</text:p>
          </table:table-cell>
          <table:table-cell table:style-name="ce13" table:formula="of:=(-([.$B$3]*[.$B$4]*ND_ONE([.$B$3];[.F49];[.$B$5]/365;[.$B$4];[.$B$6]))/(2*SQRT([.$B$5]/365))-[.$B$6]*[.F49]*EXP(-[.$B$6]*([.$B$5]/365))*LEGACY.NORMSDIST(-D_TWO([.$B$3];[.F49];[.$B$5]/365;[.$B$4];[.$B$6])))/365" office:value-type="float" office:value="-13.0440259881691" calcext:value-type="float">
            <text:p>-13,04</text:p>
          </table:table-cell>
          <table:table-cell table:style-name="ce13" table:formula="of:=MAX(LEGACY.NORMSDIST(D_ONE([.$B$3];[.F49];[.$B$5]/365;[.$B$4];[.$B$6])) - 1; -1)" office:value-type="float" office:value="-0.54762091438852" calcext:value-type="float">
            <text:p>-0,55</text:p>
          </table:table-cell>
          <table:table-cell table:style-name="ce10" table:formula="of:=MIN(ABS([.I49]) * 2; 1)" office:value-type="percentage" office:value="1" calcext:value-type="percentage">
            <text:p>100,00%</text:p>
          </table:table-cell>
          <table:table-cell table:style-name="ce5"/>
          <table:table-cell table:number-columns-repeated="1013"/>
        </table:table-row>
        <table:table-row table:style-name="ro1">
          <table:table-cell/>
          <table:table-cell table:style-name="ce12" table:formula="of:=MIN(ABS([.C50]) * 2; 1)" office:value-type="percentage" office:value="0.852954198060298" calcext:value-type="percentage">
            <text:p>85,30%</text:p>
          </table:table-cell>
          <table:table-cell table:style-name="ce15" table:formula="of:=LEGACY.NORMSDIST(D_ONE([.$B$3];[.F50];[.$B$5]/365;[.$B$4];[.$B$6]))" office:value-type="float" office:value="0.426477099030149" calcext:value-type="float">
            <text:p>0,43</text:p>
          </table:table-cell>
          <table:table-cell table:style-name="ce19" table:formula="of:=(-([.$B$3]*[.$B$4]*ND_ONE([.$B$3];[.F50];[.$B$5]/365;[.$B$4];[.$B$6]))/(2*SQRT([.$B$5]/365))-[.$B$6]*[.F50]*EXP(-[.$B$6]*([.$B$5]/365))*LEGACY.NORMSDIST(D_TWO([.$B$3];[.F50];[.$B$5]/365;[.$B$4];[.$B$6])))/365" office:value-type="float" office:value="-12.9139905391346" calcext:value-type="float">
            <text:p>-12,91</text:p>
          </table:table-cell>
          <table:table-cell table:style-name="ce19" table:formula="of:=LEGACY.NORMSDIST(D_ONE([.$B$3];[.F50];[.$B$5]/365;[.$B$4];[.$B$6])) * [.$B$3] - LEGACY.NORMSDIST(D_TWO([.$B$3];[.F50];[.$B$5]/365;[.$B$4];[.$B$6])) * [.F50] * EXP(-[.$B$6] * ([.$B$5] / 365))" office:value-type="float" office:value="406.022459123999" calcext:value-type="float">
            <text:p>406,02</text:p>
          </table:table-cell>
          <table:table-cell table:style-name="ce20" table:formula="of:=[.F49] + [.$B$7]" office:value-type="float" office:value="7800" calcext:value-type="float">
            <text:p>7800</text:p>
          </table:table-cell>
          <table:table-cell table:style-name="ce13" table:formula="of:=LEGACY.NORMSDIST(-D_TWO([.$B$3];[.F50];[.$B$5]/365;[.$B$4];[.$B$6])) * [.F50] * EXP(-[.$B$6] * ([.$B$5] / 365)) - LEGACY.NORMSDIST(-D_ONE([.$B$3];[.F50];[.$B$5]/365;[.$B$4];[.$B$6])) * [.$B$3]" office:value-type="float" office:value="828.542459123999" calcext:value-type="float">
            <text:p>828,54</text:p>
          </table:table-cell>
          <table:table-cell table:style-name="ce13" table:formula="of:=(-([.$B$3]*[.$B$4]*ND_ONE([.$B$3];[.F50];[.$B$5]/365;[.$B$4];[.$B$6]))/(2*SQRT([.$B$5]/365))-[.$B$6]*[.F50]*EXP(-[.$B$6]*([.$B$5]/365))*LEGACY.NORMSDIST(-D_TWO([.$B$3];[.F50];[.$B$5]/365;[.$B$4];[.$B$6])))/365" office:value-type="float" office:value="-12.9139905391346" calcext:value-type="float">
            <text:p>-12,91</text:p>
          </table:table-cell>
          <table:table-cell table:style-name="ce13" table:formula="of:=MAX(LEGACY.NORMSDIST(D_ONE([.$B$3];[.F50];[.$B$5]/365;[.$B$4];[.$B$6])) - 1; -1)" office:value-type="float" office:value="-0.573522900969851" calcext:value-type="float">
            <text:p>-0,57</text:p>
          </table:table-cell>
          <table:table-cell table:style-name="ce10" table:formula="of:=MIN(ABS([.I50]) * 2; 1)" office:value-type="percentage" office:value="1" calcext:value-type="percentage">
            <text:p>100,00%</text:p>
          </table:table-cell>
          <table:table-cell table:style-name="ce5"/>
          <table:table-cell table:number-columns-repeated="1013"/>
        </table:table-row>
        <table:table-row table:style-name="ro1">
          <table:table-cell/>
          <table:table-cell table:style-name="ce12" table:formula="of:=MIN(ABS([.C51]) * 2; 1)" office:value-type="percentage" office:value="0.802424126381414" calcext:value-type="percentage">
            <text:p>80,24%</text:p>
          </table:table-cell>
          <table:table-cell table:style-name="ce15" table:formula="of:=LEGACY.NORMSDIST(D_ONE([.$B$3];[.F51];[.$B$5]/365;[.$B$4];[.$B$6]))" office:value-type="float" office:value="0.401212063190707" calcext:value-type="float">
            <text:p>0,40</text:p>
          </table:table-cell>
          <table:table-cell table:style-name="ce19" table:formula="of:=(-([.$B$3]*[.$B$4]*ND_ONE([.$B$3];[.F51];[.$B$5]/365;[.$B$4];[.$B$6]))/(2*SQRT([.$B$5]/365))-[.$B$6]*[.F51]*EXP(-[.$B$6]*([.$B$5]/365))*LEGACY.NORMSDIST(D_TWO([.$B$3];[.F51];[.$B$5]/365;[.$B$4];[.$B$6])))/365" office:value-type="float" office:value="-12.7328575411354" calcext:value-type="float">
            <text:p>-12,73</text:p>
          </table:table-cell>
          <table:table-cell table:style-name="ce19" table:formula="of:=LEGACY.NORMSDIST(D_ONE([.$B$3];[.F51];[.$B$5]/365;[.$B$4];[.$B$6])) * [.$B$3] - LEGACY.NORMSDIST(D_TWO([.$B$3];[.F51];[.$B$5]/365;[.$B$4];[.$B$6])) * [.F51] * EXP(-[.$B$6] * ([.$B$5] / 365))" office:value-type="float" office:value="372.08545692204" calcext:value-type="float">
            <text:p>372,09</text:p>
          </table:table-cell>
          <table:table-cell table:style-name="ce20" table:formula="of:=[.F50] + [.$B$7]" office:value-type="float" office:value="7900" calcext:value-type="float">
            <text:p>7900</text:p>
          </table:table-cell>
          <table:table-cell table:style-name="ce13" table:formula="of:=LEGACY.NORMSDIST(-D_TWO([.$B$3];[.F51];[.$B$5]/365;[.$B$4];[.$B$6])) * [.F51] * EXP(-[.$B$6] * ([.$B$5] / 365)) - LEGACY.NORMSDIST(-D_ONE([.$B$3];[.F51];[.$B$5]/365;[.$B$4];[.$B$6])) * [.$B$3]" office:value-type="float" office:value="894.60545692204" calcext:value-type="float">
            <text:p>894,61</text:p>
          </table:table-cell>
          <table:table-cell table:style-name="ce13" table:formula="of:=(-([.$B$3]*[.$B$4]*ND_ONE([.$B$3];[.F51];[.$B$5]/365;[.$B$4];[.$B$6]))/(2*SQRT([.$B$5]/365))-[.$B$6]*[.F51]*EXP(-[.$B$6]*([.$B$5]/365))*LEGACY.NORMSDIST(-D_TWO([.$B$3];[.F51];[.$B$5]/365;[.$B$4];[.$B$6])))/365" office:value-type="float" office:value="-12.7328575411354" calcext:value-type="float">
            <text:p>-12,73</text:p>
          </table:table-cell>
          <table:table-cell table:style-name="ce13" table:formula="of:=MAX(LEGACY.NORMSDIST(D_ONE([.$B$3];[.F51];[.$B$5]/365;[.$B$4];[.$B$6])) - 1; -1)" office:value-type="float" office:value="-0.598787936809293" calcext:value-type="float">
            <text:p>-0,60</text:p>
          </table:table-cell>
          <table:table-cell table:style-name="ce10" table:formula="of:=MIN(ABS([.I51]) * 2; 1)" office:value-type="percentage" office:value="1" calcext:value-type="percentage">
            <text:p>100,00%</text:p>
          </table:table-cell>
          <table:table-cell table:style-name="ce5"/>
          <table:table-cell table:number-columns-repeated="1013"/>
        </table:table-row>
        <table:table-row table:style-name="ro1">
          <table:table-cell/>
          <table:table-cell table:style-name="ce12" table:formula="of:=MIN(ABS([.C52]) * 2; 1)" office:value-type="percentage" office:value="0.753326732892432" calcext:value-type="percentage">
            <text:p>75,33%</text:p>
          </table:table-cell>
          <table:table-cell table:style-name="ce15" table:formula="of:=LEGACY.NORMSDIST(D_ONE([.$B$3];[.F52];[.$B$5]/365;[.$B$4];[.$B$6]))" office:value-type="float" office:value="0.376663366446216" calcext:value-type="float">
            <text:p>0,38</text:p>
          </table:table-cell>
          <table:table-cell table:style-name="ce19" table:formula="of:=(-([.$B$3]*[.$B$4]*ND_ONE([.$B$3];[.F52];[.$B$5]/365;[.$B$4];[.$B$6]))/(2*SQRT([.$B$5]/365))-[.$B$6]*[.F52]*EXP(-[.$B$6]*([.$B$5]/365))*LEGACY.NORMSDIST(D_TWO([.$B$3];[.F52];[.$B$5]/365;[.$B$4];[.$B$6])))/365" office:value-type="float" office:value="-12.5047713851897" calcext:value-type="float">
            <text:p>-12,50</text:p>
          </table:table-cell>
          <table:table-cell table:style-name="ce19" table:formula="of:=LEGACY.NORMSDIST(D_ONE([.$B$3];[.F52];[.$B$5]/365;[.$B$4];[.$B$6])) * [.$B$3] - LEGACY.NORMSDIST(D_TWO([.$B$3];[.F52];[.$B$5]/365;[.$B$4];[.$B$6])) * [.F52] * EXP(-[.$B$6] * ([.$B$5] / 365))" office:value-type="float" office:value="340.47518037665" calcext:value-type="float">
            <text:p>340,48</text:p>
          </table:table-cell>
          <table:table-cell table:style-name="ce20" table:formula="of:=[.F51] + [.$B$7]" office:value-type="float" office:value="8000" calcext:value-type="float">
            <text:p>8000</text:p>
          </table:table-cell>
          <table:table-cell table:style-name="ce13" table:formula="of:=LEGACY.NORMSDIST(-D_TWO([.$B$3];[.F52];[.$B$5]/365;[.$B$4];[.$B$6])) * [.F52] * EXP(-[.$B$6] * ([.$B$5] / 365)) - LEGACY.NORMSDIST(-D_ONE([.$B$3];[.F52];[.$B$5]/365;[.$B$4];[.$B$6])) * [.$B$3]" office:value-type="float" office:value="962.99518037665" calcext:value-type="float">
            <text:p>963,00</text:p>
          </table:table-cell>
          <table:table-cell table:style-name="ce13" table:formula="of:=(-([.$B$3]*[.$B$4]*ND_ONE([.$B$3];[.F52];[.$B$5]/365;[.$B$4];[.$B$6]))/(2*SQRT([.$B$5]/365))-[.$B$6]*[.F52]*EXP(-[.$B$6]*([.$B$5]/365))*LEGACY.NORMSDIST(-D_TWO([.$B$3];[.F52];[.$B$5]/365;[.$B$4];[.$B$6])))/365" office:value-type="float" office:value="-12.5047713851897" calcext:value-type="float">
            <text:p>-12,50</text:p>
          </table:table-cell>
          <table:table-cell table:style-name="ce13" table:formula="of:=MAX(LEGACY.NORMSDIST(D_ONE([.$B$3];[.F52];[.$B$5]/365;[.$B$4];[.$B$6])) - 1; -1)" office:value-type="float" office:value="-0.623336633553784" calcext:value-type="float">
            <text:p>-0,62</text:p>
          </table:table-cell>
          <table:table-cell table:style-name="ce10" table:formula="of:=MIN(ABS([.I52]) * 2; 1)" office:value-type="percentage" office:value="1" calcext:value-type="percentage">
            <text:p>100,00%</text:p>
          </table:table-cell>
          <table:table-cell table:style-name="ce5"/>
          <table:table-cell table:number-columns-repeated="1013"/>
        </table:table-row>
        <table:table-row table:style-name="ro1">
          <table:table-cell/>
          <table:table-cell table:style-name="ce12" table:formula="of:=MIN(ABS([.C53]) * 2; 1)" office:value-type="percentage" office:value="0.705798342149672" calcext:value-type="percentage">
            <text:p>70,58%</text:p>
          </table:table-cell>
          <table:table-cell table:style-name="ce15" table:formula="of:=LEGACY.NORMSDIST(D_ONE([.$B$3];[.F53];[.$B$5]/365;[.$B$4];[.$B$6]))" office:value-type="float" office:value="0.352899171074836" calcext:value-type="float">
            <text:p>0,35</text:p>
          </table:table-cell>
          <table:table-cell table:style-name="ce19" table:formula="of:=(-([.$B$3]*[.$B$4]*ND_ONE([.$B$3];[.F53];[.$B$5]/365;[.$B$4];[.$B$6]))/(2*SQRT([.$B$5]/365))-[.$B$6]*[.F53]*EXP(-[.$B$6]*([.$B$5]/365))*LEGACY.NORMSDIST(D_TWO([.$B$3];[.F53];[.$B$5]/365;[.$B$4];[.$B$6])))/365" office:value-type="float" office:value="-12.234179506745" calcext:value-type="float">
            <text:p>-12,23</text:p>
          </table:table-cell>
          <table:table-cell table:style-name="ce19" table:formula="of:=LEGACY.NORMSDIST(D_ONE([.$B$3];[.F53];[.$B$5]/365;[.$B$4];[.$B$6])) * [.$B$3] - LEGACY.NORMSDIST(D_TWO([.$B$3];[.F53];[.$B$5]/365;[.$B$4];[.$B$6])) * [.F53] * EXP(-[.$B$6] * ([.$B$5] / 365))" office:value-type="float" office:value="311.093264555031" calcext:value-type="float">
            <text:p>311,09</text:p>
          </table:table-cell>
          <table:table-cell table:style-name="ce20" table:formula="of:=[.F52] + [.$B$7]" office:value-type="float" office:value="8100" calcext:value-type="float">
            <text:p>8100</text:p>
          </table:table-cell>
          <table:table-cell table:style-name="ce13" table:formula="of:=LEGACY.NORMSDIST(-D_TWO([.$B$3];[.F53];[.$B$5]/365;[.$B$4];[.$B$6])) * [.F53] * EXP(-[.$B$6] * ([.$B$5] / 365)) - LEGACY.NORMSDIST(-D_ONE([.$B$3];[.F53];[.$B$5]/365;[.$B$4];[.$B$6])) * [.$B$3]" office:value-type="float" office:value="1033.61326455503" calcext:value-type="float">
            <text:p>1033,61</text:p>
          </table:table-cell>
          <table:table-cell table:style-name="ce13" table:formula="of:=(-([.$B$3]*[.$B$4]*ND_ONE([.$B$3];[.F53];[.$B$5]/365;[.$B$4];[.$B$6]))/(2*SQRT([.$B$5]/365))-[.$B$6]*[.F53]*EXP(-[.$B$6]*([.$B$5]/365))*LEGACY.NORMSDIST(-D_TWO([.$B$3];[.F53];[.$B$5]/365;[.$B$4];[.$B$6])))/365" office:value-type="float" office:value="-12.234179506745" calcext:value-type="float">
            <text:p>-12,23</text:p>
          </table:table-cell>
          <table:table-cell table:style-name="ce13" table:formula="of:=MAX(LEGACY.NORMSDIST(D_ONE([.$B$3];[.F53];[.$B$5]/365;[.$B$4];[.$B$6])) - 1; -1)" office:value-type="float" office:value="-0.647100828925164" calcext:value-type="float">
            <text:p>-0,65</text:p>
          </table:table-cell>
          <table:table-cell table:style-name="ce10" table:formula="of:=MIN(ABS([.I53]) * 2; 1)" office:value-type="percentage" office:value="1" calcext:value-type="percentage">
            <text:p>100,00%</text:p>
          </table:table-cell>
          <table:table-cell table:style-name="ce5"/>
          <table:table-cell table:number-columns-repeated="1013"/>
        </table:table-row>
        <table:table-row table:style-name="ro1">
          <table:table-cell/>
          <table:table-cell table:style-name="ce12" table:formula="of:=MIN(ABS([.C54]) * 2; 1)" office:value-type="percentage" office:value="0.659952973567748" calcext:value-type="percentage">
            <text:p>66,00%</text:p>
          </table:table-cell>
          <table:table-cell table:style-name="ce15" table:formula="of:=LEGACY.NORMSDIST(D_ONE([.$B$3];[.F54];[.$B$5]/365;[.$B$4];[.$B$6]))" office:value-type="float" office:value="0.329976486783874" calcext:value-type="float">
            <text:p>0,33</text:p>
          </table:table-cell>
          <table:table-cell table:style-name="ce19" table:formula="of:=(-([.$B$3]*[.$B$4]*ND_ONE([.$B$3];[.F54];[.$B$5]/365;[.$B$4];[.$B$6]))/(2*SQRT([.$B$5]/365))-[.$B$6]*[.F54]*EXP(-[.$B$6]*([.$B$5]/365))*LEGACY.NORMSDIST(D_TWO([.$B$3];[.F54];[.$B$5]/365;[.$B$4];[.$B$6])))/365" office:value-type="float" office:value="-11.9257304461364" calcext:value-type="float">
            <text:p>-11,93</text:p>
          </table:table-cell>
          <table:table-cell table:style-name="ce19" table:formula="of:=LEGACY.NORMSDIST(D_ONE([.$B$3];[.F54];[.$B$5]/365;[.$B$4];[.$B$6])) * [.$B$3] - LEGACY.NORMSDIST(D_TWO([.$B$3];[.F54];[.$B$5]/365;[.$B$4];[.$B$6])) * [.F54] * EXP(-[.$B$6] * ([.$B$5] / 365))" office:value-type="float" office:value="283.838071866334" calcext:value-type="float">
            <text:p>283,84</text:p>
          </table:table-cell>
          <table:table-cell table:style-name="ce20" table:formula="of:=[.F53] + [.$B$7]" office:value-type="float" office:value="8200" calcext:value-type="float">
            <text:p>8200</text:p>
          </table:table-cell>
          <table:table-cell table:style-name="ce13" table:formula="of:=LEGACY.NORMSDIST(-D_TWO([.$B$3];[.F54];[.$B$5]/365;[.$B$4];[.$B$6])) * [.F54] * EXP(-[.$B$6] * ([.$B$5] / 365)) - LEGACY.NORMSDIST(-D_ONE([.$B$3];[.F54];[.$B$5]/365;[.$B$4];[.$B$6])) * [.$B$3]" office:value-type="float" office:value="1106.35807186633" calcext:value-type="float">
            <text:p>1106,36</text:p>
          </table:table-cell>
          <table:table-cell table:style-name="ce13" table:formula="of:=(-([.$B$3]*[.$B$4]*ND_ONE([.$B$3];[.F54];[.$B$5]/365;[.$B$4];[.$B$6]))/(2*SQRT([.$B$5]/365))-[.$B$6]*[.F54]*EXP(-[.$B$6]*([.$B$5]/365))*LEGACY.NORMSDIST(-D_TWO([.$B$3];[.F54];[.$B$5]/365;[.$B$4];[.$B$6])))/365" office:value-type="float" office:value="-11.9257304461364" calcext:value-type="float">
            <text:p>-11,93</text:p>
          </table:table-cell>
          <table:table-cell table:style-name="ce13" table:formula="of:=MAX(LEGACY.NORMSDIST(D_ONE([.$B$3];[.F54];[.$B$5]/365;[.$B$4];[.$B$6])) - 1; -1)" office:value-type="float" office:value="-0.670023513216126" calcext:value-type="float">
            <text:p>-0,67</text:p>
          </table:table-cell>
          <table:table-cell table:style-name="ce10" table:formula="of:=MIN(ABS([.I54]) * 2; 1)" office:value-type="percentage" office:value="1" calcext:value-type="percentage">
            <text:p>100,00%</text:p>
          </table:table-cell>
          <table:table-cell table:style-name="ce5"/>
          <table:table-cell table:number-columns-repeated="1013"/>
        </table:table-row>
        <table:table-row table:style-name="ro1">
          <table:table-cell/>
          <table:table-cell table:style-name="ce12" table:formula="of:=MIN(ABS([.C55]) * 2; 1)" office:value-type="percentage" office:value="0.615882849512915" calcext:value-type="percentage">
            <text:p>61,59%</text:p>
          </table:table-cell>
          <table:table-cell table:style-name="ce15" table:formula="of:=LEGACY.NORMSDIST(D_ONE([.$B$3];[.F55];[.$B$5]/365;[.$B$4];[.$B$6]))" office:value-type="float" office:value="0.307941424756457" calcext:value-type="float">
            <text:p>0,31</text:p>
          </table:table-cell>
          <table:table-cell table:style-name="ce19" table:formula="of:=(-([.$B$3]*[.$B$4]*ND_ONE([.$B$3];[.F55];[.$B$5]/365;[.$B$4];[.$B$6]))/(2*SQRT([.$B$5]/365))-[.$B$6]*[.F55]*EXP(-[.$B$6]*([.$B$5]/365))*LEGACY.NORMSDIST(D_TWO([.$B$3];[.F55];[.$B$5]/365;[.$B$4];[.$B$6])))/365" office:value-type="float" office:value="-11.5841786810261" calcext:value-type="float">
            <text:p>-11,58</text:p>
          </table:table-cell>
          <table:table-cell table:style-name="ce19" table:formula="of:=LEGACY.NORMSDIST(D_ONE([.$B$3];[.F55];[.$B$5]/365;[.$B$4];[.$B$6])) * [.$B$3] - LEGACY.NORMSDIST(D_TWO([.$B$3];[.F55];[.$B$5]/365;[.$B$4];[.$B$6])) * [.F55] * EXP(-[.$B$6] * ([.$B$5] / 365))" office:value-type="float" office:value="258.605805166436" calcext:value-type="float">
            <text:p>258,61</text:p>
          </table:table-cell>
          <table:table-cell table:style-name="ce20" table:formula="of:=[.F54] + [.$B$7]" office:value-type="float" office:value="8300" calcext:value-type="float">
            <text:p>8300</text:p>
          </table:table-cell>
          <table:table-cell table:style-name="ce13" table:formula="of:=LEGACY.NORMSDIST(-D_TWO([.$B$3];[.F55];[.$B$5]/365;[.$B$4];[.$B$6])) * [.F55] * EXP(-[.$B$6] * ([.$B$5] / 365)) - LEGACY.NORMSDIST(-D_ONE([.$B$3];[.F55];[.$B$5]/365;[.$B$4];[.$B$6])) * [.$B$3]" office:value-type="float" office:value="1181.12580516644" calcext:value-type="float">
            <text:p>1181,13</text:p>
          </table:table-cell>
          <table:table-cell table:style-name="ce13" table:formula="of:=(-([.$B$3]*[.$B$4]*ND_ONE([.$B$3];[.F55];[.$B$5]/365;[.$B$4];[.$B$6]))/(2*SQRT([.$B$5]/365))-[.$B$6]*[.F55]*EXP(-[.$B$6]*([.$B$5]/365))*LEGACY.NORMSDIST(-D_TWO([.$B$3];[.F55];[.$B$5]/365;[.$B$4];[.$B$6])))/365" office:value-type="float" office:value="-11.5841786810261" calcext:value-type="float">
            <text:p>-11,58</text:p>
          </table:table-cell>
          <table:table-cell table:style-name="ce13" table:formula="of:=MAX(LEGACY.NORMSDIST(D_ONE([.$B$3];[.F55];[.$B$5]/365;[.$B$4];[.$B$6])) - 1; -1)" office:value-type="float" office:value="-0.692058575243543" calcext:value-type="float">
            <text:p>-0,69</text:p>
          </table:table-cell>
          <table:table-cell table:style-name="ce10" table:formula="of:=MIN(ABS([.I55]) * 2; 1)" office:value-type="percentage" office:value="1" calcext:value-type="percentage">
            <text:p>100,00%</text:p>
          </table:table-cell>
          <table:table-cell table:style-name="ce5"/>
          <table:table-cell table:number-columns-repeated="1013"/>
        </table:table-row>
        <table:table-row table:style-name="ro1">
          <table:table-cell/>
          <table:table-cell table:style-name="ce12" table:formula="of:=MIN(ABS([.C56]) * 2; 1)" office:value-type="percentage" office:value="0.573659210477477" calcext:value-type="percentage">
            <text:p>57,37%</text:p>
          </table:table-cell>
          <table:table-cell table:style-name="ce15" table:formula="of:=LEGACY.NORMSDIST(D_ONE([.$B$3];[.F56];[.$B$5]/365;[.$B$4];[.$B$6]))" office:value-type="float" office:value="0.286829605238738" calcext:value-type="float">
            <text:p>0,29</text:p>
          </table:table-cell>
          <table:table-cell table:style-name="ce19" table:formula="of:=(-([.$B$3]*[.$B$4]*ND_ONE([.$B$3];[.F56];[.$B$5]/365;[.$B$4];[.$B$6]))/(2*SQRT([.$B$5]/365))-[.$B$6]*[.F56]*EXP(-[.$B$6]*([.$B$5]/365))*LEGACY.NORMSDIST(D_TWO([.$B$3];[.F56];[.$B$5]/365;[.$B$4];[.$B$6])))/365" office:value-type="float" office:value="-11.2142977616643" calcext:value-type="float">
            <text:p>-11,21</text:p>
          </table:table-cell>
          <table:table-cell table:style-name="ce19" table:formula="of:=LEGACY.NORMSDIST(D_ONE([.$B$3];[.F56];[.$B$5]/365;[.$B$4];[.$B$6])) * [.$B$3] - LEGACY.NORMSDIST(D_TWO([.$B$3];[.F56];[.$B$5]/365;[.$B$4];[.$B$6])) * [.F56] * EXP(-[.$B$6] * ([.$B$5] / 365))" office:value-type="float" office:value="235.2915376304" calcext:value-type="float">
            <text:p>235,29</text:p>
          </table:table-cell>
          <table:table-cell table:style-name="ce20" table:formula="of:=[.F55] + [.$B$7]" office:value-type="float" office:value="8400" calcext:value-type="float">
            <text:p>8400</text:p>
          </table:table-cell>
          <table:table-cell table:style-name="ce13" table:formula="of:=LEGACY.NORMSDIST(-D_TWO([.$B$3];[.F56];[.$B$5]/365;[.$B$4];[.$B$6])) * [.F56] * EXP(-[.$B$6] * ([.$B$5] / 365)) - LEGACY.NORMSDIST(-D_ONE([.$B$3];[.F56];[.$B$5]/365;[.$B$4];[.$B$6])) * [.$B$3]" office:value-type="float" office:value="1257.8115376304" calcext:value-type="float">
            <text:p>1257,81</text:p>
          </table:table-cell>
          <table:table-cell table:style-name="ce13" table:formula="of:=(-([.$B$3]*[.$B$4]*ND_ONE([.$B$3];[.F56];[.$B$5]/365;[.$B$4];[.$B$6]))/(2*SQRT([.$B$5]/365))-[.$B$6]*[.F56]*EXP(-[.$B$6]*([.$B$5]/365))*LEGACY.NORMSDIST(-D_TWO([.$B$3];[.F56];[.$B$5]/365;[.$B$4];[.$B$6])))/365" office:value-type="float" office:value="-11.2142977616643" calcext:value-type="float">
            <text:p>-11,21</text:p>
          </table:table-cell>
          <table:table-cell table:style-name="ce13" table:formula="of:=MAX(LEGACY.NORMSDIST(D_ONE([.$B$3];[.F56];[.$B$5]/365;[.$B$4];[.$B$6])) - 1; -1)" office:value-type="float" office:value="-0.713170394761262" calcext:value-type="float">
            <text:p>-0,71</text:p>
          </table:table-cell>
          <table:table-cell table:style-name="ce10" table:formula="of:=MIN(ABS([.I56]) * 2; 1)" office:value-type="percentage" office:value="1" calcext:value-type="percentage">
            <text:p>100,00%</text:p>
          </table:table-cell>
          <table:table-cell table:style-name="ce5"/>
          <table:table-cell table:number-columns-repeated="1013"/>
        </table:table-row>
        <table:table-row table:style-name="ro1">
          <table:table-cell/>
          <table:table-cell table:style-name="ce12" table:formula="of:=MIN(ABS([.C57]) * 2; 1)" office:value-type="percentage" office:value="0.533333383051989" calcext:value-type="percentage">
            <text:p>53,33%</text:p>
          </table:table-cell>
          <table:table-cell table:style-name="ce15" table:formula="of:=LEGACY.NORMSDIST(D_ONE([.$B$3];[.F57];[.$B$5]/365;[.$B$4];[.$B$6]))" office:value-type="float" office:value="0.266666691525995" calcext:value-type="float">
            <text:p>0,27</text:p>
          </table:table-cell>
          <table:table-cell table:style-name="ce19" table:formula="of:=(-([.$B$3]*[.$B$4]*ND_ONE([.$B$3];[.F57];[.$B$5]/365;[.$B$4];[.$B$6]))/(2*SQRT([.$B$5]/365))-[.$B$6]*[.F57]*EXP(-[.$B$6]*([.$B$5]/365))*LEGACY.NORMSDIST(D_TWO([.$B$3];[.F57];[.$B$5]/365;[.$B$4];[.$B$6])))/365" office:value-type="float" office:value="-10.8208028201351" calcext:value-type="float">
            <text:p>-10,82</text:p>
          </table:table-cell>
          <table:table-cell table:style-name="ce19" table:formula="of:=LEGACY.NORMSDIST(D_ONE([.$B$3];[.F57];[.$B$5]/365;[.$B$4];[.$B$6])) * [.$B$3] - LEGACY.NORMSDIST(D_TWO([.$B$3];[.F57];[.$B$5]/365;[.$B$4];[.$B$6])) * [.F57] * EXP(-[.$B$6] * ([.$B$5] / 365))" office:value-type="float" office:value="213.790152050012" calcext:value-type="float">
            <text:p>213,79</text:p>
          </table:table-cell>
          <table:table-cell table:style-name="ce20" table:formula="of:=[.F56] + [.$B$7]" office:value-type="float" office:value="8500" calcext:value-type="float">
            <text:p>8500</text:p>
          </table:table-cell>
          <table:table-cell table:style-name="ce13" table:formula="of:=LEGACY.NORMSDIST(-D_TWO([.$B$3];[.F57];[.$B$5]/365;[.$B$4];[.$B$6])) * [.F57] * EXP(-[.$B$6] * ([.$B$5] / 365)) - LEGACY.NORMSDIST(-D_ONE([.$B$3];[.F57];[.$B$5]/365;[.$B$4];[.$B$6])) * [.$B$3]" office:value-type="float" office:value="1336.31015205001" calcext:value-type="float">
            <text:p>1336,31</text:p>
          </table:table-cell>
          <table:table-cell table:style-name="ce13" table:formula="of:=(-([.$B$3]*[.$B$4]*ND_ONE([.$B$3];[.F57];[.$B$5]/365;[.$B$4];[.$B$6]))/(2*SQRT([.$B$5]/365))-[.$B$6]*[.F57]*EXP(-[.$B$6]*([.$B$5]/365))*LEGACY.NORMSDIST(-D_TWO([.$B$3];[.F57];[.$B$5]/365;[.$B$4];[.$B$6])))/365" office:value-type="float" office:value="-10.8208028201351" calcext:value-type="float">
            <text:p>-10,82</text:p>
          </table:table-cell>
          <table:table-cell table:style-name="ce13" table:formula="of:=MAX(LEGACY.NORMSDIST(D_ONE([.$B$3];[.F57];[.$B$5]/365;[.$B$4];[.$B$6])) - 1; -1)" office:value-type="float" office:value="-0.733333308474005" calcext:value-type="float">
            <text:p>-0,73</text:p>
          </table:table-cell>
          <table:table-cell table:style-name="ce10" table:formula="of:=MIN(ABS([.I57]) * 2; 1)" office:value-type="percentage" office:value="1" calcext:value-type="percentage">
            <text:p>100,00%</text:p>
          </table:table-cell>
          <table:table-cell table:style-name="ce5"/>
          <table:table-cell table:number-columns-repeated="1013"/>
        </table:table-row>
        <table:table-row table:style-name="ro1">
          <table:table-cell/>
          <table:table-cell table:style-name="ce12" table:formula="of:=MIN(ABS([.C58]) * 2; 1)" office:value-type="percentage" office:value="0.494938047756601" calcext:value-type="percentage">
            <text:p>49,49%</text:p>
          </table:table-cell>
          <table:table-cell table:style-name="ce15" table:formula="of:=LEGACY.NORMSDIST(D_ONE([.$B$3];[.F58];[.$B$5]/365;[.$B$4];[.$B$6]))" office:value-type="float" office:value="0.2474690238783" calcext:value-type="float">
            <text:p>0,25</text:p>
          </table:table-cell>
          <table:table-cell table:style-name="ce19" table:formula="of:=(-([.$B$3]*[.$B$4]*ND_ONE([.$B$3];[.F58];[.$B$5]/365;[.$B$4];[.$B$6]))/(2*SQRT([.$B$5]/365))-[.$B$6]*[.F58]*EXP(-[.$B$6]*([.$B$5]/365))*LEGACY.NORMSDIST(D_TWO([.$B$3];[.F58];[.$B$5]/365;[.$B$4];[.$B$6])))/365" office:value-type="float" office:value="-10.4082831029175" calcext:value-type="float">
            <text:p>-10,41</text:p>
          </table:table-cell>
          <table:table-cell table:style-name="ce19" table:formula="of:=LEGACY.NORMSDIST(D_ONE([.$B$3];[.F58];[.$B$5]/365;[.$B$4];[.$B$6])) * [.$B$3] - LEGACY.NORMSDIST(D_TWO([.$B$3];[.F58];[.$B$5]/365;[.$B$4];[.$B$6])) * [.F58] * EXP(-[.$B$6] * ([.$B$5] / 365))" office:value-type="float" office:value="193.997185064503" calcext:value-type="float">
            <text:p>194,00</text:p>
          </table:table-cell>
          <table:table-cell table:style-name="ce20" table:formula="of:=[.F57] + [.$B$7]" office:value-type="float" office:value="8600" calcext:value-type="float">
            <text:p>8600</text:p>
          </table:table-cell>
          <table:table-cell table:style-name="ce13" table:formula="of:=LEGACY.NORMSDIST(-D_TWO([.$B$3];[.F58];[.$B$5]/365;[.$B$4];[.$B$6])) * [.F58] * EXP(-[.$B$6] * ([.$B$5] / 365)) - LEGACY.NORMSDIST(-D_ONE([.$B$3];[.F58];[.$B$5]/365;[.$B$4];[.$B$6])) * [.$B$3]" office:value-type="float" office:value="1416.5171850645" calcext:value-type="float">
            <text:p>1416,52</text:p>
          </table:table-cell>
          <table:table-cell table:style-name="ce13" table:formula="of:=(-([.$B$3]*[.$B$4]*ND_ONE([.$B$3];[.F58];[.$B$5]/365;[.$B$4];[.$B$6]))/(2*SQRT([.$B$5]/365))-[.$B$6]*[.F58]*EXP(-[.$B$6]*([.$B$5]/365))*LEGACY.NORMSDIST(-D_TWO([.$B$3];[.F58];[.$B$5]/365;[.$B$4];[.$B$6])))/365" office:value-type="float" office:value="-10.4082831029175" calcext:value-type="float">
            <text:p>-10,41</text:p>
          </table:table-cell>
          <table:table-cell table:style-name="ce13" table:formula="of:=MAX(LEGACY.NORMSDIST(D_ONE([.$B$3];[.F58];[.$B$5]/365;[.$B$4];[.$B$6])) - 1; -1)" office:value-type="float" office:value="-0.752530976121699" calcext:value-type="float">
            <text:p>-0,75</text:p>
          </table:table-cell>
          <table:table-cell table:style-name="ce10" table:formula="of:=MIN(ABS([.I58]) * 2; 1)" office:value-type="percentage" office:value="1" calcext:value-type="percentage">
            <text:p>100,00%</text:p>
          </table:table-cell>
          <table:table-cell table:style-name="ce5"/>
          <table:table-cell table:number-columns-repeated="1013"/>
        </table:table-row>
        <table:table-row table:style-name="ro1">
          <table:table-cell/>
          <table:table-cell table:style-name="ce12" table:formula="of:=MIN(ABS([.C59]) * 2; 1)" office:value-type="percentage" office:value="0.458488656439873" calcext:value-type="percentage">
            <text:p>45,85%</text:p>
          </table:table-cell>
          <table:table-cell table:style-name="ce15" table:formula="of:=LEGACY.NORMSDIST(D_ONE([.$B$3];[.F59];[.$B$5]/365;[.$B$4];[.$B$6]))" office:value-type="float" office:value="0.229244328219937" calcext:value-type="float">
            <text:p>0,23</text:p>
          </table:table-cell>
          <table:table-cell table:style-name="ce19" table:formula="of:=(-([.$B$3]*[.$B$4]*ND_ONE([.$B$3];[.F59];[.$B$5]/365;[.$B$4];[.$B$6]))/(2*SQRT([.$B$5]/365))-[.$B$6]*[.F59]*EXP(-[.$B$6]*([.$B$5]/365))*LEGACY.NORMSDIST(D_TWO([.$B$3];[.F59];[.$B$5]/365;[.$B$4];[.$B$6])))/365" office:value-type="float" office:value="-9.98114480106711" calcext:value-type="float">
            <text:p>-9,98</text:p>
          </table:table-cell>
          <table:table-cell table:style-name="ce19" table:formula="of:=LEGACY.NORMSDIST(D_ONE([.$B$3];[.F59];[.$B$5]/365;[.$B$4];[.$B$6])) * [.$B$3] - LEGACY.NORMSDIST(D_TWO([.$B$3];[.F59];[.$B$5]/365;[.$B$4];[.$B$6])) * [.F59] * EXP(-[.$B$6] * ([.$B$5] / 365))" office:value-type="float" office:value="175.809574364576" calcext:value-type="float">
            <text:p>175,81</text:p>
          </table:table-cell>
          <table:table-cell table:style-name="ce20" table:formula="of:=[.F58] + [.$B$7]" office:value-type="float" office:value="8700" calcext:value-type="float">
            <text:p>8700</text:p>
          </table:table-cell>
          <table:table-cell table:style-name="ce13" table:formula="of:=LEGACY.NORMSDIST(-D_TWO([.$B$3];[.F59];[.$B$5]/365;[.$B$4];[.$B$6])) * [.F59] * EXP(-[.$B$6] * ([.$B$5] / 365)) - LEGACY.NORMSDIST(-D_ONE([.$B$3];[.F59];[.$B$5]/365;[.$B$4];[.$B$6])) * [.$B$3]" office:value-type="float" office:value="1498.32957436458" calcext:value-type="float">
            <text:p>1498,33</text:p>
          </table:table-cell>
          <table:table-cell table:style-name="ce13" table:formula="of:=(-([.$B$3]*[.$B$4]*ND_ONE([.$B$3];[.F59];[.$B$5]/365;[.$B$4];[.$B$6]))/(2*SQRT([.$B$5]/365))-[.$B$6]*[.F59]*EXP(-[.$B$6]*([.$B$5]/365))*LEGACY.NORMSDIST(-D_TWO([.$B$3];[.F59];[.$B$5]/365;[.$B$4];[.$B$6])))/365" office:value-type="float" office:value="-9.98114480106711" calcext:value-type="float">
            <text:p>-9,98</text:p>
          </table:table-cell>
          <table:table-cell table:style-name="ce13" table:formula="of:=MAX(LEGACY.NORMSDIST(D_ONE([.$B$3];[.F59];[.$B$5]/365;[.$B$4];[.$B$6])) - 1; -1)" office:value-type="float" office:value="-0.770755671780063" calcext:value-type="float">
            <text:p>-0,77</text:p>
          </table:table-cell>
          <table:table-cell table:style-name="ce10" table:formula="of:=MIN(ABS([.I59]) * 2; 1)" office:value-type="percentage" office:value="1" calcext:value-type="percentage">
            <text:p>100,00%</text:p>
          </table:table-cell>
          <table:table-cell table:style-name="ce5"/>
          <table:table-cell table:number-columns-repeated="1013"/>
        </table:table-row>
        <table:table-row table:style-name="ro1">
          <table:table-cell/>
          <table:table-cell table:style-name="ce12" table:formula="of:=MIN(ABS([.C60]) * 2; 1)" office:value-type="percentage" office:value="0.423984952592864" calcext:value-type="percentage">
            <text:p>42,40%</text:p>
          </table:table-cell>
          <table:table-cell table:style-name="ce15" table:formula="of:=LEGACY.NORMSDIST(D_ONE([.$B$3];[.F60];[.$B$5]/365;[.$B$4];[.$B$6]))" office:value-type="float" office:value="0.211992476296432" calcext:value-type="float">
            <text:p>0,21</text:p>
          </table:table-cell>
          <table:table-cell table:style-name="ce19" table:formula="of:=(-([.$B$3]*[.$B$4]*ND_ONE([.$B$3];[.F60];[.$B$5]/365;[.$B$4];[.$B$6]))/(2*SQRT([.$B$5]/365))-[.$B$6]*[.F60]*EXP(-[.$B$6]*([.$B$5]/365))*LEGACY.NORMSDIST(D_TWO([.$B$3];[.F60];[.$B$5]/365;[.$B$4];[.$B$6])))/365" office:value-type="float" office:value="-9.54356412947615" calcext:value-type="float">
            <text:p>-9,54</text:p>
          </table:table-cell>
          <table:table-cell table:style-name="ce19" table:formula="of:=LEGACY.NORMSDIST(D_ONE([.$B$3];[.F60];[.$B$5]/365;[.$B$4];[.$B$6])) * [.$B$3] - LEGACY.NORMSDIST(D_TWO([.$B$3];[.F60];[.$B$5]/365;[.$B$4];[.$B$6])) * [.F60] * EXP(-[.$B$6] * ([.$B$5] / 365))" office:value-type="float" office:value="159.126309103858" calcext:value-type="float">
            <text:p>159,13</text:p>
          </table:table-cell>
          <table:table-cell table:style-name="ce20" table:formula="of:=[.F59] + [.$B$7]" office:value-type="float" office:value="8800" calcext:value-type="float">
            <text:p>8800</text:p>
          </table:table-cell>
          <table:table-cell table:style-name="ce13" table:formula="of:=LEGACY.NORMSDIST(-D_TWO([.$B$3];[.F60];[.$B$5]/365;[.$B$4];[.$B$6])) * [.F60] * EXP(-[.$B$6] * ([.$B$5] / 365)) - LEGACY.NORMSDIST(-D_ONE([.$B$3];[.F60];[.$B$5]/365;[.$B$4];[.$B$6])) * [.$B$3]" office:value-type="float" office:value="1581.64630910386" calcext:value-type="float">
            <text:p>1581,65</text:p>
          </table:table-cell>
          <table:table-cell table:style-name="ce13" table:formula="of:=(-([.$B$3]*[.$B$4]*ND_ONE([.$B$3];[.F60];[.$B$5]/365;[.$B$4];[.$B$6]))/(2*SQRT([.$B$5]/365))-[.$B$6]*[.F60]*EXP(-[.$B$6]*([.$B$5]/365))*LEGACY.NORMSDIST(-D_TWO([.$B$3];[.F60];[.$B$5]/365;[.$B$4];[.$B$6])))/365" office:value-type="float" office:value="-9.54356412947615" calcext:value-type="float">
            <text:p>-9,54</text:p>
          </table:table-cell>
          <table:table-cell table:style-name="ce13" table:formula="of:=MAX(LEGACY.NORMSDIST(D_ONE([.$B$3];[.F60];[.$B$5]/365;[.$B$4];[.$B$6])) - 1; -1)" office:value-type="float" office:value="-0.788007523703568" calcext:value-type="float">
            <text:p>-0,79</text:p>
          </table:table-cell>
          <table:table-cell table:style-name="ce10" table:formula="of:=MIN(ABS([.I60]) * 2; 1)" office:value-type="percentage" office:value="1" calcext:value-type="percentage">
            <text:p>100,00%</text:p>
          </table:table-cell>
          <table:table-cell table:style-name="ce5"/>
          <table:table-cell table:number-columns-repeated="1013"/>
        </table:table-row>
        <table:table-row table:style-name="ro1">
          <table:table-cell office:value-type="string" calcext:value-type="string">
            <office:annotation draw:style-name="gr1" draw:text-style-name="P2" svg:width="74.38mm" svg:height="9.1mm" svg:x="75.93mm" svg:y="452.31mm" draw:caption-point-x="-6.1mm" draw:caption-point-y="14.99mm">
              <dc:date>2017-11-09T00:00:00</dc:date>
              <text:p text:style-name="P1"><text:span text:style-name="T2">Out-of-the-money options</text:span></text:p>
            </office:annotation>
            <text:p>OTM</text:p>
          </table:table-cell>
          <table:table-cell table:style-name="ce12" table:formula="of:=MIN(ABS([.C61]) * 2; 1)" office:value-type="percentage" office:value="0.391412552270279" calcext:value-type="percentage">
            <text:p>39,14%</text:p>
          </table:table-cell>
          <table:table-cell table:style-name="ce15" table:formula="of:=LEGACY.NORMSDIST(D_ONE([.$B$3];[.F61];[.$B$5]/365;[.$B$4];[.$B$6]))" office:value-type="float" office:value="0.195706276135139" calcext:value-type="float">
            <text:p>0,20</text:p>
          </table:table-cell>
          <table:table-cell table:style-name="ce19" table:formula="of:=(-([.$B$3]*[.$B$4]*ND_ONE([.$B$3];[.F61];[.$B$5]/365;[.$B$4];[.$B$6]))/(2*SQRT([.$B$5]/365))-[.$B$6]*[.F61]*EXP(-[.$B$6]*([.$B$5]/365))*LEGACY.NORMSDIST(D_TWO([.$B$3];[.F61];[.$B$5]/365;[.$B$4];[.$B$6])))/365" office:value-type="float" office:value="-9.09945033820026" calcext:value-type="float">
            <text:p>-9,10</text:p>
          </table:table-cell>
          <table:table-cell table:style-name="ce19" table:formula="of:=LEGACY.NORMSDIST(D_ONE([.$B$3];[.F61];[.$B$5]/365;[.$B$4];[.$B$6])) * [.$B$3] - LEGACY.NORMSDIST(D_TWO([.$B$3];[.F61];[.$B$5]/365;[.$B$4];[.$B$6])) * [.F61] * EXP(-[.$B$6] * ([.$B$5] / 365))" office:value-type="float" office:value="143.848985603059" calcext:value-type="float">
            <text:p>143,85</text:p>
          </table:table-cell>
          <table:table-cell table:style-name="ce20" table:formula="of:=[.F60] + [.$B$7]" office:value-type="float" office:value="8900" calcext:value-type="float">
            <text:p>8900</text:p>
          </table:table-cell>
          <table:table-cell table:style-name="ce13" table:formula="of:=LEGACY.NORMSDIST(-D_TWO([.$B$3];[.F61];[.$B$5]/365;[.$B$4];[.$B$6])) * [.F61] * EXP(-[.$B$6] * ([.$B$5] / 365)) - LEGACY.NORMSDIST(-D_ONE([.$B$3];[.F61];[.$B$5]/365;[.$B$4];[.$B$6])) * [.$B$3]" office:value-type="float" office:value="1666.36898560306" calcext:value-type="float">
            <text:p>1666,37</text:p>
          </table:table-cell>
          <table:table-cell table:style-name="ce13" table:formula="of:=(-([.$B$3]*[.$B$4]*ND_ONE([.$B$3];[.F61];[.$B$5]/365;[.$B$4];[.$B$6]))/(2*SQRT([.$B$5]/365))-[.$B$6]*[.F61]*EXP(-[.$B$6]*([.$B$5]/365))*LEGACY.NORMSDIST(-D_TWO([.$B$3];[.F61];[.$B$5]/365;[.$B$4];[.$B$6])))/365" office:value-type="float" office:value="-9.09945033820026" calcext:value-type="float">
            <text:p>-9,10</text:p>
          </table:table-cell>
          <table:table-cell table:style-name="ce13" table:formula="of:=MAX(LEGACY.NORMSDIST(D_ONE([.$B$3];[.F61];[.$B$5]/365;[.$B$4];[.$B$6])) - 1; -1)" office:value-type="float" office:value="-0.804293723864861" calcext:value-type="float">
            <text:p>-0,80</text:p>
          </table:table-cell>
          <table:table-cell table:style-name="ce10" table:formula="of:=MIN(ABS([.I61]) * 2; 1)" office:value-type="percentage" office:value="1" calcext:value-type="percentage">
            <text:p>100,00%</text:p>
          </table:table-cell>
          <table:table-cell table:style-name="ce5"/>
          <table:table-cell office:value-type="string" calcext:value-type="string">
            <text:p>ITM</text:p>
          </table:table-cell>
          <table:table-cell table:number-columns-repeated="1012"/>
        </table:table-row>
        <table:table-row table:style-name="ro1">
          <table:table-cell/>
          <table:table-cell table:style-name="ce12" table:formula="of:=MIN(ABS([.C62]) * 2; 1)" office:value-type="percentage" office:value="0.360744548100184" calcext:value-type="percentage">
            <text:p>36,07%</text:p>
          </table:table-cell>
          <table:table-cell table:style-name="ce15" table:formula="of:=LEGACY.NORMSDIST(D_ONE([.$B$3];[.F62];[.$B$5]/365;[.$B$4];[.$B$6]))" office:value-type="float" office:value="0.180372274050092" calcext:value-type="float">
            <text:p>0,18</text:p>
          </table:table-cell>
          <table:table-cell table:style-name="ce19" table:formula="of:=(-([.$B$3]*[.$B$4]*ND_ONE([.$B$3];[.F62];[.$B$5]/365;[.$B$4];[.$B$6]))/(2*SQRT([.$B$5]/365))-[.$B$6]*[.F62]*EXP(-[.$B$6]*([.$B$5]/365))*LEGACY.NORMSDIST(D_TWO([.$B$3];[.F62];[.$B$5]/365;[.$B$4];[.$B$6])))/365" office:value-type="float" office:value="-8.65241812440709" calcext:value-type="float">
            <text:p>-8,65</text:p>
          </table:table-cell>
          <table:table-cell table:style-name="ce19" table:formula="of:=LEGACY.NORMSDIST(D_ONE([.$B$3];[.F62];[.$B$5]/365;[.$B$4];[.$B$6])) * [.$B$3] - LEGACY.NORMSDIST(D_TWO([.$B$3];[.F62];[.$B$5]/365;[.$B$4];[.$B$6])) * [.F62] * EXP(-[.$B$6] * ([.$B$5] / 365))" office:value-type="float" office:value="129.882271947529" calcext:value-type="float">
            <text:p>129,88</text:p>
          </table:table-cell>
          <table:table-cell table:style-name="ce20" table:formula="of:=[.F61] + [.$B$7]" office:value-type="float" office:value="9000" calcext:value-type="float">
            <text:p>9000</text:p>
          </table:table-cell>
          <table:table-cell table:style-name="ce13" table:formula="of:=LEGACY.NORMSDIST(-D_TWO([.$B$3];[.F62];[.$B$5]/365;[.$B$4];[.$B$6])) * [.F62] * EXP(-[.$B$6] * ([.$B$5] / 365)) - LEGACY.NORMSDIST(-D_ONE([.$B$3];[.F62];[.$B$5]/365;[.$B$4];[.$B$6])) * [.$B$3]" office:value-type="float" office:value="1752.40227194753" calcext:value-type="float">
            <text:p>1752,40</text:p>
          </table:table-cell>
          <table:table-cell table:style-name="ce13" table:formula="of:=(-([.$B$3]*[.$B$4]*ND_ONE([.$B$3];[.F62];[.$B$5]/365;[.$B$4];[.$B$6]))/(2*SQRT([.$B$5]/365))-[.$B$6]*[.F62]*EXP(-[.$B$6]*([.$B$5]/365))*LEGACY.NORMSDIST(-D_TWO([.$B$3];[.F62];[.$B$5]/365;[.$B$4];[.$B$6])))/365" office:value-type="float" office:value="-8.65241812440709" calcext:value-type="float">
            <text:p>-8,65</text:p>
          </table:table-cell>
          <table:table-cell table:style-name="ce13" table:formula="of:=MAX(LEGACY.NORMSDIST(D_ONE([.$B$3];[.F62];[.$B$5]/365;[.$B$4];[.$B$6])) - 1; -1)" office:value-type="float" office:value="-0.819627725949908" calcext:value-type="float">
            <text:p>-0,82</text:p>
          </table:table-cell>
          <table:table-cell table:style-name="ce10" table:formula="of:=MIN(ABS([.I62]) * 2; 1)" office:value-type="percentage" office:value="1" calcext:value-type="percentage">
            <text:p>100,00%</text:p>
          </table:table-cell>
          <table:table-cell table:style-name="ce5"/>
          <table:table-cell table:number-columns-repeated="1013"/>
        </table:table-row>
        <table:table-row table:style-name="ro1">
          <table:table-cell/>
          <table:table-cell table:style-name="ce12" table:formula="of:=MIN(ABS([.C63]) * 2; 1)" office:value-type="percentage" office:value="0.331943103873794" calcext:value-type="percentage">
            <text:p>33,19%</text:p>
          </table:table-cell>
          <table:table-cell table:style-name="ce15" table:formula="of:=LEGACY.NORMSDIST(D_ONE([.$B$3];[.F63];[.$B$5]/365;[.$B$4];[.$B$6]))" office:value-type="float" office:value="0.165971551936897" calcext:value-type="float">
            <text:p>0,17</text:p>
          </table:table-cell>
          <table:table-cell table:style-name="ce19" table:formula="of:=(-([.$B$3]*[.$B$4]*ND_ONE([.$B$3];[.F63];[.$B$5]/365;[.$B$4];[.$B$6]))/(2*SQRT([.$B$5]/365))-[.$B$6]*[.F63]*EXP(-[.$B$6]*([.$B$5]/365))*LEGACY.NORMSDIST(D_TWO([.$B$3];[.F63];[.$B$5]/365;[.$B$4];[.$B$6])))/365" office:value-type="float" office:value="-8.2057687507212" calcext:value-type="float">
            <text:p>-8,21</text:p>
          </table:table-cell>
          <table:table-cell table:style-name="ce19" table:formula="of:=LEGACY.NORMSDIST(D_ONE([.$B$3];[.F63];[.$B$5]/365;[.$B$4];[.$B$6])) * [.$B$3] - LEGACY.NORMSDIST(D_TWO([.$B$3];[.F63];[.$B$5]/365;[.$B$4];[.$B$6])) * [.F63] * EXP(-[.$B$6] * ([.$B$5] / 365))" office:value-type="float" office:value="117.134286274937" calcext:value-type="float">
            <text:p>117,13</text:p>
          </table:table-cell>
          <table:table-cell table:style-name="ce20" table:formula="of:=[.F62] + [.$B$7]" office:value-type="float" office:value="9100" calcext:value-type="float">
            <text:p>9100</text:p>
          </table:table-cell>
          <table:table-cell table:style-name="ce13" table:formula="of:=LEGACY.NORMSDIST(-D_TWO([.$B$3];[.F63];[.$B$5]/365;[.$B$4];[.$B$6])) * [.F63] * EXP(-[.$B$6] * ([.$B$5] / 365)) - LEGACY.NORMSDIST(-D_ONE([.$B$3];[.F63];[.$B$5]/365;[.$B$4];[.$B$6])) * [.$B$3]" office:value-type="float" office:value="1839.65428627494" calcext:value-type="float">
            <text:p>1839,65</text:p>
          </table:table-cell>
          <table:table-cell table:style-name="ce13" table:formula="of:=(-([.$B$3]*[.$B$4]*ND_ONE([.$B$3];[.F63];[.$B$5]/365;[.$B$4];[.$B$6]))/(2*SQRT([.$B$5]/365))-[.$B$6]*[.F63]*EXP(-[.$B$6]*([.$B$5]/365))*LEGACY.NORMSDIST(-D_TWO([.$B$3];[.F63];[.$B$5]/365;[.$B$4];[.$B$6])))/365" office:value-type="float" office:value="-8.2057687507212" calcext:value-type="float">
            <text:p>-8,21</text:p>
          </table:table-cell>
          <table:table-cell table:style-name="ce13" table:formula="of:=MAX(LEGACY.NORMSDIST(D_ONE([.$B$3];[.F63];[.$B$5]/365;[.$B$4];[.$B$6])) - 1; -1)" office:value-type="float" office:value="-0.834028448063103" calcext:value-type="float">
            <text:p>-0,83</text:p>
          </table:table-cell>
          <table:table-cell table:style-name="ce10" table:formula="of:=MIN(ABS([.I63]) * 2; 1)" office:value-type="percentage" office:value="1" calcext:value-type="percentage">
            <text:p>100,00%</text:p>
          </table:table-cell>
          <table:table-cell table:style-name="ce5"/>
          <table:table-cell table:number-columns-repeated="1013"/>
        </table:table-row>
        <table:table-row table:style-name="ro1">
          <table:table-cell/>
          <table:table-cell table:style-name="ce12" table:formula="of:=MIN(ABS([.C64]) * 2; 1)" office:value-type="percentage" office:value="0.304961012247125" calcext:value-type="percentage">
            <text:p>30,50%</text:p>
          </table:table-cell>
          <table:table-cell table:style-name="ce15" table:formula="of:=LEGACY.NORMSDIST(D_ONE([.$B$3];[.F64];[.$B$5]/365;[.$B$4];[.$B$6]))" office:value-type="float" office:value="0.152480506123563" calcext:value-type="float">
            <text:p>0,15</text:p>
          </table:table-cell>
          <table:table-cell table:style-name="ce19" table:formula="of:=(-([.$B$3]*[.$B$4]*ND_ONE([.$B$3];[.F64];[.$B$5]/365;[.$B$4];[.$B$6]))/(2*SQRT([.$B$5]/365))-[.$B$6]*[.F64]*EXP(-[.$B$6]*([.$B$5]/365))*LEGACY.NORMSDIST(D_TWO([.$B$3];[.F64];[.$B$5]/365;[.$B$4];[.$B$6])))/365" office:value-type="float" office:value="-7.76247906073024" calcext:value-type="float">
            <text:p>-7,76</text:p>
          </table:table-cell>
          <table:table-cell table:style-name="ce19" table:formula="of:=LEGACY.NORMSDIST(D_ONE([.$B$3];[.F64];[.$B$5]/365;[.$B$4];[.$B$6])) * [.$B$3] - LEGACY.NORMSDIST(D_TWO([.$B$3];[.F64];[.$B$5]/365;[.$B$4];[.$B$6])) * [.F64] * EXP(-[.$B$6] * ([.$B$5] / 365))" office:value-type="float" office:value="105.516894449449" calcext:value-type="float">
            <text:p>105,52</text:p>
          </table:table-cell>
          <table:table-cell table:style-name="ce20" table:formula="of:=[.F63] + [.$B$7]" office:value-type="float" office:value="9200" calcext:value-type="float">
            <text:p>9200</text:p>
          </table:table-cell>
          <table:table-cell table:style-name="ce13" table:formula="of:=LEGACY.NORMSDIST(-D_TWO([.$B$3];[.F64];[.$B$5]/365;[.$B$4];[.$B$6])) * [.F64] * EXP(-[.$B$6] * ([.$B$5] / 365)) - LEGACY.NORMSDIST(-D_ONE([.$B$3];[.F64];[.$B$5]/365;[.$B$4];[.$B$6])) * [.$B$3]" office:value-type="float" office:value="1928.03689444945" calcext:value-type="float">
            <text:p>1928,04</text:p>
          </table:table-cell>
          <table:table-cell table:style-name="ce13" table:formula="of:=(-([.$B$3]*[.$B$4]*ND_ONE([.$B$3];[.F64];[.$B$5]/365;[.$B$4];[.$B$6]))/(2*SQRT([.$B$5]/365))-[.$B$6]*[.F64]*EXP(-[.$B$6]*([.$B$5]/365))*LEGACY.NORMSDIST(-D_TWO([.$B$3];[.F64];[.$B$5]/365;[.$B$4];[.$B$6])))/365" office:value-type="float" office:value="-7.76247906073024" calcext:value-type="float">
            <text:p>-7,76</text:p>
          </table:table-cell>
          <table:table-cell table:style-name="ce13" table:formula="of:=MAX(LEGACY.NORMSDIST(D_ONE([.$B$3];[.F64];[.$B$5]/365;[.$B$4];[.$B$6])) - 1; -1)" office:value-type="float" office:value="-0.847519493876437" calcext:value-type="float">
            <text:p>-0,85</text:p>
          </table:table-cell>
          <table:table-cell table:style-name="ce10" table:formula="of:=MIN(ABS([.I64]) * 2; 1)" office:value-type="percentage" office:value="1" calcext:value-type="percentage">
            <text:p>100,00%</text:p>
          </table:table-cell>
          <table:table-cell table:style-name="ce5"/>
          <table:table-cell table:number-columns-repeated="1013"/>
        </table:table-row>
        <table:table-row table:style-name="ro1">
          <table:table-cell/>
          <table:table-cell table:style-name="ce12" table:formula="of:=MIN(ABS([.C65]) * 2; 1)" office:value-type="percentage" office:value="0.279743193002074" calcext:value-type="percentage">
            <text:p>27,97%</text:p>
          </table:table-cell>
          <table:table-cell table:style-name="ce15" table:formula="of:=LEGACY.NORMSDIST(D_ONE([.$B$3];[.F65];[.$B$5]/365;[.$B$4];[.$B$6]))" office:value-type="float" office:value="0.139871596501037" calcext:value-type="float">
            <text:p>0,14</text:p>
          </table:table-cell>
          <table:table-cell table:style-name="ce19" table:formula="of:=(-([.$B$3]*[.$B$4]*ND_ONE([.$B$3];[.F65];[.$B$5]/365;[.$B$4];[.$B$6]))/(2*SQRT([.$B$5]/365))-[.$B$6]*[.F65]*EXP(-[.$B$6]*([.$B$5]/365))*LEGACY.NORMSDIST(D_TWO([.$B$3];[.F65];[.$B$5]/365;[.$B$4];[.$B$6])))/365" office:value-type="float" office:value="-7.32519751027853" calcext:value-type="float">
            <text:p>-7,33</text:p>
          </table:table-cell>
          <table:table-cell table:style-name="ce19" table:formula="of:=LEGACY.NORMSDIST(D_ONE([.$B$3];[.F65];[.$B$5]/365;[.$B$4];[.$B$6])) * [.$B$3] - LEGACY.NORMSDIST(D_TWO([.$B$3];[.F65];[.$B$5]/365;[.$B$4];[.$B$6])) * [.F65] * EXP(-[.$B$6] * ([.$B$5] / 365))" office:value-type="float" office:value="94.94593344986" calcext:value-type="float">
            <text:p>94,95</text:p>
          </table:table-cell>
          <table:table-cell table:style-name="ce20" table:formula="of:=[.F64] + [.$B$7]" office:value-type="float" office:value="9300" calcext:value-type="float">
            <text:p>9300</text:p>
          </table:table-cell>
          <table:table-cell table:style-name="ce13" table:formula="of:=LEGACY.NORMSDIST(-D_TWO([.$B$3];[.F65];[.$B$5]/365;[.$B$4];[.$B$6])) * [.F65] * EXP(-[.$B$6] * ([.$B$5] / 365)) - LEGACY.NORMSDIST(-D_ONE([.$B$3];[.F65];[.$B$5]/365;[.$B$4];[.$B$6])) * [.$B$3]" office:value-type="float" office:value="2017.46593344986" calcext:value-type="float">
            <text:p>2017,47</text:p>
          </table:table-cell>
          <table:table-cell table:style-name="ce13" table:formula="of:=(-([.$B$3]*[.$B$4]*ND_ONE([.$B$3];[.F65];[.$B$5]/365;[.$B$4];[.$B$6]))/(2*SQRT([.$B$5]/365))-[.$B$6]*[.F65]*EXP(-[.$B$6]*([.$B$5]/365))*LEGACY.NORMSDIST(-D_TWO([.$B$3];[.F65];[.$B$5]/365;[.$B$4];[.$B$6])))/365" office:value-type="float" office:value="-7.32519751027853" calcext:value-type="float">
            <text:p>-7,33</text:p>
          </table:table-cell>
          <table:table-cell table:style-name="ce13" table:formula="of:=MAX(LEGACY.NORMSDIST(D_ONE([.$B$3];[.F65];[.$B$5]/365;[.$B$4];[.$B$6])) - 1; -1)" office:value-type="float" office:value="-0.860128403498963" calcext:value-type="float">
            <text:p>-0,86</text:p>
          </table:table-cell>
          <table:table-cell table:style-name="ce10" table:formula="of:=MIN(ABS([.I65]) * 2; 1)" office:value-type="percentage" office:value="1" calcext:value-type="percentage">
            <text:p>100,00%</text:p>
          </table:table-cell>
          <table:table-cell table:style-name="ce5"/>
          <table:table-cell table:number-columns-repeated="1013"/>
        </table:table-row>
        <table:table-row table:style-name="ro1">
          <table:table-cell/>
          <table:table-cell table:style-name="ce12" table:formula="of:=MIN(ABS([.C66]) * 2; 1)" office:value-type="percentage" office:value="0.256228113985062" calcext:value-type="percentage">
            <text:p>25,62%</text:p>
          </table:table-cell>
          <table:table-cell table:style-name="ce15" table:formula="of:=LEGACY.NORMSDIST(D_ONE([.$B$3];[.F66];[.$B$5]/365;[.$B$4];[.$B$6]))" office:value-type="float" office:value="0.128114056992531" calcext:value-type="float">
            <text:p>0,13</text:p>
          </table:table-cell>
          <table:table-cell table:style-name="ce19" table:formula="of:=(-([.$B$3]*[.$B$4]*ND_ONE([.$B$3];[.F66];[.$B$5]/365;[.$B$4];[.$B$6]))/(2*SQRT([.$B$5]/365))-[.$B$6]*[.F66]*EXP(-[.$B$6]*([.$B$5]/365))*LEGACY.NORMSDIST(D_TWO([.$B$3];[.F66];[.$B$5]/365;[.$B$4];[.$B$6])))/365" office:value-type="float" office:value="-6.896246298393" calcext:value-type="float">
            <text:p>-6,90</text:p>
          </table:table-cell>
          <table:table-cell table:style-name="ce19" table:formula="of:=LEGACY.NORMSDIST(D_ONE([.$B$3];[.F66];[.$B$5]/365;[.$B$4];[.$B$6])) * [.$B$3] - LEGACY.NORMSDIST(D_TWO([.$B$3];[.F66];[.$B$5]/365;[.$B$4];[.$B$6])) * [.F66] * EXP(-[.$B$6] * ([.$B$5] / 365))" office:value-type="float" office:value="85.3413671922673" calcext:value-type="float">
            <text:p>85,34</text:p>
          </table:table-cell>
          <table:table-cell table:style-name="ce20" table:formula="of:=[.F65] + [.$B$7]" office:value-type="float" office:value="9400" calcext:value-type="float">
            <text:p>9400</text:p>
          </table:table-cell>
          <table:table-cell table:style-name="ce13" table:formula="of:=LEGACY.NORMSDIST(-D_TWO([.$B$3];[.F66];[.$B$5]/365;[.$B$4];[.$B$6])) * [.F66] * EXP(-[.$B$6] * ([.$B$5] / 365)) - LEGACY.NORMSDIST(-D_ONE([.$B$3];[.F66];[.$B$5]/365;[.$B$4];[.$B$6])) * [.$B$3]" office:value-type="float" office:value="2107.86136719227" calcext:value-type="float">
            <text:p>2107,86</text:p>
          </table:table-cell>
          <table:table-cell table:style-name="ce13" table:formula="of:=(-([.$B$3]*[.$B$4]*ND_ONE([.$B$3];[.F66];[.$B$5]/365;[.$B$4];[.$B$6]))/(2*SQRT([.$B$5]/365))-[.$B$6]*[.F66]*EXP(-[.$B$6]*([.$B$5]/365))*LEGACY.NORMSDIST(-D_TWO([.$B$3];[.F66];[.$B$5]/365;[.$B$4];[.$B$6])))/365" office:value-type="float" office:value="-6.896246298393" calcext:value-type="float">
            <text:p>-6,90</text:p>
          </table:table-cell>
          <table:table-cell table:style-name="ce13" table:formula="of:=MAX(LEGACY.NORMSDIST(D_ONE([.$B$3];[.F66];[.$B$5]/365;[.$B$4];[.$B$6])) - 1; -1)" office:value-type="float" office:value="-0.871885943007469" calcext:value-type="float">
            <text:p>-0,87</text:p>
          </table:table-cell>
          <table:table-cell table:style-name="ce10" table:formula="of:=MIN(ABS([.I66]) * 2; 1)" office:value-type="percentage" office:value="1" calcext:value-type="percentage">
            <text:p>100,00%</text:p>
          </table:table-cell>
          <table:table-cell table:style-name="ce5"/>
          <table:table-cell table:number-columns-repeated="1013"/>
        </table:table-row>
        <table:table-row table:style-name="ro1">
          <table:table-cell/>
          <table:table-cell table:style-name="ce12" table:formula="of:=MIN(ABS([.C67]) * 2; 1)" office:value-type="percentage" office:value="0.234349121177103" calcext:value-type="percentage">
            <text:p>23,43%</text:p>
          </table:table-cell>
          <table:table-cell table:style-name="ce15" table:formula="of:=LEGACY.NORMSDIST(D_ONE([.$B$3];[.F67];[.$B$5]/365;[.$B$4];[.$B$6]))" office:value-type="float" office:value="0.117174560588552" calcext:value-type="float">
            <text:p>0,12</text:p>
          </table:table-cell>
          <table:table-cell table:style-name="ce19" table:formula="of:=(-([.$B$3]*[.$B$4]*ND_ONE([.$B$3];[.F67];[.$B$5]/365;[.$B$4];[.$B$6]))/(2*SQRT([.$B$5]/365))-[.$B$6]*[.F67]*EXP(-[.$B$6]*([.$B$5]/365))*LEGACY.NORMSDIST(D_TWO([.$B$3];[.F67];[.$B$5]/365;[.$B$4];[.$B$6])))/365" office:value-type="float" office:value="-6.47762867849351" calcext:value-type="float">
            <text:p>-6,48</text:p>
          </table:table-cell>
          <table:table-cell table:style-name="ce19" table:formula="of:=LEGACY.NORMSDIST(D_ONE([.$B$3];[.F67];[.$B$5]/365;[.$B$4];[.$B$6])) * [.$B$3] - LEGACY.NORMSDIST(D_TWO([.$B$3];[.F67];[.$B$5]/365;[.$B$4];[.$B$6])) * [.F67] * EXP(-[.$B$6] * ([.$B$5] / 365))" office:value-type="float" office:value="76.6273816946708" calcext:value-type="float">
            <text:p>76,63</text:p>
          </table:table-cell>
          <table:table-cell table:style-name="ce20" table:formula="of:=[.F66] + [.$B$7]" office:value-type="float" office:value="9500" calcext:value-type="float">
            <text:p>9500</text:p>
          </table:table-cell>
          <table:table-cell table:style-name="ce13" table:formula="of:=LEGACY.NORMSDIST(-D_TWO([.$B$3];[.F67];[.$B$5]/365;[.$B$4];[.$B$6])) * [.F67] * EXP(-[.$B$6] * ([.$B$5] / 365)) - LEGACY.NORMSDIST(-D_ONE([.$B$3];[.F67];[.$B$5]/365;[.$B$4];[.$B$6])) * [.$B$3]" office:value-type="float" office:value="2199.14738169467" calcext:value-type="float">
            <text:p>2199,15</text:p>
          </table:table-cell>
          <table:table-cell table:style-name="ce13" table:formula="of:=(-([.$B$3]*[.$B$4]*ND_ONE([.$B$3];[.F67];[.$B$5]/365;[.$B$4];[.$B$6]))/(2*SQRT([.$B$5]/365))-[.$B$6]*[.F67]*EXP(-[.$B$6]*([.$B$5]/365))*LEGACY.NORMSDIST(-D_TWO([.$B$3];[.F67];[.$B$5]/365;[.$B$4];[.$B$6])))/365" office:value-type="float" office:value="-6.47762867849351" calcext:value-type="float">
            <text:p>-6,48</text:p>
          </table:table-cell>
          <table:table-cell table:style-name="ce13" table:formula="of:=MAX(LEGACY.NORMSDIST(D_ONE([.$B$3];[.F67];[.$B$5]/365;[.$B$4];[.$B$6])) - 1; -1)" office:value-type="float" office:value="-0.882825439411448" calcext:value-type="float">
            <text:p>-0,88</text:p>
          </table:table-cell>
          <table:table-cell table:style-name="ce10" table:formula="of:=MIN(ABS([.I67]) * 2; 1)" office:value-type="percentage" office:value="1" calcext:value-type="percentage">
            <text:p>100,00%</text:p>
          </table:table-cell>
          <table:table-cell table:style-name="ce5"/>
          <table:table-cell table:number-columns-repeated="1013"/>
        </table:table-row>
        <table:table-row table:style-name="ro1">
          <table:table-cell/>
          <table:table-cell table:style-name="ce12" table:formula="of:=MIN(ABS([.C68]) * 2; 1)" office:value-type="percentage" office:value="0.214035668288714" calcext:value-type="percentage">
            <text:p>21,40%</text:p>
          </table:table-cell>
          <table:table-cell table:style-name="ce15" table:formula="of:=LEGACY.NORMSDIST(D_ONE([.$B$3];[.F68];[.$B$5]/365;[.$B$4];[.$B$6]))" office:value-type="float" office:value="0.107017834144357" calcext:value-type="float">
            <text:p>0,11</text:p>
          </table:table-cell>
          <table:table-cell table:style-name="ce19" table:formula="of:=(-([.$B$3]*[.$B$4]*ND_ONE([.$B$3];[.F68];[.$B$5]/365;[.$B$4];[.$B$6]))/(2*SQRT([.$B$5]/365))-[.$B$6]*[.F68]*EXP(-[.$B$6]*([.$B$5]/365))*LEGACY.NORMSDIST(D_TWO([.$B$3];[.F68];[.$B$5]/365;[.$B$4];[.$B$6])))/365" office:value-type="float" office:value="-6.07104055319181" calcext:value-type="float">
            <text:p>-6,07</text:p>
          </table:table-cell>
          <table:table-cell table:style-name="ce19" table:formula="of:=LEGACY.NORMSDIST(D_ONE([.$B$3];[.F68];[.$B$5]/365;[.$B$4];[.$B$6])) * [.$B$3] - LEGACY.NORMSDIST(D_TWO([.$B$3];[.F68];[.$B$5]/365;[.$B$4];[.$B$6])) * [.F68] * EXP(-[.$B$6] * ([.$B$5] / 365))" office:value-type="float" office:value="68.7324265029901" calcext:value-type="float">
            <text:p>68,73</text:p>
          </table:table-cell>
          <table:table-cell table:style-name="ce20" table:formula="of:=[.F67] + [.$B$7]" office:value-type="float" office:value="9600" calcext:value-type="float">
            <text:p>9600</text:p>
          </table:table-cell>
          <table:table-cell table:style-name="ce13" table:formula="of:=LEGACY.NORMSDIST(-D_TWO([.$B$3];[.F68];[.$B$5]/365;[.$B$4];[.$B$6])) * [.F68] * EXP(-[.$B$6] * ([.$B$5] / 365)) - LEGACY.NORMSDIST(-D_ONE([.$B$3];[.F68];[.$B$5]/365;[.$B$4];[.$B$6])) * [.$B$3]" office:value-type="float" office:value="2291.25242650299" calcext:value-type="float">
            <text:p>2291,25</text:p>
          </table:table-cell>
          <table:table-cell table:style-name="ce13" table:formula="of:=(-([.$B$3]*[.$B$4]*ND_ONE([.$B$3];[.F68];[.$B$5]/365;[.$B$4];[.$B$6]))/(2*SQRT([.$B$5]/365))-[.$B$6]*[.F68]*EXP(-[.$B$6]*([.$B$5]/365))*LEGACY.NORMSDIST(-D_TWO([.$B$3];[.F68];[.$B$5]/365;[.$B$4];[.$B$6])))/365" office:value-type="float" office:value="-6.07104055319181" calcext:value-type="float">
            <text:p>-6,07</text:p>
          </table:table-cell>
          <table:table-cell table:style-name="ce13" table:formula="of:=MAX(LEGACY.NORMSDIST(D_ONE([.$B$3];[.F68];[.$B$5]/365;[.$B$4];[.$B$6])) - 1; -1)" office:value-type="float" office:value="-0.892982165855643" calcext:value-type="float">
            <text:p>-0,89</text:p>
          </table:table-cell>
          <table:table-cell table:style-name="ce10" table:formula="of:=MIN(ABS([.I68]) * 2; 1)" office:value-type="percentage" office:value="1" calcext:value-type="percentage">
            <text:p>100,00%</text:p>
          </table:table-cell>
          <table:table-cell table:style-name="ce5"/>
          <table:table-cell table:number-columns-repeated="1013"/>
        </table:table-row>
        <table:table-row table:style-name="ro1">
          <table:table-cell/>
          <table:table-cell table:style-name="ce12" table:formula="of:=MIN(ABS([.C69]) * 2; 1)" office:value-type="percentage" office:value="0.195214439779491" calcext:value-type="percentage">
            <text:p>19,52%</text:p>
          </table:table-cell>
          <table:table-cell table:style-name="ce15" table:formula="of:=LEGACY.NORMSDIST(D_ONE([.$B$3];[.F69];[.$B$5]/365;[.$B$4];[.$B$6]))" office:value-type="float" office:value="0.0976072198897454" calcext:value-type="float">
            <text:p>0,10</text:p>
          </table:table-cell>
          <table:table-cell table:style-name="ce19" table:formula="of:=(-([.$B$3]*[.$B$4]*ND_ONE([.$B$3];[.F69];[.$B$5]/365;[.$B$4];[.$B$6]))/(2*SQRT([.$B$5]/365))-[.$B$6]*[.F69]*EXP(-[.$B$6]*([.$B$5]/365))*LEGACY.NORMSDIST(D_TWO([.$B$3];[.F69];[.$B$5]/365;[.$B$4];[.$B$6])))/365" office:value-type="float" office:value="-5.67788549897779" calcext:value-type="float">
            <text:p>-5,68</text:p>
          </table:table-cell>
          <table:table-cell table:style-name="ce19" table:formula="of:=LEGACY.NORMSDIST(D_ONE([.$B$3];[.F69];[.$B$5]/365;[.$B$4];[.$B$6])) * [.$B$3] - LEGACY.NORMSDIST(D_TWO([.$B$3];[.F69];[.$B$5]/365;[.$B$4];[.$B$6])) * [.F69] * EXP(-[.$B$6] * ([.$B$5] / 365))" office:value-type="float" office:value="61.5892091661682" calcext:value-type="float">
            <text:p>61,59</text:p>
          </table:table-cell>
          <table:table-cell table:style-name="ce20" table:formula="of:=[.F68] + [.$B$7]" office:value-type="float" office:value="9700" calcext:value-type="float">
            <text:p>9700</text:p>
          </table:table-cell>
          <table:table-cell table:style-name="ce13" table:formula="of:=LEGACY.NORMSDIST(-D_TWO([.$B$3];[.F69];[.$B$5]/365;[.$B$4];[.$B$6])) * [.F69] * EXP(-[.$B$6] * ([.$B$5] / 365)) - LEGACY.NORMSDIST(-D_ONE([.$B$3];[.F69];[.$B$5]/365;[.$B$4];[.$B$6])) * [.$B$3]" office:value-type="float" office:value="2384.10920916617" calcext:value-type="float">
            <text:p>2384,11</text:p>
          </table:table-cell>
          <table:table-cell table:style-name="ce13" table:formula="of:=(-([.$B$3]*[.$B$4]*ND_ONE([.$B$3];[.F69];[.$B$5]/365;[.$B$4];[.$B$6]))/(2*SQRT([.$B$5]/365))-[.$B$6]*[.F69]*EXP(-[.$B$6]*([.$B$5]/365))*LEGACY.NORMSDIST(-D_TWO([.$B$3];[.F69];[.$B$5]/365;[.$B$4];[.$B$6])))/365" office:value-type="float" office:value="-5.67788549897779" calcext:value-type="float">
            <text:p>-5,68</text:p>
          </table:table-cell>
          <table:table-cell table:style-name="ce13" table:formula="of:=MAX(LEGACY.NORMSDIST(D_ONE([.$B$3];[.F69];[.$B$5]/365;[.$B$4];[.$B$6])) - 1; -1)" office:value-type="float" office:value="-0.902392780110255" calcext:value-type="float">
            <text:p>-0,90</text:p>
          </table:table-cell>
          <table:table-cell table:style-name="ce10" table:formula="of:=MIN(ABS([.I69]) * 2; 1)" office:value-type="percentage" office:value="1" calcext:value-type="percentage">
            <text:p>100,00%</text:p>
          </table:table-cell>
          <table:table-cell table:style-name="ce5"/>
          <table:table-cell table:number-columns-repeated="1013"/>
        </table:table-row>
        <table:table-row table:style-name="ro1">
          <table:table-cell/>
          <table:table-cell table:style-name="ce12" table:formula="of:=MIN(ABS([.C70]) * 2; 1)" office:value-type="percentage" office:value="0.177810364259036" calcext:value-type="percentage">
            <text:p>17,78%</text:p>
          </table:table-cell>
          <table:table-cell table:style-name="ce15" table:formula="of:=LEGACY.NORMSDIST(D_ONE([.$B$3];[.F70];[.$B$5]/365;[.$B$4];[.$B$6]))" office:value-type="float" office:value="0.0889051821295179" calcext:value-type="float">
            <text:p>0,09</text:p>
          </table:table-cell>
          <table:table-cell table:style-name="ce19" table:formula="of:=(-([.$B$3]*[.$B$4]*ND_ONE([.$B$3];[.F70];[.$B$5]/365;[.$B$4];[.$B$6]))/(2*SQRT([.$B$5]/365))-[.$B$6]*[.F70]*EXP(-[.$B$6]*([.$B$5]/365))*LEGACY.NORMSDIST(D_TWO([.$B$3];[.F70];[.$B$5]/365;[.$B$4];[.$B$6])))/365" office:value-type="float" office:value="-5.29929242532992" calcext:value-type="float">
            <text:p>-5,30</text:p>
          </table:table-cell>
          <table:table-cell table:style-name="ce19" table:formula="of:=LEGACY.NORMSDIST(D_ONE([.$B$3];[.F70];[.$B$5]/365;[.$B$4];[.$B$6])) * [.$B$3] - LEGACY.NORMSDIST(D_TWO([.$B$3];[.F70];[.$B$5]/365;[.$B$4];[.$B$6])) * [.F70] * EXP(-[.$B$6] * ([.$B$5] / 365))" office:value-type="float" office:value="55.134649300713" calcext:value-type="float">
            <text:p>55,13</text:p>
          </table:table-cell>
          <table:table-cell table:style-name="ce20" table:formula="of:=[.F69] + [.$B$7]" office:value-type="float" office:value="9800" calcext:value-type="float">
            <text:p>9800</text:p>
          </table:table-cell>
          <table:table-cell table:style-name="ce13" table:formula="of:=LEGACY.NORMSDIST(-D_TWO([.$B$3];[.F70];[.$B$5]/365;[.$B$4];[.$B$6])) * [.F70] * EXP(-[.$B$6] * ([.$B$5] / 365)) - LEGACY.NORMSDIST(-D_ONE([.$B$3];[.F70];[.$B$5]/365;[.$B$4];[.$B$6])) * [.$B$3]" office:value-type="float" office:value="2477.65464930071" calcext:value-type="float">
            <text:p>2477,65</text:p>
          </table:table-cell>
          <table:table-cell table:style-name="ce13" table:formula="of:=(-([.$B$3]*[.$B$4]*ND_ONE([.$B$3];[.F70];[.$B$5]/365;[.$B$4];[.$B$6]))/(2*SQRT([.$B$5]/365))-[.$B$6]*[.F70]*EXP(-[.$B$6]*([.$B$5]/365))*LEGACY.NORMSDIST(-D_TWO([.$B$3];[.F70];[.$B$5]/365;[.$B$4];[.$B$6])))/365" office:value-type="float" office:value="-5.29929242532992" calcext:value-type="float">
            <text:p>-5,30</text:p>
          </table:table-cell>
          <table:table-cell table:style-name="ce13" table:formula="of:=MAX(LEGACY.NORMSDIST(D_ONE([.$B$3];[.F70];[.$B$5]/365;[.$B$4];[.$B$6])) - 1; -1)" office:value-type="float" office:value="-0.911094817870482" calcext:value-type="float">
            <text:p>-0,91</text:p>
          </table:table-cell>
          <table:table-cell table:style-name="ce10" table:formula="of:=MIN(ABS([.I70]) * 2; 1)" office:value-type="percentage" office:value="1" calcext:value-type="percentage">
            <text:p>100,00%</text:p>
          </table:table-cell>
          <table:table-cell table:style-name="ce5"/>
          <table:table-cell table:number-columns-repeated="1013"/>
        </table:table-row>
        <table:table-row table:style-name="ro1">
          <table:table-cell/>
          <table:table-cell table:style-name="ce12" table:formula="of:=MIN(ABS([.C71]) * 2; 1)" office:value-type="percentage" office:value="0.161747517833868" calcext:value-type="percentage">
            <text:p>16,17%</text:p>
          </table:table-cell>
          <table:table-cell table:style-name="ce15" table:formula="of:=LEGACY.NORMSDIST(D_ONE([.$B$3];[.F71];[.$B$5]/365;[.$B$4];[.$B$6]))" office:value-type="float" office:value="0.080873758916934" calcext:value-type="float">
            <text:p>0,08</text:p>
          </table:table-cell>
          <table:table-cell table:style-name="ce19" table:formula="of:=(-([.$B$3]*[.$B$4]*ND_ONE([.$B$3];[.F71];[.$B$5]/365;[.$B$4];[.$B$6]))/(2*SQRT([.$B$5]/365))-[.$B$6]*[.F71]*EXP(-[.$B$6]*([.$B$5]/365))*LEGACY.NORMSDIST(D_TWO([.$B$3];[.F71];[.$B$5]/365;[.$B$4];[.$B$6])))/365" office:value-type="float" office:value="-4.93613514167453" calcext:value-type="float">
            <text:p>-4,94</text:p>
          </table:table-cell>
          <table:table-cell table:style-name="ce19" table:formula="of:=LEGACY.NORMSDIST(D_ONE([.$B$3];[.F71];[.$B$5]/365;[.$B$4];[.$B$6])) * [.$B$3] - LEGACY.NORMSDIST(D_TWO([.$B$3];[.F71];[.$B$5]/365;[.$B$4];[.$B$6])) * [.F71] * EXP(-[.$B$6] * ([.$B$5] / 365))" office:value-type="float" office:value="49.3097984488196" calcext:value-type="float">
            <text:p>49,31</text:p>
          </table:table-cell>
          <table:table-cell table:style-name="ce20" table:formula="of:=[.F70] + [.$B$7]" office:value-type="float" office:value="9900" calcext:value-type="float">
            <text:p>9900</text:p>
          </table:table-cell>
          <table:table-cell table:style-name="ce13" table:formula="of:=LEGACY.NORMSDIST(-D_TWO([.$B$3];[.F71];[.$B$5]/365;[.$B$4];[.$B$6])) * [.F71] * EXP(-[.$B$6] * ([.$B$5] / 365)) - LEGACY.NORMSDIST(-D_ONE([.$B$3];[.F71];[.$B$5]/365;[.$B$4];[.$B$6])) * [.$B$3]" office:value-type="float" office:value="2571.82979844882" calcext:value-type="float">
            <text:p>2571,83</text:p>
          </table:table-cell>
          <table:table-cell table:style-name="ce13" table:formula="of:=(-([.$B$3]*[.$B$4]*ND_ONE([.$B$3];[.F71];[.$B$5]/365;[.$B$4];[.$B$6]))/(2*SQRT([.$B$5]/365))-[.$B$6]*[.F71]*EXP(-[.$B$6]*([.$B$5]/365))*LEGACY.NORMSDIST(-D_TWO([.$B$3];[.F71];[.$B$5]/365;[.$B$4];[.$B$6])))/365" office:value-type="float" office:value="-4.93613514167453" calcext:value-type="float">
            <text:p>-4,94</text:p>
          </table:table-cell>
          <table:table-cell table:style-name="ce13" table:formula="of:=MAX(LEGACY.NORMSDIST(D_ONE([.$B$3];[.F71];[.$B$5]/365;[.$B$4];[.$B$6])) - 1; -1)" office:value-type="float" office:value="-0.919126241083066" calcext:value-type="float">
            <text:p>-0,92</text:p>
          </table:table-cell>
          <table:table-cell table:style-name="ce10" table:formula="of:=MIN(ABS([.I71]) * 2; 1)" office:value-type="percentage" office:value="1" calcext:value-type="percentage">
            <text:p>100,00%</text:p>
          </table:table-cell>
          <table:table-cell table:style-name="ce5"/>
          <table:table-cell table:number-columns-repeated="1013"/>
        </table:table-row>
        <table:table-row table:style-name="ro1">
          <table:table-cell/>
          <table:table-cell table:style-name="ce12" table:formula="of:=MIN(ABS([.C72]) * 2; 1)" office:value-type="percentage" office:value="0.146949919137796" calcext:value-type="percentage">
            <text:p>14,69%</text:p>
          </table:table-cell>
          <table:table-cell table:style-name="ce15" table:formula="of:=LEGACY.NORMSDIST(D_ONE([.$B$3];[.F72];[.$B$5]/365;[.$B$4];[.$B$6]))" office:value-type="float" office:value="0.0734749595688979" calcext:value-type="float">
            <text:p>0,07</text:p>
          </table:table-cell>
          <table:table-cell table:style-name="ce19" table:formula="of:=(-([.$B$3]*[.$B$4]*ND_ONE([.$B$3];[.F72];[.$B$5]/365;[.$B$4];[.$B$6]))/(2*SQRT([.$B$5]/365))-[.$B$6]*[.F72]*EXP(-[.$B$6]*([.$B$5]/365))*LEGACY.NORMSDIST(D_TWO([.$B$3];[.F72];[.$B$5]/365;[.$B$4];[.$B$6])))/365" office:value-type="float" office:value="-4.58905318113422" calcext:value-type="float">
            <text:p>-4,59</text:p>
          </table:table-cell>
          <table:table-cell table:style-name="ce19" table:formula="of:=LEGACY.NORMSDIST(D_ONE([.$B$3];[.F72];[.$B$5]/365;[.$B$4];[.$B$6])) * [.$B$3] - LEGACY.NORMSDIST(D_TWO([.$B$3];[.F72];[.$B$5]/365;[.$B$4];[.$B$6])) * [.F72] * EXP(-[.$B$6] * ([.$B$5] / 365))" office:value-type="float" office:value="44.0597315327382" calcext:value-type="float">
            <text:p>44,06</text:p>
          </table:table-cell>
          <table:table-cell table:style-name="ce20" table:formula="of:=[.F71] + [.$B$7]" office:value-type="float" office:value="10000" calcext:value-type="float">
            <text:p>10000</text:p>
          </table:table-cell>
          <table:table-cell table:style-name="ce13" table:formula="of:=LEGACY.NORMSDIST(-D_TWO([.$B$3];[.F72];[.$B$5]/365;[.$B$4];[.$B$6])) * [.F72] * EXP(-[.$B$6] * ([.$B$5] / 365)) - LEGACY.NORMSDIST(-D_ONE([.$B$3];[.F72];[.$B$5]/365;[.$B$4];[.$B$6])) * [.$B$3]" office:value-type="float" office:value="2666.57973153274" calcext:value-type="float">
            <text:p>2666,58</text:p>
          </table:table-cell>
          <table:table-cell table:style-name="ce13" table:formula="of:=(-([.$B$3]*[.$B$4]*ND_ONE([.$B$3];[.F72];[.$B$5]/365;[.$B$4];[.$B$6]))/(2*SQRT([.$B$5]/365))-[.$B$6]*[.F72]*EXP(-[.$B$6]*([.$B$5]/365))*LEGACY.NORMSDIST(-D_TWO([.$B$3];[.F72];[.$B$5]/365;[.$B$4];[.$B$6])))/365" office:value-type="float" office:value="-4.58905318113422" calcext:value-type="float">
            <text:p>-4,59</text:p>
          </table:table-cell>
          <table:table-cell table:style-name="ce13" table:formula="of:=MAX(LEGACY.NORMSDIST(D_ONE([.$B$3];[.F72];[.$B$5]/365;[.$B$4];[.$B$6])) - 1; -1)" office:value-type="float" office:value="-0.926525040431102" calcext:value-type="float">
            <text:p>-0,93</text:p>
          </table:table-cell>
          <table:table-cell table:style-name="ce10" table:formula="of:=MIN(ABS([.I72]) * 2; 1)" office:value-type="percentage" office:value="1" calcext:value-type="percentage">
            <text:p>100,00%</text:p>
          </table:table-cell>
          <table:table-cell table:style-name="ce5"/>
          <table:table-cell table:number-columns-repeated="1013"/>
        </table:table-row>
        <table:table-row table:style-name="ro1">
          <table:table-cell/>
          <table:table-cell table:style-name="ce12" table:formula="of:=MIN(ABS([.C73]) * 2; 1)" office:value-type="percentage" office:value="0.133342219545094" calcext:value-type="percentage">
            <text:p>13,33%</text:p>
          </table:table-cell>
          <table:table-cell table:style-name="ce15" table:formula="of:=LEGACY.NORMSDIST(D_ONE([.$B$3];[.F73];[.$B$5]/365;[.$B$4];[.$B$6]))" office:value-type="float" office:value="0.0666711097725469" calcext:value-type="float">
            <text:p>0,07</text:p>
          </table:table-cell>
          <table:table-cell table:style-name="ce19" table:formula="of:=(-([.$B$3]*[.$B$4]*ND_ONE([.$B$3];[.F73];[.$B$5]/365;[.$B$4];[.$B$6]))/(2*SQRT([.$B$5]/365))-[.$B$6]*[.F73]*EXP(-[.$B$6]*([.$B$5]/365))*LEGACY.NORMSDIST(D_TWO([.$B$3];[.F73];[.$B$5]/365;[.$B$4];[.$B$6])))/365" office:value-type="float" office:value="-4.25847330871772" calcext:value-type="float">
            <text:p>-4,26</text:p>
          </table:table-cell>
          <table:table-cell table:style-name="ce19" table:formula="of:=LEGACY.NORMSDIST(D_ONE([.$B$3];[.F73];[.$B$5]/365;[.$B$4];[.$B$6])) * [.$B$3] - LEGACY.NORMSDIST(D_TWO([.$B$3];[.F73];[.$B$5]/365;[.$B$4];[.$B$6])) * [.F73] * EXP(-[.$B$6] * ([.$B$5] / 365))" office:value-type="float" office:value="39.3334152621216" calcext:value-type="float">
            <text:p>39,33</text:p>
          </table:table-cell>
          <table:table-cell table:style-name="ce20" table:formula="of:=[.F72] + [.$B$7]" office:value-type="float" office:value="10100" calcext:value-type="float">
            <text:p>10100</text:p>
          </table:table-cell>
          <table:table-cell table:style-name="ce13" table:formula="of:=LEGACY.NORMSDIST(-D_TWO([.$B$3];[.F73];[.$B$5]/365;[.$B$4];[.$B$6])) * [.F73] * EXP(-[.$B$6] * ([.$B$5] / 365)) - LEGACY.NORMSDIST(-D_ONE([.$B$3];[.F73];[.$B$5]/365;[.$B$4];[.$B$6])) * [.$B$3]" office:value-type="float" office:value="2761.85341526212" calcext:value-type="float">
            <text:p>2761,85</text:p>
          </table:table-cell>
          <table:table-cell table:style-name="ce13" table:formula="of:=(-([.$B$3]*[.$B$4]*ND_ONE([.$B$3];[.F73];[.$B$5]/365;[.$B$4];[.$B$6]))/(2*SQRT([.$B$5]/365))-[.$B$6]*[.F73]*EXP(-[.$B$6]*([.$B$5]/365))*LEGACY.NORMSDIST(-D_TWO([.$B$3];[.F73];[.$B$5]/365;[.$B$4];[.$B$6])))/365" office:value-type="float" office:value="-4.25847330871772" calcext:value-type="float">
            <text:p>-4,26</text:p>
          </table:table-cell>
          <table:table-cell table:style-name="ce13" table:formula="of:=MAX(LEGACY.NORMSDIST(D_ONE([.$B$3];[.F73];[.$B$5]/365;[.$B$4];[.$B$6])) - 1; -1)" office:value-type="float" office:value="-0.933328890227453" calcext:value-type="float">
            <text:p>-0,93</text:p>
          </table:table-cell>
          <table:table-cell table:style-name="ce10" table:formula="of:=MIN(ABS([.I73]) * 2; 1)" office:value-type="percentage" office:value="1" calcext:value-type="percentage">
            <text:p>100,00%</text:p>
          </table:table-cell>
          <table:table-cell table:style-name="ce5"/>
          <table:table-cell table:number-columns-repeated="1013"/>
        </table:table-row>
        <table:table-row table:style-name="ro1">
          <table:table-cell/>
          <table:table-cell table:style-name="ce12" table:formula="of:=MIN(ABS([.C74]) * 2; 1)" office:value-type="percentage" office:value="0.120850293447741" calcext:value-type="percentage">
            <text:p>12,09%</text:p>
          </table:table-cell>
          <table:table-cell table:style-name="ce15" table:formula="of:=LEGACY.NORMSDIST(D_ONE([.$B$3];[.F74];[.$B$5]/365;[.$B$4];[.$B$6]))" office:value-type="float" office:value="0.0604251467238706" calcext:value-type="float">
            <text:p>0,06</text:p>
          </table:table-cell>
          <table:table-cell table:style-name="ce19" table:formula="of:=(-([.$B$3]*[.$B$4]*ND_ONE([.$B$3];[.F74];[.$B$5]/365;[.$B$4];[.$B$6]))/(2*SQRT([.$B$5]/365))-[.$B$6]*[.F74]*EXP(-[.$B$6]*([.$B$5]/365))*LEGACY.NORMSDIST(D_TWO([.$B$3];[.F74];[.$B$5]/365;[.$B$4];[.$B$6])))/365" office:value-type="float" office:value="-3.94463122067159" calcext:value-type="float">
            <text:p>-3,94</text:p>
          </table:table-cell>
          <table:table-cell table:style-name="ce19" table:formula="of:=LEGACY.NORMSDIST(D_ONE([.$B$3];[.F74];[.$B$5]/365;[.$B$4];[.$B$6])) * [.$B$3] - LEGACY.NORMSDIST(D_TWO([.$B$3];[.F74];[.$B$5]/365;[.$B$4];[.$B$6])) * [.F74] * EXP(-[.$B$6] * ([.$B$5] / 365))" office:value-type="float" office:value="35.0835583787693" calcext:value-type="float">
            <text:p>35,08</text:p>
          </table:table-cell>
          <table:table-cell table:style-name="ce20" table:formula="of:=[.F73] + [.$B$7]" office:value-type="float" office:value="10200" calcext:value-type="float">
            <text:p>10200</text:p>
          </table:table-cell>
          <table:table-cell table:style-name="ce13" table:formula="of:=LEGACY.NORMSDIST(-D_TWO([.$B$3];[.F74];[.$B$5]/365;[.$B$4];[.$B$6])) * [.F74] * EXP(-[.$B$6] * ([.$B$5] / 365)) - LEGACY.NORMSDIST(-D_ONE([.$B$3];[.F74];[.$B$5]/365;[.$B$4];[.$B$6])) * [.$B$3]" office:value-type="float" office:value="2857.60355837877" calcext:value-type="float">
            <text:p>2857,60</text:p>
          </table:table-cell>
          <table:table-cell table:style-name="ce13" table:formula="of:=(-([.$B$3]*[.$B$4]*ND_ONE([.$B$3];[.F74];[.$B$5]/365;[.$B$4];[.$B$6]))/(2*SQRT([.$B$5]/365))-[.$B$6]*[.F74]*EXP(-[.$B$6]*([.$B$5]/365))*LEGACY.NORMSDIST(-D_TWO([.$B$3];[.F74];[.$B$5]/365;[.$B$4];[.$B$6])))/365" office:value-type="float" office:value="-3.94463122067159" calcext:value-type="float">
            <text:p>-3,94</text:p>
          </table:table-cell>
          <table:table-cell table:style-name="ce13" table:formula="of:=MAX(LEGACY.NORMSDIST(D_ONE([.$B$3];[.F74];[.$B$5]/365;[.$B$4];[.$B$6])) - 1; -1)" office:value-type="float" office:value="-0.939574853276129" calcext:value-type="float">
            <text:p>-0,94</text:p>
          </table:table-cell>
          <table:table-cell table:style-name="ce10" table:formula="of:=MIN(ABS([.I74]) * 2; 1)" office:value-type="percentage" office:value="1" calcext:value-type="percentage">
            <text:p>100,00%</text:p>
          </table:table-cell>
          <table:table-cell table:style-name="ce5"/>
          <table:table-cell table:number-columns-repeated="1013"/>
        </table:table-row>
        <table:table-row table:style-name="ro1">
          <table:table-cell/>
          <table:table-cell table:style-name="ce12" table:formula="of:=MIN(ABS([.C75]) * 2; 1)" office:value-type="percentage" office:value="0.109401734515925" calcext:value-type="percentage">
            <text:p>10,94%</text:p>
          </table:table-cell>
          <table:table-cell table:style-name="ce15" table:formula="of:=LEGACY.NORMSDIST(D_ONE([.$B$3];[.F75];[.$B$5]/365;[.$B$4];[.$B$6]))" office:value-type="float" office:value="0.0547008672579625" calcext:value-type="float">
            <text:p>0,05</text:p>
          </table:table-cell>
          <table:table-cell table:style-name="ce19" table:formula="of:=(-([.$B$3]*[.$B$4]*ND_ONE([.$B$3];[.F75];[.$B$5]/365;[.$B$4];[.$B$6]))/(2*SQRT([.$B$5]/365))-[.$B$6]*[.F75]*EXP(-[.$B$6]*([.$B$5]/365))*LEGACY.NORMSDIST(D_TWO([.$B$3];[.F75];[.$B$5]/365;[.$B$4];[.$B$6])))/365" office:value-type="float" office:value="-3.64759301886047" calcext:value-type="float">
            <text:p>-3,65</text:p>
          </table:table-cell>
          <table:table-cell table:style-name="ce19" table:formula="of:=LEGACY.NORMSDIST(D_ONE([.$B$3];[.F75];[.$B$5]/365;[.$B$4];[.$B$6])) * [.$B$3] - LEGACY.NORMSDIST(D_TWO([.$B$3];[.F75];[.$B$5]/365;[.$B$4];[.$B$6])) * [.F75] * EXP(-[.$B$6] * ([.$B$5] / 365))" office:value-type="float" office:value="31.2664481395932" calcext:value-type="float">
            <text:p>31,27</text:p>
          </table:table-cell>
          <table:table-cell table:style-name="ce20" table:formula="of:=[.F74] + [.$B$7]" office:value-type="float" office:value="10300" calcext:value-type="float">
            <text:p>10300</text:p>
          </table:table-cell>
          <table:table-cell table:style-name="ce13" table:formula="of:=LEGACY.NORMSDIST(-D_TWO([.$B$3];[.F75];[.$B$5]/365;[.$B$4];[.$B$6])) * [.F75] * EXP(-[.$B$6] * ([.$B$5] / 365)) - LEGACY.NORMSDIST(-D_ONE([.$B$3];[.F75];[.$B$5]/365;[.$B$4];[.$B$6])) * [.$B$3]" office:value-type="float" office:value="2953.78644813959" calcext:value-type="float">
            <text:p>2953,79</text:p>
          </table:table-cell>
          <table:table-cell table:style-name="ce13" table:formula="of:=(-([.$B$3]*[.$B$4]*ND_ONE([.$B$3];[.F75];[.$B$5]/365;[.$B$4];[.$B$6]))/(2*SQRT([.$B$5]/365))-[.$B$6]*[.F75]*EXP(-[.$B$6]*([.$B$5]/365))*LEGACY.NORMSDIST(-D_TWO([.$B$3];[.F75];[.$B$5]/365;[.$B$4];[.$B$6])))/365" office:value-type="float" office:value="-3.64759301886047" calcext:value-type="float">
            <text:p>-3,65</text:p>
          </table:table-cell>
          <table:table-cell table:style-name="ce13" table:formula="of:=MAX(LEGACY.NORMSDIST(D_ONE([.$B$3];[.F75];[.$B$5]/365;[.$B$4];[.$B$6])) - 1; -1)" office:value-type="float" office:value="-0.945299132742038" calcext:value-type="float">
            <text:p>-0,95</text:p>
          </table:table-cell>
          <table:table-cell table:style-name="ce10" table:formula="of:=MIN(ABS([.I75]) * 2; 1)" office:value-type="percentage" office:value="1" calcext:value-type="percentage">
            <text:p>100,00%</text:p>
          </table:table-cell>
          <table:table-cell table:style-name="ce5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 table:number-rows-repeated="14">
          <table:table-cell table:style-name="ce4"/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" table:number-columns-repeated="2"/>
          <table:table-cell table:number-columns-repeated="1022"/>
        </table:table-row>
        <table:table-row table:style-name="ro1" table:number-rows-repeated="1048482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I18:Sheet1.I45">
            <calcext:condition calcext:apply-style-name="Untitled1" calcext:value="&lt;=-0.16" calcext:base-cell-address="Sheet1.I18"/>
          </calcext:conditional-format>
          <calcext:conditional-format calcext:target-range-address="Sheet1.C47:Sheet1.C75">
            <calcext:condition calcext:apply-style-name="Untitled1" calcext:value="&gt;=0.16" calcext:base-cell-address="Sheet1.C47"/>
          </calcext:conditional-format>
        </calcext:conditional-formats>
      </table:table>
      <table:named-expressions/>
      <table:database-ranges>
        <table:database-range table:name="__Anonymous_Sheet_DB__0" table:target-range-address="Sheet1.A90:Sheet1.A93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1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4P0" style:volatile="true">
      <number:text>$</number:text>
      <number:number number:decimal-places="0" loext:min-decimal-places="0" number:min-integer-digits="1" number:grouping="true"/>
    </number:number-style>
    <number:number-style style:name="N114">
      <number:text>-$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text>$</number:text>
      <number:number number:decimal-places="0" loext:min-decimal-places="0" number:min-integer-digits="1" number:grouping="true"/>
    </number:number-style>
    <number:number-style style:name="N115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7P0" style:volatile="true">
      <number:text>$</number:text>
      <number:number number:decimal-places="2" loext:min-decimal-places="2" number:min-integer-digits="1" number:grouping="true"/>
    </number:number-style>
    <number:number-style style:name="N117">
      <number:text>-$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text>$</number:text>
      <number:number number:decimal-places="2" loext:min-decimal-places="2" number:min-integer-digits="1" number:grouping="true"/>
    </number:number-style>
    <number:number-style style:name="N118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2" style:volatile="true">
      <loext:text> </loext:text>
      <loext:fill-character> </loext:fill-character>
      <number:text>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2" style:volatile="true">
      <loext:text> $</loext:text>
      <loext:fill-character> </loext:fill-character>
      <number:text>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0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0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5">
      <number:number number:decimal-places="1" loext:min-decimal-places="1" number:min-integer-digits="1"/>
    </number:number-style>
    <number:number-style style:name="N136">
      <number:number number:decimal-places="3" loext:min-decimal-places="3" number:min-integer-digits="1"/>
    </number:number-style>
    <number:number-style style:name="N13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3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3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2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42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4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percentage-style style:name="N143">
      <number:number number:decimal-places="1" loext:min-decimal-places="1" number:min-integer-digits="1"/>
      <number:text>%</number:text>
    </number:percentage-style>
    <number:number-style style:name="N144">
      <number:number number:decimal-places="7" loext:min-decimal-places="7" number:min-integer-digits="1"/>
    </number:number-style>
    <number:number-style style:name="N145">
      <number:number number:decimal-places="6" loext:min-decimal-places="6" number:min-integer-digits="1"/>
    </number:number-style>
    <number:number-style style:name="N146">
      <number:number number:decimal-places="5" loext:min-decimal-places="5" number:min-integer-digits="1"/>
    </number:number-style>
    <number:number-style style:name="N147">
      <number:number number:decimal-places="4" loext:min-decimal-places="4" number:min-integer-digits="1"/>
    </number:number-style>
    <number:number-style style:name="N148">
      <number:number number:decimal-places="8" loext:min-decimal-places="8" number:min-integer-digits="1"/>
    </number:number-style>
    <number:number-style style:name="N149">
      <number:number number:decimal-places="9" loext:min-decimal-places="9" number:min-integer-digits="1"/>
    </number:number-style>
    <number:number-style style:name="N150">
      <number:number number:decimal-places="15" loext:min-decimal-places="15" number:min-integer-digits="1"/>
    </number:number-style>
    <number:number-style style:name="N151">
      <number:number number:decimal-places="14" loext:min-decimal-places="14" number:min-integer-digits="1"/>
    </number:number-style>
    <number:number-style style:name="N152">
      <number:number number:decimal-places="13" loext:min-decimal-places="13" number:min-integer-digits="1"/>
    </number:number-style>
    <number:number-style style:name="N153">
      <number:number number:decimal-places="16" loext:min-decimal-places="16" number:min-integer-digits="1"/>
    </number:number-style>
    <number:number-style style:name="N154">
      <number:number number:decimal-places="17" loext:min-decimal-places="17" number:min-integer-digits="1"/>
    </number:number-style>
    <number:number-style style:name="N155">
      <number:number number:decimal-places="12" loext:min-decimal-places="12" number:min-integer-digits="1"/>
    </number:number-style>
    <number:number-style style:name="N156">
      <number:number number:decimal-places="11" loext:min-decimal-places="11" number:min-integer-digits="1"/>
    </number:number-style>
    <number:number-style style:name="N157">
      <number:number number:decimal-places="10" loext:min-decimal-places="10" number:min-integer-digits="1"/>
    </number:number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date-style style:name="N10140" number:language="en" number:country="US">
      <number:day-of-week number:style="long"/>
      <number:text>, </number:text>
      <number:month number:style="long" number:textual="true"/>
      <number:text> </number:text>
      <number:day/>
      <number:text>, </number:text>
      <number:year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ccffcc" loext:vertical-justify="auto"/>
      <style:paragraph-properties css3t:text-justify="auto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1">00.00.0000</text:date>, <text:time style:data-style-name="N2" text:time-value="14:48:01.17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1T14:04:07.908032704</meta:creation-date>
    <dc:date>2018-11-01T17:50:05.390000000</dc:date>
    <meta:editing-duration>PT10H36M34S</meta:editing-duration>
    <meta:editing-cycles>156</meta:editing-cycles>
    <meta:generator>LibreOffice/5.0.4.2$Windows_x86 LibreOffice_project/2b9802c1994aa0b7dc6079e128979269cf95bc78</meta:generator>
    <meta:document-statistic meta:table-count="1" meta:cell-count="562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Function d_one(price, strike, dte, vol, interest)
    if price &lt;= 0 then
      price = 1
    end if
    if strike &lt;= 0 then
      strike = 1
    end if
    d_one = (1 / (vol * Sqr(dte))) * (Log(price / strike) + (interest + (vol ^ 2) / 2) * dte)
End Function

Function Nd_one(price, strike, dte, vol, interest)
    Nd_one = Exp(-(d_one(price, strike, dte, vol, interest) ^ 2) / 2) / (Sqr(2 * 3.14159))
End Function

Function d_two(price, strike, dte, vol, interest)
    d_two = d_one(price, strike, dte, vol, interest) - vol * Sqr(dte)
End Function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